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Elephant" svg:font-family="Elephant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Body_20_Text_20_Indent">
      <style:text-properties fo:language="vi" fo:country="VN"/>
    </style:style>
    <style:style style:name="P2" style:family="paragraph" style:parent-style-name="Body_20_Text_20_Indent">
      <style:paragraph-properties fo:margin-left="0in" fo:margin-right="0in" fo:text-indent="0in" style:auto-text-indent="false"/>
    </style:style>
    <style:style style:name="P3" style:family="paragraph" style:parent-style-name="Body_20_Text_20_Indent">
      <style:paragraph-properties fo:margin-left="0.5in" fo:margin-right="0in" fo:text-indent="0.5in" style:auto-text-indent="false"/>
    </style:style>
    <style:style style:name="P4" style:family="paragraph" style:parent-style-name="List_20_Paragraph" style:list-style-name="WWNum35">
      <style:paragraph-properties fo:margin-left="0.75in" fo:margin-right="0.0807in" fo:margin-top="0.0346in" fo:margin-bottom="0in" style:contextual-spacing="false" fo:line-height="115%" fo:text-align="justify" style:justify-single-word="false" fo:orphans="0" fo:widows="0" fo:text-indent="-0.25in" style:auto-text-indent="false">
        <style:tab-stops>
          <style:tab-stop style:position="0.2035in"/>
        </style:tab-stops>
      </style:paragraph-properties>
    </style:style>
    <style:style style:name="P5" style:family="paragraph" style:parent-style-name="List_20_Paragraph" style:list-style-name="WWNum35">
      <style:paragraph-properties fo:margin-left="0.75in" fo:margin-right="0.0835in" fo:margin-top="0.0327in" fo:margin-bottom="0in" style:contextual-spacing="false" fo:line-height="115%" fo:text-align="justify" style:justify-single-word="false" fo:orphans="0" fo:widows="0" fo:text-indent="-0.25in" style:auto-text-indent="false">
        <style:tab-stops>
          <style:tab-stop style:position="0.1799in"/>
        </style:tab-stops>
      </style:paragraph-properties>
    </style:style>
    <style:style style:name="P6" style:family="paragraph" style:parent-style-name="List_20_Paragraph" style:list-style-name="WWNum35">
      <style:paragraph-properties fo:margin-left="0.75in" fo:margin-right="0.0783in" fo:margin-top="0in" fo:margin-bottom="0in" style:contextual-spacing="false" fo:line-height="115%" fo:text-align="justify" style:justify-single-word="false" fo:orphans="0" fo:widows="0" fo:text-indent="-0.25in" style:auto-text-indent="false">
        <style:tab-stops>
          <style:tab-stop style:position="0.1772in"/>
        </style:tab-stops>
      </style:paragraph-properties>
    </style:style>
    <style:style style:name="P7" style:family="paragraph" style:parent-style-name="List_20_Paragraph" style:list-style-name="WWNum35">
      <style:paragraph-properties fo:margin-left="0.75in" fo:margin-right="0.0791in" fo:margin-top="0in" fo:margin-bottom="0in" style:contextual-spacing="false" fo:line-height="115%" fo:text-align="justify" style:justify-single-word="false" fo:orphans="0" fo:widows="0" fo:text-indent="-0.25in" style:auto-text-indent="false">
        <style:tab-stops>
          <style:tab-stop style:position="0.1953in"/>
        </style:tab-stops>
      </style:paragraph-properties>
    </style:style>
    <style:style style:name="P8" style:family="paragraph" style:parent-style-name="List_20_Paragraph" style:list-style-name="WWNum35">
      <style:paragraph-properties fo:margin-left="0.75in" fo:margin-right="0.0807in" fo:margin-top="0.0354in" fo:margin-bottom="0in" style:contextual-spacing="false" fo:line-height="115%" fo:orphans="0" fo:widows="0" fo:text-indent="-0.25in" style:auto-text-indent="false">
        <style:tab-stops>
          <style:tab-stop style:position="0.2799in"/>
          <style:tab-stop style:position="0.7819in"/>
          <style:tab-stop style:position="1.2236in"/>
          <style:tab-stop style:position="1.5535in"/>
          <style:tab-stop style:position="2.0862in"/>
          <style:tab-stop style:position="2.4252in"/>
          <style:tab-stop style:position="2.9043in"/>
          <style:tab-stop style:position="3.439in"/>
          <style:tab-stop style:position="3.9283in"/>
          <style:tab-stop style:position="4.3311in"/>
          <style:tab-stop style:position="5.2264in"/>
          <style:tab-stop style:position="6.4181in"/>
        </style:tab-stops>
      </style:paragraph-properties>
    </style:style>
    <style:style style:name="P9" style:family="paragraph" style:parent-style-name="List_20_Paragraph" style:list-style-name="WWNum35">
      <style:paragraph-properties fo:margin-left="0.75in" fo:margin-right="0.0882in" fo:margin-top="0.0327in" fo:margin-bottom="0in" style:contextual-spacing="false" fo:line-height="115%" fo:orphans="0" fo:widows="0" fo:text-indent="-0.25in" style:auto-text-indent="false">
        <style:tab-stops>
          <style:tab-stop style:position="0.1917in"/>
        </style:tab-stops>
      </style:paragraph-properties>
    </style:style>
    <style:style style:name="P10" style:family="paragraph" style:parent-style-name="List_20_Paragraph" style:list-style-name="WWNum34">
      <style:paragraph-properties fo:margin-left="1.5693in" fo:margin-right="0.2311in" fo:margin-top="0.1583in" fo:margin-bottom="0in" style:contextual-spacing="false" fo:line-height="115%" fo:orphans="0" fo:widows="0" fo:text-indent="-0.25in" style:auto-text-indent="false">
        <style:tab-stops>
          <style:tab-stop style:position="1.5701in"/>
        </style:tab-stops>
      </style:paragraph-properties>
    </style:style>
    <style:style style:name="P11" style:family="paragraph" style:parent-style-name="List_20_Paragraph" style:list-style-name="WWNum34">
      <style:paragraph-properties fo:margin-left="1.5693in" fo:margin-right="0.252in" fo:margin-top="0.0335in" fo:margin-bottom="0in" style:contextual-spacing="false" fo:line-height="115%" fo:orphans="0" fo:widows="0" fo:text-indent="-0.25in" style:auto-text-indent="false">
        <style:tab-stops>
          <style:tab-stop style:position="1.5701in"/>
        </style:tab-stops>
      </style:paragraph-properties>
    </style:style>
    <style:style style:name="P12" style:family="paragraph" style:parent-style-name="List_20_Paragraph" style:list-style-name="WWNum34">
      <style:paragraph-properties fo:margin-left="1.5693in" fo:margin-right="0.1846in" fo:margin-top="0.1217in" fo:margin-bottom="0in" style:contextual-spacing="false" fo:line-height="115%" fo:orphans="0" fo:widows="0" fo:text-indent="-0.25in" style:auto-text-indent="false">
        <style:tab-stops>
          <style:tab-stop style:position="1.5701in"/>
        </style:tab-stops>
      </style:paragraph-properties>
    </style:style>
    <style:style style:name="P13" style:family="paragraph" style:parent-style-name="List_20_Paragraph" style:list-style-name="WWNum34">
      <style:paragraph-properties fo:margin-left="0.5693in" fo:margin-right="0.2783in" fo:margin-top="0.0327in" fo:margin-bottom="0in" style:contextual-spacing="false" fo:line-height="115%" fo:orphans="0" fo:widows="0" fo:text-indent="-0.25in" style:auto-text-indent="false">
        <style:tab-stops>
          <style:tab-stop style:position="0.5701in"/>
        </style:tab-stops>
      </style:paragraph-properties>
    </style:style>
    <style:style style:name="P14" style:family="paragraph" style:parent-style-name="List_20_Paragraph" style:list-style-name="WWNum34">
      <style:paragraph-properties fo:margin-left="0.5693in" fo:margin-right="0.4291in" fo:margin-top="0.0335in" fo:margin-bottom="0in" style:contextual-spacing="false" fo:line-height="115%" fo:orphans="0" fo:widows="0" fo:text-indent="-0.25in" style:auto-text-indent="false">
        <style:tab-stops>
          <style:tab-stop style:position="0.5701in"/>
        </style:tab-stops>
      </style:paragraph-properties>
    </style:style>
    <style:style style:name="P15" style:family="paragraph" style:parent-style-name="List_20_Paragraph" style:list-style-name="WWNum34">
      <style:paragraph-properties fo:margin-left="0.5693in" fo:margin-right="0.1339in" fo:margin-top="0.0335in" fo:margin-bottom="0in" style:contextual-spacing="false" fo:line-height="115%" fo:orphans="0" fo:widows="0" fo:text-indent="-0.25in" style:auto-text-indent="false">
        <style:tab-stops>
          <style:tab-stop style:position="0.5701in"/>
        </style:tab-stops>
      </style:paragraph-properties>
    </style:style>
    <style:style style:name="P16" style:family="paragraph" style:parent-style-name="List_20_Paragraph" style:list-style-name="WWNum34">
      <style:paragraph-properties fo:margin-left="1.0693in" fo:margin-right="0.1563in" fo:margin-top="0.0327in" fo:margin-bottom="0in" style:contextual-spacing="false" fo:line-height="115%" fo:orphans="0" fo:widows="0" fo:text-indent="-0.25in" style:auto-text-indent="false">
        <style:tab-stops>
          <style:tab-stop style:position="1.0701in"/>
        </style:tab-stops>
      </style:paragraph-properties>
    </style:style>
    <style:style style:name="P17" style:family="paragraph" style:parent-style-name="List_20_Paragraph" style:list-style-name="WWNum34">
      <style:paragraph-properties fo:margin-left="1.0693in" fo:margin-right="0.6102in" fo:margin-top="0.1575in" fo:margin-bottom="0in" style:contextual-spacing="false" fo:line-height="115%" fo:orphans="0" fo:widows="0" fo:text-indent="-0.25in" style:auto-text-indent="false">
        <style:tab-stops>
          <style:tab-stop style:position="1.0701in"/>
        </style:tab-stops>
      </style:paragraph-properties>
    </style:style>
    <style:style style:name="P18" style:family="paragraph" style:parent-style-name="List_20_Paragraph" style:list-style-name="WWNum34">
      <style:paragraph-properties fo:margin-left="1.0693in" fo:margin-right="0.2028in" fo:margin-top="0.1217in" fo:margin-bottom="0in" style:contextual-spacing="false" fo:line-height="115%" fo:orphans="0" fo:widows="0" fo:text-indent="-0.25in" style:auto-text-indent="false">
        <style:tab-stops>
          <style:tab-stop style:position="1.0701in"/>
        </style:tab-stops>
      </style:paragraph-properties>
    </style:style>
    <style:style style:name="P19" style:family="paragraph" style:parent-style-name="List_20_Paragraph" style:list-style-name="WWNum34">
      <style:paragraph-properties fo:margin-left="1.0693in" fo:margin-right="0.3937in" fo:margin-top="0.1583in" fo:margin-bottom="0in" style:contextual-spacing="false" fo:line-height="115%" fo:orphans="0" fo:widows="0" fo:text-indent="-0.25in" style:auto-text-indent="false">
        <style:tab-stops>
          <style:tab-stop style:position="1.0701in"/>
        </style:tab-stops>
      </style:paragraph-properties>
    </style:style>
    <style:style style:name="P20" style:family="paragraph" style:parent-style-name="List_20_Paragraph" style:list-style-name="WWNum34">
      <style:paragraph-properties fo:margin-left="1.0693in" fo:margin-right="0.2228in" fo:margin-top="0.1236in" fo:margin-bottom="0in" style:contextual-spacing="false" fo:line-height="115%" fo:orphans="0" fo:widows="0" fo:text-indent="-0.25in" style:auto-text-indent="false">
        <style:tab-stops>
          <style:tab-stop style:position="1.0701in"/>
        </style:tab-stops>
      </style:paragraph-properties>
    </style:style>
    <style:style style:name="P21" style:family="paragraph" style:parent-style-name="List_20_Paragraph" style:list-style-name="WWNum35">
      <style:paragraph-properties fo:margin-top="0in" fo:margin-bottom="0in" style:contextual-spacing="false" fo:line-height="0.2201in" fo:text-align="justify" style:justify-single-word="false" fo:orphans="0" fo:widows="0">
        <style:tab-stops>
          <style:tab-stop style:position="0.1835in"/>
        </style:tab-stops>
      </style:paragraph-properties>
    </style:style>
    <style:style style:name="P22" style:family="paragraph" style:parent-style-name="List_20_Paragraph" style:list-style-name="WWNum34">
      <style:paragraph-properties fo:margin-left="0.5693in" fo:margin-right="0in" fo:margin-top="0.0008in" fo:margin-bottom="0in" style:contextual-spacing="false" fo:line-height="0.2201in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23" style:family="paragraph" style:parent-style-name="List_20_Paragraph" style:list-style-name="WWNum35">
      <style:paragraph-properties fo:margin-top="0.0327in" fo:margin-bottom="0in" style:contextual-spacing="false" fo:orphans="0" fo:widows="0">
        <style:tab-stops>
          <style:tab-stop style:position="0.1835in"/>
        </style:tab-stops>
      </style:paragraph-properties>
    </style:style>
    <style:style style:name="P24" style:family="paragraph" style:parent-style-name="List_20_Paragraph" style:list-style-name="WWNum35">
      <style:paragraph-properties fo:margin-top="0.0346in" fo:margin-bottom="0in" style:contextual-spacing="false" fo:orphans="0" fo:widows="0">
        <style:tab-stops>
          <style:tab-stop style:position="0.1835in"/>
        </style:tab-stops>
      </style:paragraph-properties>
    </style:style>
    <style:style style:name="P25" style:family="paragraph" style:parent-style-name="List_20_Paragraph" style:list-style-name="WWNum34">
      <style:paragraph-properties fo:margin-top="0.0346in" fo:margin-bottom="0in" style:contextual-spacing="true" fo:orphans="0" fo:widows="0">
        <style:tab-stops>
          <style:tab-stop style:position="0.1835in"/>
        </style:tab-stops>
      </style:paragraph-properties>
    </style:style>
    <style:style style:name="P26" style:family="paragraph" style:parent-style-name="List_20_Paragraph" style:list-style-name="WWNum34">
      <style:paragraph-properties fo:margin-top="0.0335in" fo:margin-bottom="0in" style:contextual-spacing="true" fo:orphans="0" fo:widows="0">
        <style:tab-stops>
          <style:tab-stop style:position="0.1835in"/>
        </style:tab-stops>
      </style:paragraph-properties>
    </style:style>
    <style:style style:name="P27" style:family="paragraph" style:parent-style-name="List_20_Paragraph" style:list-style-name="WWNum34">
      <style:paragraph-properties fo:margin-top="0.0327in" fo:margin-bottom="0in" style:contextual-spacing="true" fo:orphans="0" fo:widows="0">
        <style:tab-stops>
          <style:tab-stop style:position="0.1835in"/>
        </style:tab-stops>
      </style:paragraph-properties>
    </style:style>
    <style:style style:name="P28" style:family="paragraph" style:parent-style-name="List_20_Paragraph" style:list-style-name="WWNum34">
      <style:paragraph-properties fo:margin-left="0.5693in" fo:margin-right="0in" fo:margin-top="0.0346in" fo:margin-bottom="0in" style:contextual-spacing="false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29" style:family="paragraph" style:parent-style-name="List_20_Paragraph" style:list-style-name="WWNum34">
      <style:paragraph-properties fo:margin-left="0.5693in" fo:margin-right="0in" fo:margin-top="0.1583in" fo:margin-bottom="0in" style:contextual-spacing="false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30" style:family="paragraph" style:parent-style-name="List_20_Paragraph" style:list-style-name="WWNum34">
      <style:paragraph-properties fo:margin-left="0.5693in" fo:margin-right="0in" fo:margin-top="0.1264in" fo:margin-bottom="0in" style:contextual-spacing="false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31" style:family="paragraph" style:parent-style-name="List_20_Paragraph" style:list-style-name="WWNum34">
      <style:paragraph-properties fo:margin-left="0.5693in" fo:margin-right="0in" fo:margin-top="0.0327in" fo:margin-bottom="0in" style:contextual-spacing="false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32" style:family="paragraph" style:parent-style-name="List_20_Paragraph" style:list-style-name="WWNum34">
      <style:paragraph-properties fo:margin-left="0.5693in" fo:margin-right="0in" fo:margin-top="0.1256in" fo:margin-bottom="0in" style:contextual-spacing="false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33" style:family="paragraph" style:parent-style-name="List_20_Paragraph" style:list-style-name="WWNum34">
      <style:paragraph-properties fo:margin-left="0.5693in" fo:margin-right="0in" fo:margin-top="0.1244in" fo:margin-bottom="0in" style:contextual-spacing="false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34" style:family="paragraph" style:parent-style-name="List_20_Paragraph" style:list-style-name="WWNum34">
      <style:paragraph-properties fo:margin-left="0.5693in" fo:margin-right="0in" fo:margin-top="0.1252in" fo:margin-bottom="0in" style:contextual-spacing="false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35" style:family="paragraph" style:parent-style-name="List_20_Paragraph" style:list-style-name="WWNum34">
      <style:paragraph-properties fo:margin-left="0.5693in" fo:margin-right="0in" fo:margin-top="0.1591in" fo:margin-bottom="0in" style:contextual-spacing="false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36" style:family="paragraph" style:parent-style-name="List_20_Paragraph" style:list-style-name="WWNum34">
      <style:paragraph-properties fo:margin-left="0.5693in" fo:margin-right="0in" fo:margin-top="0.1598in" fo:margin-bottom="0in" style:contextual-spacing="false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37" style:family="paragraph" style:parent-style-name="List_20_Paragraph" style:list-style-name="WWNum34">
      <style:paragraph-properties fo:margin-left="0.5693in" fo:margin-right="0in" fo:margin-top="0.0335in" fo:margin-bottom="0in" style:contextual-spacing="false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38" style:family="paragraph" style:parent-style-name="List_20_Paragraph" style:list-style-name="WWNum34" style:master-page-name="Converted3">
      <style:paragraph-properties fo:margin-left="0.5693in" fo:margin-right="0in" fo:margin-top="0.0575in" fo:margin-bottom="0in" style:contextual-spacing="false" fo:orphans="0" fo:widows="0" fo:text-indent="-0.2508in" style:auto-text-indent="false" style:page-number="auto">
        <style:tab-stops>
          <style:tab-stop style:position="0.5701in"/>
        </style:tab-stops>
      </style:paragraph-properties>
    </style:style>
    <style:style style:name="P39" style:family="paragraph" style:parent-style-name="List_20_Paragraph" style:list-style-name="WWNum34">
      <style:paragraph-properties fo:margin-left="1.5693in" fo:margin-right="2.8543in" fo:margin-top="0in" fo:margin-bottom="0in" style:contextual-spacing="false" fo:orphans="0" fo:widows="0" fo:text-indent="-1.25in" style:auto-text-indent="false">
        <style:tab-stops>
          <style:tab-stop style:position="0.5701in"/>
        </style:tab-stops>
      </style:paragraph-properties>
    </style:style>
    <style:style style:name="P40" style:family="paragraph" style:parent-style-name="List_20_Paragraph" style:list-style-name="WWNum34" style:master-page-name="Converted1">
      <style:paragraph-properties fo:margin-left="1.0693in" fo:margin-right="0in" fo:margin-top="0.0437in" fo:margin-bottom="0in" style:contextual-spacing="false" fo:orphans="0" fo:widows="0" fo:text-indent="-0.2508in" style:auto-text-indent="false" style:page-number="auto">
        <style:tab-stops>
          <style:tab-stop style:position="1.0701in"/>
        </style:tab-stops>
      </style:paragraph-properties>
    </style:style>
    <style:style style:name="P41" style:family="paragraph" style:parent-style-name="List_20_Paragraph" style:list-style-name="WWNum34">
      <style:paragraph-properties fo:margin-left="1.0693in" fo:margin-right="0in" fo:margin-top="0.1598in" fo:margin-bottom="0in" style:contextual-spacing="false" fo:orphans="0" fo:widows="0" fo:text-indent="-0.2508in" style:auto-text-indent="false">
        <style:tab-stops>
          <style:tab-stop style:position="1.0701in"/>
        </style:tab-stops>
      </style:paragraph-properties>
    </style:style>
    <style:style style:name="P42" style:family="paragraph" style:parent-style-name="List_20_Paragraph" style:list-style-name="WWNum34">
      <style:paragraph-properties fo:margin-left="1.0693in" fo:margin-right="0in" fo:margin-top="0.1244in" fo:margin-bottom="0in" style:contextual-spacing="false" fo:orphans="0" fo:widows="0" fo:text-indent="-0.2508in" style:auto-text-indent="false">
        <style:tab-stops>
          <style:tab-stop style:position="1.0701in"/>
        </style:tab-stops>
      </style:paragraph-properties>
    </style:style>
    <style:style style:name="P43" style:family="paragraph" style:parent-style-name="List_20_Paragraph" style:list-style-name="WWNum34">
      <style:paragraph-properties fo:margin-left="1.0693in" fo:margin-right="0in" fo:margin-top="0.1583in" fo:margin-bottom="0in" style:contextual-spacing="false" fo:orphans="0" fo:widows="0" fo:text-indent="-0.2508in" style:auto-text-indent="false">
        <style:tab-stops>
          <style:tab-stop style:position="1.0701in"/>
        </style:tab-stops>
      </style:paragraph-properties>
    </style:style>
    <style:style style:name="P44" style:family="paragraph" style:parent-style-name="List_20_Paragraph" style:list-style-name="WWNum34">
      <style:paragraph-properties fo:margin-left="1.0693in" fo:margin-right="0in" fo:margin-top="0.0335in" fo:margin-bottom="0in" style:contextual-spacing="false" fo:orphans="0" fo:widows="0" fo:text-indent="-0.2508in" style:auto-text-indent="false">
        <style:tab-stops>
          <style:tab-stop style:position="1.0701in"/>
        </style:tab-stops>
      </style:paragraph-properties>
    </style:style>
    <style:style style:name="P45" style:family="paragraph" style:parent-style-name="List_20_Paragraph" style:list-style-name="WWNum34">
      <style:paragraph-properties fo:margin-left="1.0693in" fo:margin-right="0in" fo:margin-top="0.1575in" fo:margin-bottom="0in" style:contextual-spacing="false" fo:orphans="0" fo:widows="0" fo:text-indent="-0.2508in" style:auto-text-indent="false">
        <style:tab-stops>
          <style:tab-stop style:position="1.0701in"/>
        </style:tab-stops>
      </style:paragraph-properties>
    </style:style>
    <style:style style:name="P46" style:family="paragraph" style:parent-style-name="List_20_Paragraph" style:list-style-name="WWNum34">
      <style:paragraph-properties fo:margin-left="1.5693in" fo:margin-right="0in" fo:margin-top="0.0335in" fo:margin-bottom="0in" style:contextual-spacing="false" fo:orphans="0" fo:widows="0" fo:text-indent="-0.2508in" style:auto-text-indent="false">
        <style:tab-stops>
          <style:tab-stop style:position="1.5701in"/>
        </style:tab-stops>
      </style:paragraph-properties>
    </style:style>
    <style:style style:name="P47" style:family="paragraph" style:parent-style-name="List_20_Paragraph" style:list-style-name="WWNum34">
      <style:paragraph-properties fo:margin-left="1.5693in" fo:margin-right="0in" fo:margin-top="0.1598in" fo:margin-bottom="0in" style:contextual-spacing="false" fo:orphans="0" fo:widows="0" fo:text-indent="-0.2508in" style:auto-text-indent="false">
        <style:tab-stops>
          <style:tab-stop style:position="1.5701in"/>
        </style:tab-stops>
      </style:paragraph-properties>
    </style:style>
    <style:style style:name="P48" style:family="paragraph" style:parent-style-name="List_20_Paragraph" style:list-style-name="WWNum34">
      <style:paragraph-properties fo:margin-left="1.5693in" fo:margin-right="0in" fo:margin-top="0.1583in" fo:margin-bottom="0in" style:contextual-spacing="false" fo:orphans="0" fo:widows="0" fo:text-indent="-0.2508in" style:auto-text-indent="false">
        <style:tab-stops>
          <style:tab-stop style:position="1.5701in"/>
        </style:tab-stops>
      </style:paragraph-properties>
    </style:style>
    <style:style style:name="P49" style:family="paragraph" style:parent-style-name="List_20_Paragraph" style:list-style-name="WWNum35">
      <style:paragraph-properties fo:margin-top="0in" fo:margin-bottom="0in" style:contextual-spacing="false" fo:line-height="0.2228in" fo:orphans="0" fo:widows="0">
        <style:tab-stops>
          <style:tab-stop style:position="0.1835in"/>
        </style:tab-stops>
      </style:paragraph-properties>
    </style:style>
    <style:style style:name="P50" style:family="paragraph" style:parent-style-name="List_20_Paragraph" style:list-style-name="WWNum34">
      <style:paragraph-properties fo:margin-left="0.1827in" fo:margin-right="0in" fo:margin-top="0in" fo:margin-bottom="0in" style:contextual-spacing="false" fo:line-height="0.2228in" fo:orphans="0" fo:widows="0" fo:text-indent="-0.1138in" style:auto-text-indent="false">
        <style:tab-stops>
          <style:tab-stop style:position="0.1835in"/>
        </style:tab-stops>
      </style:paragraph-properties>
    </style:style>
    <style:style style:name="P51" style:family="paragraph" style:parent-style-name="List_20_Paragraph" style:list-style-name="WWNum34">
      <style:paragraph-properties fo:margin-left="0.5693in" fo:margin-right="0in" fo:margin-top="0in" fo:margin-bottom="0in" style:contextual-spacing="false" fo:line-height="0.2209in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52" style:family="paragraph" style:parent-style-name="List_20_Paragraph" style:list-style-name="WWNum34">
      <style:paragraph-properties fo:margin-left="0.5693in" fo:margin-right="0in" fo:margin-top="0.0008in" fo:margin-bottom="0in" style:contextual-spacing="false" fo:line-height="0.2209in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53" style:family="paragraph" style:parent-style-name="List_20_Paragraph" style:list-style-name="WWNum36">
      <style:paragraph-properties fo:margin-left="0.5693in" fo:margin-right="0in" fo:margin-top="0in" fo:margin-bottom="0in" style:contextual-spacing="false" fo:line-height="0.2063in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54" style:family="paragraph" style:parent-style-name="List_20_Paragraph" style:list-style-name="WWNum36">
      <style:paragraph-properties fo:margin-left="0.5693in" fo:margin-right="0in" fo:margin-top="0.0008in" fo:margin-bottom="0in" style:contextual-spacing="false" fo:line-height="0.2071in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55" style:family="paragraph" style:parent-style-name="List_20_Paragraph" style:list-style-name="WWNum36">
      <style:paragraph-properties fo:margin-left="0.5693in" fo:margin-right="0in" fo:margin-top="0in" fo:margin-bottom="0in" style:contextual-spacing="false" fo:line-height="0.2071in" fo:orphans="0" fo:widows="0" fo:text-indent="-0.2508in" style:auto-text-indent="false">
        <style:tab-stops>
          <style:tab-stop style:position="0.5701in"/>
        </style:tab-stops>
      </style:paragraph-properties>
    </style:style>
    <style:style style:name="P56" style:family="paragraph" style:parent-style-name="Number_20_1" style:list-style-name="WWNum22">
      <style:paragraph-properties fo:margin-left="0.25in" fo:margin-right="0in" fo:margin-top="0in" fo:margin-bottom="0.139in" style:contextual-spacing="false" fo:line-height="115%" fo:text-indent="-0.25in" style:auto-text-indent="false"/>
    </style:style>
    <style:style style:name="P57" style:family="paragraph" style:parent-style-name="Number_20_1">
      <style:paragraph-properties fo:margin-left="0.25in" fo:margin-right="0in" fo:margin-top="0in" fo:margin-bottom="0.139in" style:contextual-spacing="false" fo:line-height="115%" fo:text-indent="0in" style:auto-text-indent="false"/>
      <style:text-properties fo:font-size="13pt" fo:language="vi" fo:country="VN" style:font-size-asian="13pt" style:font-size-complex="13pt"/>
    </style:style>
    <style:style style:name="P58" style:family="paragraph" style:parent-style-name="Standard">
      <style:paragraph-properties fo:text-align="center" style:justify-single-word="false"/>
    </style:style>
    <style:style style:name="P59" style:family="paragraph" style:parent-style-name="Standard">
      <style:text-properties fo:font-size="13pt" fo:font-weight="bold" style:font-size-asian="13pt" style:font-weight-asian="bold" style:font-size-complex="13pt"/>
    </style:style>
    <style:style style:name="P60" style:family="paragraph" style:parent-style-name="Standard">
      <style:text-properties fo:font-size="13pt" style:font-size-asian="13pt" style:font-size-complex="13pt"/>
    </style:style>
    <style:style style:name="P61" style:family="paragraph" style:parent-style-name="Standard">
      <style:paragraph-properties fo:margin-left="0.0693in" fo:margin-right="0in" fo:margin-top="0.1709in" fo:margin-bottom="0in" style:contextual-spacing="false" fo:line-height="0.2075in" fo:text-indent="0in" style:auto-text-indent="false"/>
    </style:style>
    <style:style style:name="P62" style:family="paragraph" style:parent-style-name="Standard">
      <style:paragraph-properties fo:margin-left="1.5693in" fo:margin-right="0in" fo:line-height="0.2063in" fo:text-indent="0in" style:auto-text-indent="false"/>
    </style:style>
    <style:style style:name="P63" style:family="paragraph" style:parent-style-name="Standard">
      <style:paragraph-properties fo:margin-left="1.5693in" fo:margin-right="0in" fo:margin-top="0.0008in" fo:margin-bottom="0in" style:contextual-spacing="false" fo:text-indent="0in" style:auto-text-indent="false"/>
    </style:style>
    <style:style style:name="P64" style:family="paragraph" style:parent-style-name="Standard">
      <style:paragraph-properties fo:margin-left="1.5693in" fo:margin-right="1.1937in" fo:margin-top="0.0008in" fo:margin-bottom="0in" style:contextual-spacing="false" fo:text-indent="0in" style:auto-text-indent="false"/>
    </style:style>
    <style:style style:name="P65" style:family="paragraph" style:parent-style-name="Text_20_body">
      <style:paragraph-properties fo:margin-top="0.0327in" fo:margin-bottom="0in" style:contextual-spacing="false"/>
    </style:style>
    <style:style style:name="P66" style:family="paragraph" style:parent-style-name="Text_20_body">
      <style:paragraph-properties fo:margin-top="0.1256in" fo:margin-bottom="0in" style:contextual-spacing="false"/>
    </style:style>
    <style:style style:name="P67" style:family="paragraph" style:parent-style-name="Text_20_body">
      <style:paragraph-properties fo:margin-top="0.1598in" fo:margin-bottom="0in" style:contextual-spacing="false"/>
    </style:style>
    <style:style style:name="P68" style:family="paragraph" style:parent-style-name="Text_20_body" style:master-page-name="Converted2">
      <style:paragraph-properties fo:margin-top="0.1598in" fo:margin-bottom="0in" style:contextual-spacing="false" style:page-number="auto"/>
    </style:style>
    <style:style style:name="P69" style:family="paragraph" style:parent-style-name="Text_20_body">
      <style:paragraph-properties fo:margin-top="0.1583in" fo:margin-bottom="0in" style:contextual-spacing="false"/>
    </style:style>
    <style:style style:name="P70" style:family="paragraph" style:parent-style-name="Text_20_body">
      <style:text-properties fo:language="vi" fo:country="VN"/>
    </style:style>
    <style:style style:name="P71" style:family="paragraph" style:parent-style-name="Text_20_body">
      <style:paragraph-properties fo:margin-top="0.0335in" fo:margin-bottom="0in" style:contextual-spacing="false"/>
    </style:style>
    <style:style style:name="P72" style:family="paragraph" style:parent-style-name="Text_20_body">
      <style:paragraph-properties fo:margin-top="0.1575in" fo:margin-bottom="0in" style:contextual-spacing="false"/>
    </style:style>
    <style:style style:name="P73" style:family="paragraph" style:parent-style-name="Text_20_body">
      <style:paragraph-properties fo:margin-left="0in" fo:margin-right="3.2283in" fo:margin-top="0.0366in" fo:margin-bottom="0in" style:contextual-spacing="false" style:line-height-at-least="0.3957in" fo:text-indent="0in" style:auto-text-indent="false"/>
    </style:style>
    <style:style style:name="T1" style:family="text">
      <style:text-properties fo:font-size="13pt" fo:font-weight="bold" style:font-size-asian="13pt" style:font-weight-asian="bold" style:font-size-complex="13pt"/>
    </style:style>
    <style:style style:name="T2" style:family="text">
      <style:text-properties fo:font-size="13pt" fo:font-weight="bold" style:font-size-asian="13pt" style:font-weight-asian="bold" style:font-size-complex="13pt" style:font-weight-complex="bold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style:font-size-asian="13pt" style:font-size-complex="13pt" style:font-weight-complex="bold"/>
    </style:style>
    <style:style style:name="T5" style:family="text">
      <style:text-properties fo:font-size="13pt" officeooo:rsid="000ec7e1" style:font-size-asian="13pt" style:font-size-complex="13pt" style:font-weight-complex="bold"/>
    </style:style>
    <style:style style:name="T6" style:family="text">
      <style:text-properties fo:font-size="13pt" fo:language="vi" fo:country="VN" style:font-size-asian="13pt"/>
    </style:style>
    <style:style style:name="T7" style:family="text">
      <style:text-properties fo:font-size="13pt" fo:language="vi" fo:country="VN" style:font-size-asian="13pt" style:font-size-complex="13pt"/>
    </style:style>
    <style:style style:name="T8" style:family="text">
      <style:text-properties fo:font-size="13pt" fo:language="vi" fo:country="VN" style:font-name-asian="Times New Roman2" style:font-size-asian="13pt"/>
    </style:style>
    <style:style style:name="T9" style:family="text">
      <style:text-properties fo:font-size="13pt" fo:letter-spacing="-0.0016in" fo:language="vi" fo:country="VN" style:font-size-asian="13pt"/>
    </style:style>
    <style:style style:name="T10" style:family="text">
      <style:text-properties fo:font-size="13pt" fo:letter-spacing="0.0008in" fo:language="vi" fo:country="VN" style:font-size-asian="13pt"/>
    </style:style>
    <style:style style:name="T11" style:family="text">
      <style:text-properties fo:font-size="13pt" fo:letter-spacing="-0.0008in" fo:language="vi" fo:country="VN" style:font-size-asian="13pt"/>
    </style:style>
    <style:style style:name="T12" style:family="text">
      <style:text-properties fo:font-size="13pt" fo:letter-spacing="-0.002in" fo:language="vi" fo:country="VN" style:font-size-asian="13pt"/>
    </style:style>
    <style:style style:name="T13" style:family="text">
      <style:text-properties fo:font-size="13pt" fo:letter-spacing="-0.0028in" fo:language="vi" fo:country="VN" style:font-size-asian="13pt"/>
    </style:style>
    <style:style style:name="T14" style:family="text">
      <style:text-properties fo:font-size="13pt" fo:letter-spacing="-0.0429in" fo:language="vi" fo:country="VN" style:font-size-asian="13pt"/>
    </style:style>
    <style:style style:name="T15" style:family="text">
      <style:text-properties fo:color="#1c1e20" loext:opacity="100%" fo:font-size="14pt" fo:language="vi" fo:country="VN" style:font-size-asian="14pt"/>
    </style:style>
    <style:style style:name="T16" style:family="text">
      <style:text-properties fo:color="#1c1e20" loext:opacity="100%" fo:font-size="14pt" fo:language="vi" fo:country="VN" style:font-name-asian="Times New Roman2" style:font-size-asian="14pt"/>
    </style:style>
    <style:style style:name="T17" style:family="text">
      <style:text-properties fo:color="#1c1e20" loext:opacity="100%" fo:font-size="14pt" fo:letter-spacing="0.0008in" fo:language="vi" fo:country="VN" style:font-size-asian="14pt"/>
    </style:style>
    <style:style style:name="T18" style:family="text">
      <style:text-properties fo:color="#1c1e20" loext:opacity="100%" fo:font-size="14pt" fo:letter-spacing="-0.0043in" fo:language="vi" fo:country="VN" style:font-size-asian="14pt"/>
    </style:style>
    <style:style style:name="T19" style:family="text">
      <style:text-properties fo:color="#1c1e20" loext:opacity="100%" fo:font-size="14pt" fo:letter-spacing="-0.0035in" fo:language="vi" fo:country="VN" style:font-size-asian="14pt"/>
    </style:style>
    <style:style style:name="T20" style:family="text">
      <style:text-properties fo:color="#1c1e20" loext:opacity="100%" fo:font-size="14pt" fo:letter-spacing="-0.0047in" fo:language="vi" fo:country="VN" style:font-size-asian="14pt"/>
    </style:style>
    <style:style style:name="T21" style:family="text">
      <style:text-properties fo:color="#1c1e20" loext:opacity="100%" fo:font-size="14pt" fo:letter-spacing="-0.002in" fo:language="vi" fo:country="VN" style:font-size-asian="14pt"/>
    </style:style>
    <style:style style:name="T22" style:family="text">
      <style:text-properties fo:color="#1c1e20" loext:opacity="100%" fo:font-size="14pt" fo:letter-spacing="-0.0465in" fo:language="vi" fo:country="VN" style:font-size-asian="14pt"/>
    </style:style>
    <style:style style:name="T23" style:family="text">
      <style:text-properties fo:color="#1c1e20" loext:opacity="100%" fo:font-size="14pt" fo:letter-spacing="-0.0028in" fo:language="vi" fo:country="VN" style:font-size-asian="14pt"/>
    </style:style>
    <style:style style:name="T24" style:family="text">
      <style:text-properties fo:color="#1c1e20" loext:opacity="100%" fo:font-size="14pt" fo:letter-spacing="-0.0063in" fo:language="vi" fo:country="VN" style:font-size-asian="14pt"/>
    </style:style>
    <style:style style:name="T25" style:family="text">
      <style:text-properties fo:color="#1c1e20" loext:opacity="100%" fo:font-size="14pt" fo:letter-spacing="-0.0055in" fo:language="vi" fo:country="VN" style:font-size-asian="14pt"/>
    </style:style>
    <style:style style:name="T26" style:family="text">
      <style:text-properties fo:color="#1c1e20" loext:opacity="100%" fo:font-size="14pt" fo:letter-spacing="-0.0071in" fo:language="vi" fo:country="VN" style:font-size-asian="14pt"/>
    </style:style>
    <style:style style:name="T27" style:family="text">
      <style:text-properties fo:color="#1c1e20" loext:opacity="100%" fo:font-size="14pt" fo:letter-spacing="-0.0008in" fo:language="vi" fo:country="VN" style:font-size-asian="14pt"/>
    </style:style>
    <style:style style:name="T28" style:family="text">
      <style:text-properties fo:color="#1c1e20" loext:opacity="100%" fo:font-size="14pt" fo:letter-spacing="-0.0016in" fo:language="vi" fo:country="VN" style:font-size-asian="14pt"/>
    </style:style>
    <style:style style:name="T29" style:family="text">
      <style:text-properties fo:color="#1c1e20" loext:opacity="100%" fo:font-size="14pt" fo:letter-spacing="-0.0083in" fo:language="vi" fo:country="VN" style:font-size-asian="14pt"/>
    </style:style>
    <style:style style:name="T30" style:family="text">
      <style:text-properties fo:color="#1c1e20" loext:opacity="100%" fo:font-size="14pt" fo:letter-spacing="-0.0098in" fo:language="vi" fo:country="VN" style:font-size-asian="14pt"/>
    </style:style>
    <style:style style:name="T31" style:family="text">
      <style:text-properties fo:color="#1c1e20" loext:opacity="100%" fo:font-size="14pt" fo:letter-spacing="-0.0075in" fo:language="vi" fo:country="VN" style:font-size-asian="14pt"/>
    </style:style>
    <style:style style:name="T32" style:family="text">
      <style:text-properties fo:color="#1c1e20" loext:opacity="100%" fo:font-size="14pt" style:font-size-asian="14pt"/>
    </style:style>
    <style:style style:name="T33" style:family="text">
      <style:text-properties fo:color="#1c1e20" loext:opacity="100%" fo:font-size="14pt" fo:letter-spacing="0.0047in" fo:language="vi" fo:country="VN" style:font-size-asian="14pt"/>
    </style:style>
    <style:style style:name="T34" style:family="text">
      <style:text-properties fo:color="#1c1e20" loext:opacity="100%" fo:font-size="14pt" fo:letter-spacing="0.0055in" fo:language="vi" fo:country="VN" style:font-size-asian="14pt"/>
    </style:style>
    <style:style style:name="T35" style:family="text">
      <style:text-properties fo:color="#1c1e20" loext:opacity="100%" fo:font-size="14pt" fo:letter-spacing="0.0071in" fo:language="vi" fo:country="VN" style:font-size-asian="14pt"/>
    </style:style>
    <style:style style:name="T36" style:family="text">
      <style:text-properties fo:color="#1c1e20" loext:opacity="100%" fo:font-size="14pt" fo:letter-spacing="0.0063in" fo:language="vi" fo:country="VN" style:font-size-asian="14pt"/>
    </style:style>
    <style:style style:name="T37" style:family="text">
      <style:text-properties fo:color="#1c1e20" loext:opacity="100%" fo:font-size="14pt" fo:letter-spacing="0.0043in" fo:language="vi" fo:country="VN" style:font-size-asian="14pt"/>
    </style:style>
    <style:style style:name="T38" style:family="text">
      <style:text-properties fo:color="#1c1e20" loext:opacity="100%" fo:font-size="14pt" fo:letter-spacing="0.002in" fo:language="vi" fo:country="VN" style:font-size-asian="14pt"/>
    </style:style>
    <style:style style:name="T39" style:family="text">
      <style:text-properties fo:color="#1c1e20" loext:opacity="100%" fo:font-size="14pt" fo:letter-spacing="0.0016in" fo:language="vi" fo:country="VN" style:font-size-asian="14pt"/>
    </style:style>
    <style:style style:name="T40" style:family="text">
      <style:text-properties fo:color="#1c1e20" loext:opacity="100%" style:font-name="Symbol1" fo:language="vi" fo:country="VN"/>
    </style:style>
    <style:style style:name="T41" style:family="text">
      <style:text-properties fo:font-size="14pt" fo:language="vi" fo:country="VN" style:font-size-asian="14pt"/>
    </style:style>
    <style:style style:name="T42" style:family="text">
      <style:text-properties fo:language="vi" fo:country="VN"/>
    </style:style>
    <style:style style:name="T43" style:family="text">
      <style:text-properties style:font-name="Symbol1" fo:language="vi" fo:country="VN"/>
    </style:style>
    <style:style style:name="T44" style:family="text">
      <style:text-properties style:font-name="Symbol1" fo:font-size="13pt" fo:language="vi" fo:country="VN" style:font-size-asian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8" loext:marker-style-name="T2"><text:span text:style-name="T2">MÔN HỌC: HỆ ĐIỀU HÀNH</text:span><text:span text:style-name="T2"/></text:p>
      <text:p text:style-name="P58" loext:marker-style-name="T2"><text:span text:style-name="T2">CÂU HỎI VÀ BÀI TẬP CHƯƠNG 1</text:span><text:span text:style-name="T2"/></text:p>
      <text:p text:style-name="P59" loext:marker-style-name="T1"/>
      <text:p text:style-name="Standard" loext:marker-style-name="T4"><text:span text:style-name="T4">BIÊN SOẠN: HÀ PHÚ THỊNH </text:span></text:p>
      <text:p text:style-name="P60" loext:marker-style-name="T3"/>
      <text:list xml:id="list3607498164" text:style-name="WWNum22">
        <text:list-item>
          <text:p text:style-name="P56" loext:marker-style-name="T7"><text:span text:style-name="T7">Định nghĩa hệ điều hành?</text:span><text:span text:style-name="T7"/></text:p>
        </text:list-item>
      </text:list>
      <text:list xml:id="list778003319" text:style-name="WWNum35">
        <text:list-item>
          <text:p text:style-name="P4" loext:marker-style-name="T41"><text:span text:style-name="T15">Hệ điều hành là chương trình trung gian giữa phần cứng máy tính và người sử</text:span><text:span text:style-name="T17"> </text:span><text:span text:style-name="T15">dụng,</text:span><text:span text:style-name="T18"> </text:span><text:span text:style-name="T15">có</text:span><text:span text:style-name="T19"> </text:span><text:span text:style-name="T15">chức</text:span><text:span text:style-name="T20"> </text:span><text:span text:style-name="T15">năng</text:span><text:span text:style-name="T20"> </text:span><text:span text:style-name="T15">điều</text:span><text:span text:style-name="T19"> </text:span><text:span text:style-name="T15">khiển</text:span><text:span text:style-name="T20"> </text:span><text:span text:style-name="T15">và</text:span><text:span text:style-name="T20"> </text:span><text:span text:style-name="T15">phối</text:span><text:span text:style-name="T20"> </text:span><text:span text:style-name="T15">hợp</text:span><text:span text:style-name="T18"> </text:span><text:span text:style-name="T15">việc</text:span><text:span text:style-name="T20"> </text:span><text:span text:style-name="T15">sử</text:span><text:span text:style-name="T21"> </text:span><text:span text:style-name="T15">dụng</text:span><text:span text:style-name="T18"> </text:span><text:span text:style-name="T15">phần</text:span><text:span text:style-name="T20"> </text:span><text:span text:style-name="T15">cứng</text:span><text:span text:style-name="T18"> </text:span><text:span text:style-name="T15">và</text:span><text:span text:style-name="T19"> </text:span><text:span text:style-name="T15">cung</text:span><text:span text:style-name="T18"> </text:span><text:span text:style-name="T15">cấp</text:span><text:span text:style-name="T18"> </text:span><text:span text:style-name="T15">các</text:span><text:span text:style-name="T22"> </text:span><text:span text:style-name="T15">dịch</text:span><text:span text:style-name="T23"> </text:span><text:span text:style-name="T15">vụ</text:span><text:span text:style-name="T17"> </text:span><text:span text:style-name="T15">cơ bản</text:span><text:span text:style-name="T17"> </text:span><text:span text:style-name="T15">cho</text:span><text:span text:style-name="T17"> </text:span><text:span text:style-name="T15">các ứng</text:span><text:span text:style-name="T23"> </text:span><text:span text:style-name="T15">dụng.</text:span></text:p>
        </text:list-item>
      </text:list>
      <text:p text:style-name="P1" loext:marker-style-name="T42"/>
      <text:list xml:id="list185946054932641" text:continue-list="list3607498164" text:style-name="WWNum22">
        <text:list-item>
          <text:p text:style-name="P56" loext:marker-style-name="T7"><text:span text:style-name="T7">Cấu trúc hệ thống máy tính gồm những phần nào?</text:span><text:span text:style-name="T7"/></text:p>
        </text:list-item>
      </text:list>
      <text:list xml:id="list185945725523017" text:continue-list="list778003319" text:style-name="WWNum35">
        <text:list-item>
          <text:p text:style-name="P5" loext:marker-style-name="T41"><text:span text:style-name="T15">Phần</text:span><text:span text:style-name="T20"> </text:span><text:span text:style-name="T15">cứng</text:span><text:span text:style-name="T24"> </text:span><text:span text:style-name="T15">(hardware):</text:span><text:span text:style-name="T18"> </text:span><text:span text:style-name="T15">Bao</text:span><text:span text:style-name="T25"> </text:span><text:span text:style-name="T15">gồm</text:span><text:span text:style-name="T25"> </text:span><text:span text:style-name="T15">các</text:span><text:span text:style-name="T25"> </text:span><text:span text:style-name="T15">tài</text:span><text:span text:style-name="T24"> </text:span><text:span text:style-name="T15">nguyên</text:span><text:span text:style-name="T25"> </text:span><text:span text:style-name="T15">phần</text:span><text:span text:style-name="T24"> </text:span><text:span text:style-name="T15">cứng</text:span><text:span text:style-name="T20"> </text:span><text:span text:style-name="T15">của</text:span><text:span text:style-name="T26"> </text:span><text:span text:style-name="T15">máy</text:span><text:span text:style-name="T25"> </text:span><text:span text:style-name="T15">tính</text:span><text:span text:style-name="T24"> </text:span><text:span text:style-name="T15">như</text:span><text:span text:style-name="T24"> </text:span><text:span text:style-name="T15">CPU,</text:span><text:span text:style-name="T22"> </text:span><text:span text:style-name="T15">bộ</text:span><text:span text:style-name="T23"> </text:span><text:span text:style-name="T15">nhớ,</text:span><text:span text:style-name="T27"> </text:span><text:span text:style-name="T15">các thiết bị</text:span><text:span text:style-name="T17"> </text:span><text:span text:style-name="T15">I/O.</text:span><text:span text:style-name="T27"> </text:span><text:span text:style-name="T15">Ví dụ:</text:span><text:span text:style-name="T17"> </text:span><text:span text:style-name="T15">Chuột,</text:span><text:span text:style-name="T27"> </text:span><text:span text:style-name="T15">bàn</text:span><text:span text:style-name="T28"> </text:span><text:span text:style-name="T15">phím,</text:span><text:span text:style-name="T28"> </text:span><text:span text:style-name="T15">màn</text:span><text:span text:style-name="T17"> </text:span><text:span text:style-name="T15">hình,</text:span><text:span text:style-name="T27"> </text:span><text:span text:style-name="T15">…</text:span></text:p>
        </text:list-item>
        <text:list-item>
          <text:p text:style-name="P6" loext:marker-style-name="T41"><text:span text:style-name="T15">Hệ</text:span><text:span text:style-name="T29"> </text:span><text:span text:style-name="T15">điều</text:span><text:span text:style-name="T30"> </text:span><text:span text:style-name="T15">hành</text:span><text:span text:style-name="T29"> </text:span><text:span text:style-name="T15">(operating</text:span><text:span text:style-name="T30"> </text:span><text:span text:style-name="T15">system):</text:span><text:span text:style-name="T29"> </text:span><text:span text:style-name="T15">Phân</text:span><text:span text:style-name="T29"> </text:span><text:span text:style-name="T15">phối</text:span><text:span text:style-name="T29"> </text:span><text:span text:style-name="T15">tài</text:span><text:span text:style-name="T29"> </text:span><text:span text:style-name="T15">nguyên,</text:span><text:span text:style-name="T29"> </text:span><text:span text:style-name="T15">điều</text:span><text:span text:style-name="T29"> </text:span><text:span text:style-name="T15">khiển</text:span><text:span text:style-name="T30"> </text:span><text:span text:style-name="T15">và</text:span><text:span text:style-name="T29"> </text:span><text:span text:style-name="T15">phối</text:span><text:span text:style-name="T29"> </text:span><text:span text:style-name="T15">hợp</text:span><text:span text:style-name="T31"> </text:span><text:span text:style-name="T15">các</text:span><text:span text:style-name="T22"> </text:span><text:span text:style-name="T15">hoạt</text:span><text:span text:style-name="T24"> </text:span><text:span text:style-name="T15">động</text:span><text:span text:style-name="T20"> </text:span><text:span text:style-name="T15">của</text:span><text:span text:style-name="T25"> </text:span><text:span text:style-name="T15">các</text:span><text:span text:style-name="T18"> </text:span><text:span text:style-name="T15">chương</text:span><text:span text:style-name="T24"> </text:span><text:span text:style-name="T15">trình</text:span><text:span text:style-name="T24"> </text:span><text:span text:style-name="T15">trong</text:span><text:span text:style-name="T25"> </text:span><text:span text:style-name="T15">hệ</text:span><text:span text:style-name="T26"> </text:span><text:span text:style-name="T15">thống.</text:span><text:span text:style-name="T31"> </text:span><text:span text:style-name="T15">Ví</text:span><text:span text:style-name="T25"> </text:span><text:span text:style-name="T15">dụ</text:span><text:span text:style-name="T20"> </text:span><text:span text:style-name="T15">một</text:span><text:span text:style-name="T24"> </text:span><text:span text:style-name="T15">số</text:span><text:span text:style-name="T20"> </text:span><text:span text:style-name="T15">loại</text:span><text:span text:style-name="T18"> </text:span><text:span text:style-name="T15">HĐH:</text:span><text:span text:style-name="T20"> </text:span><text:span text:style-name="T15">MS</text:span><text:span text:style-name="T28"> </text:span><text:span text:style-name="T15">–</text:span><text:span text:style-name="T24"> </text:span><text:span text:style-name="T15">DOS,</text:span><text:span text:style-name="T22"> </text:span><text:span text:style-name="T15">Linux,</text:span><text:span text:style-name="T28"> </text:span><text:span text:style-name="T15">Window</text:span></text:p>
        </text:list-item>
        <text:list-item>
          <text:p text:style-name="P7" loext:marker-style-name="T41"><text:span text:style-name="T15">Chương trình ứng dụng (application programs): Sử dụng hệ thống tài nguyên để</text:span><text:span text:style-name="T17"> </text:span><text:span text:style-name="T15">giải</text:span><text:span text:style-name="T21"> </text:span><text:span text:style-name="T15">quyết một bài</text:span><text:span text:style-name="T28"> </text:span><text:span text:style-name="T15">toán tính toán</text:span><text:span text:style-name="T17"> </text:span><text:span text:style-name="T15">nào</text:span><text:span text:style-name="T21"> </text:span><text:span text:style-name="T15">đó</text:span><text:span text:style-name="T23"> </text:span><text:span text:style-name="T15">của người sử</text:span><text:span text:style-name="T19"> </text:span><text:span text:style-name="T15">dụng.</text:span><text:span text:style-name="T27"> </text:span><text:span text:style-name="T15">Ví dụ:</text:span><text:span text:style-name="T21"> </text:span><text:span text:style-name="T15">game</text:span></text:p>
        </text:list-item>
        <text:list-item>
          <text:p text:style-name="P21" loext:marker-style-name="T41"><text:span text:style-name="T15">Users</text:span><text:span text:style-name="T23"> </text:span><text:span text:style-name="T15">(people,</text:span><text:span text:style-name="T19"> </text:span><text:span text:style-name="T15">machines,</text:span><text:span text:style-name="T19"> </text:span><text:span text:style-name="T15">other</text:span><text:span text:style-name="T23"> </text:span><text:span text:style-name="T15">computers)</text:span></text:p>
        </text:list-item>
      </text:list>
      <text:list xml:id="list185945789283996" text:continue-list="list185946054932641" text:style-name="WWNum22">
        <text:list-item>
          <text:p text:style-name="P56" loext:marker-style-name="T7"><text:span text:style-name="T7">Hệ điều hành có những chức năng gì?</text:span><text:span text:style-name="T7"/></text:p>
        </text:list-item>
      </text:list>
      <text:list text:continue-list="list185945725523017" text:style-name="WWNum35">
        <text:list-item>
          <text:p text:style-name="P23" loext:marker-style-name="T41"><text:span text:style-name="T15">Phân</text:span><text:span text:style-name="T27"> </text:span><text:span text:style-name="T15">chia</text:span><text:span text:style-name="T23"> </text:span><text:span text:style-name="T15">thời</text:span><text:span text:style-name="T21"> </text:span><text:span text:style-name="T15">gian</text:span><text:span text:style-name="T19"> </text:span><text:span text:style-name="T15">xử</text:span><text:span text:style-name="T28"> </text:span><text:span text:style-name="T15">lý và</text:span><text:span text:style-name="T19"> </text:span><text:span text:style-name="T15">định thời CPU.</text:span></text:p>
        </text:list-item>
        <text:list-item>
          <text:p text:style-name="P8" loext:marker-style-name="T41"><text:span text:style-name="T15">Phối</text:span><text:span text:style-name="T32"> </text:span><text:span text:style-name="T15">hợp</text:span><text:span text:style-name="T32"> </text:span><text:span text:style-name="T15">và</text:span><text:span text:style-name="T32"> </text:span><text:span text:style-name="T15">đồng</text:span><text:span text:style-name="T32"> </text:span><text:span text:style-name="T15">bộ<text:tab/>hoạt</text:span><text:span text:style-name="T32"> </text:span><text:span text:style-name="T15">động</text:span><text:span text:style-name="T32"> </text:span><text:span text:style-name="T15">giữa</text:span><text:span text:style-name="T32"> </text:span><text:span text:style-name="T15">các<text:tab/>processes</text:span><text:span text:style-name="T32"> </text:span><text:span text:style-name="T15">(coordinati</text:span><text:span text:style-name="T32">on</text:span><text:span text:style-name="T15"><text:tab/></text:span><text:span text:style-name="T21">&amp;</text:span><text:span text:style-name="T22"> </text:span><text:span text:style-name="T15">synchronization).</text:span></text:p>
        </text:list-item>
        <text:list-item>
          <text:p text:style-name="P49" loext:marker-style-name="T41"><text:span text:style-name="T15">Quản</text:span><text:span text:style-name="T23"> </text:span><text:span text:style-name="T15">lý</text:span><text:span text:style-name="T23"> </text:span><text:span text:style-name="T15">tài</text:span><text:span text:style-name="T27"> </text:span><text:span text:style-name="T15">nguyên</text:span><text:span text:style-name="T23"> </text:span><text:span text:style-name="T15">hệ</text:span><text:span text:style-name="T27"> </text:span><text:span text:style-name="T15">thống</text:span><text:span text:style-name="T27"> </text:span><text:span text:style-name="T15">(thiết bị</text:span><text:span text:style-name="T27"> </text:span><text:span text:style-name="T15">I/O,</text:span><text:span text:style-name="T23"> </text:span><text:span text:style-name="T15">bộ</text:span><text:span text:style-name="T21"> </text:span><text:span text:style-name="T15">nhớ,</text:span><text:span text:style-name="T21"> </text:span><text:span text:style-name="T15">file</text:span><text:span text:style-name="T27"> </text:span><text:span text:style-name="T15">chứa</text:span><text:span text:style-name="T27"> </text:span><text:span text:style-name="T15">dữ</text:span><text:span text:style-name="T18"> </text:span><text:span text:style-name="T15">liệu,…).</text:span></text:p>
        </text:list-item>
        <text:list-item>
          <text:p text:style-name="P24" loext:marker-style-name="T41"><text:span text:style-name="T15">Thực</text:span><text:span text:style-name="T18"> </text:span><text:span text:style-name="T15">hiện</text:span><text:span text:style-name="T23"> </text:span><text:span text:style-name="T15">và</text:span><text:span text:style-name="T28"> </text:span><text:span text:style-name="T15">kiểm</text:span><text:span text:style-name="T21"> </text:span><text:span text:style-name="T15">soát</text:span><text:span text:style-name="T23"> </text:span><text:span text:style-name="T15">access</text:span><text:span text:style-name="T27"> </text:span><text:span text:style-name="T15">control,</text:span><text:span text:style-name="T23"> </text:span><text:span text:style-name="T15">protection.</text:span></text:p>
        </text:list-item>
        <text:list-item>
          <text:p text:style-name="P9" loext:marker-style-name="T41"><text:span text:style-name="T15">Duy</text:span><text:span text:style-name="T33"> </text:span><text:span text:style-name="T15">trì</text:span><text:span text:style-name="T33"> </text:span><text:span text:style-name="T15">sự</text:span><text:span text:style-name="T34"> </text:span><text:span text:style-name="T15">nhất</text:span><text:span text:style-name="T33"> </text:span><text:span text:style-name="T15">quán</text:span><text:span text:style-name="T35"> </text:span><text:span text:style-name="T15">(integrity)</text:span><text:span text:style-name="T34"> </text:span><text:span text:style-name="T15">của</text:span><text:span text:style-name="T33"> </text:span><text:span text:style-name="T15">hệ</text:span><text:span text:style-name="T33"> </text:span><text:span text:style-name="T15">thống,</text:span><text:span text:style-name="T34"> </text:span><text:span text:style-name="T15">kiểm</text:span><text:span text:style-name="T33"> </text:span><text:span text:style-name="T15">soát</text:span><text:span text:style-name="T36"> </text:span><text:span text:style-name="T15">lỗi</text:span><text:span text:style-name="T33"> </text:span><text:span text:style-name="T15">và</text:span><text:span text:style-name="T36"> </text:span><text:span text:style-name="T15">phục</text:span><text:span text:style-name="T33"> </text:span><text:span text:style-name="T15">hồi</text:span><text:span text:style-name="T33"> </text:span><text:span text:style-name="T15">hệ</text:span><text:span text:style-name="T37"> </text:span><text:span text:style-name="T15">thống</text:span><text:span text:style-name="T22"> </text:span><text:span text:style-name="T15">khi có</text:span><text:span text:style-name="T17"> </text:span><text:span text:style-name="T15">lỗi</text:span><text:span text:style-name="T17"> </text:span><text:span text:style-name="T15">(error recovery).</text:span></text:p>
        </text:list-item>
        <text:list-item>
          <text:p text:style-name="P49" loext:marker-style-name="T41"><text:span text:style-name="T15">Cung</text:span><text:span text:style-name="T27"> </text:span><text:span text:style-name="T15">cấp</text:span><text:span text:style-name="T23"> </text:span><text:span text:style-name="T15">giao</text:span><text:span text:style-name="T23"> </text:span><text:span text:style-name="T15">diện</text:span><text:span text:style-name="T23"> </text:span><text:span text:style-name="T15">làm</text:span><text:span text:style-name="T23"> </text:span><text:span text:style-name="T15">việc</text:span><text:span text:style-name="T28"> </text:span><text:span text:style-name="T15">cho users.</text:span></text:p>
        </text:list-item>
      </text:list>
      <text:p text:style-name="P57" loext:marker-style-name="T7"/>
      <text:list xml:id="list185946165231946" text:continue-list="list185945789283996" text:style-name="WWNum22">
        <text:list-item>
          <text:p text:style-name="P56" loext:marker-style-name="T7"><text:span text:style-name="T7">Dưới góc độ hình thức xử lý, hệ điều hành chia thành những loại nào? Trong mỗi loại có những yêu cầu gì với hệ điều hành?</text:span><text:span text:style-name="T7"/></text:p>
        </text:list-item>
      </text:list>
      <text:list text:style-name="WWNum34">
        <text:list-item>
          <text:p text:style-name="P50" loext:marker-style-name="T41"><text:span text:style-name="T15">Hệ</text:span><text:span text:style-name="T27"> </text:span><text:span text:style-name="T15">thống</text:span><text:span text:style-name="T17"> </text:span><text:span text:style-name="T15">xử</text:span><text:span text:style-name="T23"> </text:span><text:span text:style-name="T15">lý</text:span><text:span text:style-name="T23"> </text:span><text:span text:style-name="T15">theo</text:span><text:span text:style-name="T27"> </text:span><text:span text:style-name="T15">lô</text:span></text:p>
        </text:list-item>
      </text:list>
      <text:p text:style-name="P65" loext:marker-style-name="T16"><text:span text:style-name="T16">+ Hệ thống đơn chương (uniprograming OS):</text:span><text:span text:style-name="T16"/></text:p>
      <text:list text:continue-numbering="true" text:style-name="WWNum34">
        <text:list-item>
          <text:list>
            <text:list-item>
              <text:p text:style-name="P28" loext:marker-style-name="T40"><text:span text:style-name="T15">Tác</text:span><text:span text:style-name="T23"> </text:span><text:span text:style-name="T15">vụ</text:span><text:span text:style-name="T23"> </text:span><text:span text:style-name="T15">được</text:span><text:span text:style-name="T27"> </text:span><text:span text:style-name="T15">thi hành</text:span><text:span text:style-name="T23"> </text:span><text:span text:style-name="T15">tuần</text:span><text:span text:style-name="T23"> </text:span><text:span text:style-name="T15">tự.</text:span></text:p>
            </text:list-item>
            <text:list-item>
              <text:p text:style-name="P29" loext:marker-style-name="T40"><text:span text:style-name="T15">Yêu</text:span><text:span text:style-name="T27"> </text:span><text:span text:style-name="T15">cầu:</text:span></text:p>
              <text:list>
                <text:list-item>
                  <text:p text:style-name="P40" loext:marker-style-name="T41"><text:span text:style-name="T15">Bộ</text:span><text:span text:style-name="T27"> </text:span><text:span text:style-name="T15">giám</text:span><text:span text:style-name="T19"> </text:span><text:span text:style-name="T15">sát</text:span><text:span text:style-name="T27"> </text:span><text:span text:style-name="T15">thường</text:span><text:span text:style-name="T27"> </text:span><text:span text:style-name="T15">trực</text:span></text:p>
                </text:list-item>
                <text:list-item>
                  <text:p text:style-name="P41" loext:marker-style-name="T41"><text:span text:style-name="T15">CPU</text:span><text:span text:style-name="T23"> </text:span><text:span text:style-name="T15">và các</text:span><text:span text:style-name="T21"> </text:span><text:span text:style-name="T15">thao</text:span><text:span text:style-name="T21"> </text:span><text:span text:style-name="T15">tác</text:span><text:span text:style-name="T21"> </text:span><text:span text:style-name="T15">nhập</text:span><text:span text:style-name="T28"> </text:span><text:span text:style-name="T15">xuất:</text:span></text:p>
                  <text:list>
                    <text:list-item>
                      <text:p text:style-name="P46" loext:marker-style-name="T41"><text:span text:style-name="T15">Xử</text:span><text:span text:style-name="T28"> </text:span><text:span text:style-name="T15">lý offline</text:span></text:p>
                    </text:list-item>
                    <text:list-item>
                      <text:p text:style-name="P10" loext:marker-style-name="T41"><text:span text:style-name="T15">Đồng bộ hóa các thao tác bên ngoài – Spooling (Simultaneous</text:span><text:span text:style-name="T22"> </text:span><text:span text:style-name="T15">Peripheral Operation</text:span><text:span text:style-name="T21"> </text:span><text:span text:style-name="T15">On</text:span><text:span text:style-name="T21"> </text:span><text:span text:style-name="T15">Line)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66" loext:marker-style-name="T41"><text:span text:style-name="T16">+ Hệ thống đa chương (multiprogramming OS):</text:span><text:span text:style-name="T16"/></text:p>
      <text:list text:continue-numbering="true" text:style-name="WWNum34">
        <text:list-item>
          <text:list>
            <text:list-item>
              <text:p text:style-name="P13" loext:marker-style-name="T40"><text:span text:style-name="T15">Nhiều</text:span><text:span text:style-name="T28"> </text:span><text:span text:style-name="T15">công</text:span><text:span text:style-name="T27"> </text:span><text:span text:style-name="T15">việc</text:span><text:span text:style-name="T19"> </text:span><text:span text:style-name="T15">được</text:span><text:span text:style-name="T28"> </text:span><text:span text:style-name="T15">nạp</text:span><text:span text:style-name="T27"> </text:span><text:span text:style-name="T15">đồng</text:span><text:span text:style-name="T27"> </text:span><text:span text:style-name="T15">thời</text:span><text:span text:style-name="T23"> </text:span><text:span text:style-name="T15">vào</text:span><text:span text:style-name="T23"> </text:span><text:span text:style-name="T15">bộ</text:span><text:span text:style-name="T27"> </text:span><text:span text:style-name="T15">nhớ</text:span><text:span text:style-name="T28"> </text:span><text:span text:style-name="T15">chính,</text:span><text:span text:style-name="T21"> </text:span><text:span text:style-name="T15">tận</text:span><text:span text:style-name="T27"> </text:span><text:span text:style-name="T15">dụng</text:span><text:span text:style-name="T21"> </text:span><text:span text:style-name="T15">được</text:span><text:span text:style-name="T28"> </text:span><text:span text:style-name="T15">thời</text:span><text:span text:style-name="T22"> </text:span><text:span text:style-name="T15">gian rảnh của các</text:span><text:span text:style-name="T27"> </text:span><text:span text:style-name="T15">tiến</text:span><text:span text:style-name="T27"> </text:span><text:span text:style-name="T15">trình</text:span><text:span text:style-name="T21"> </text:span><text:span text:style-name="T15">đang</text:span><text:span text:style-name="T21"> </text:span><text:span text:style-name="T15">trong</text:span><text:span text:style-name="T23"> </text:span><text:span text:style-name="T15">giai</text:span><text:span text:style-name="T28"> </text:span><text:span text:style-name="T15">đoạn chờ</text:span><text:span text:style-name="T21"> </text:span><text:span text:style-name="T15">thực</text:span><text:span text:style-name="T23"> </text:span><text:span text:style-name="T15">thi.</text:span></text:p>
            </text:list-item>
            <text:list-item>
              <text:p text:style-name="P30" loext:marker-style-name="T40"><text:span text:style-name="T15">Yêu</text:span><text:span text:style-name="T27"> </text:span><text:span text:style-name="T15">cầu:</text:span></text:p>
              <text:list>
                <text:list-item>
                  <text:p text:style-name="P16" loext:marker-style-name="T41"><text:span text:style-name="T15">Định</text:span><text:span text:style-name="T28"> </text:span><text:span text:style-name="T15">thời</text:span><text:span text:style-name="T28"> </text:span><text:span text:style-name="T15">công</text:span><text:span text:style-name="T28"> </text:span><text:span text:style-name="T15">việc</text:span><text:span text:style-name="T28"> </text:span><text:span text:style-name="T15">(job</text:span><text:span text:style-name="T28"> </text:span><text:span text:style-name="T15">scheduling):</text:span><text:span text:style-name="T28"> </text:span><text:span text:style-name="T15">chọn</text:span><text:span text:style-name="T21"> </text:span><text:span text:style-name="T15">job</text:span><text:span text:style-name="T21"> </text:span><text:span text:style-name="T15">trong</text:span><text:span text:style-name="T19"> </text:span><text:span text:style-name="T15">job</text:span><text:span text:style-name="T18"> </text:span><text:span text:style-name="T15">pool</text:span><text:span text:style-name="T19"> </text:span><text:span text:style-name="T15">trên</text:span><text:span text:style-name="T27"> </text:span><text:span text:style-name="T15">đĩa</text:span><text:span text:style-name="T22"> </text:span><text:span text:style-name="T15">và</text:span><text:span text:style-name="T27"> </text:span><text:span text:style-name="T15">nạp</text:span><text:span text:style-name="T28"> </text:span><text:span text:style-name="T15">nó</text:span><text:span text:style-name="T21"> </text:span><text:span text:style-name="T15">vào</text:span><text:span text:style-name="T17"> </text:span><text:span text:style-name="T15">bộ</text:span><text:span text:style-name="T38"> </text:span><text:span text:style-name="T15">nhớ</text:span><text:span text:style-name="T28"> </text:span><text:span text:style-name="T15">để thực thi.</text:span></text:p>
                </text:list-item>
                <text:list-item>
                  <text:p text:style-name="P42" loext:marker-style-name="T41"><text:span text:style-name="T15">Quản</text:span><text:span text:style-name="T23"> </text:span><text:span text:style-name="T15">lý</text:span><text:span text:style-name="T19"> </text:span><text:span text:style-name="T15">bộ</text:span><text:span text:style-name="T27"> </text:span><text:span text:style-name="T15">nhớ</text:span><text:span text:style-name="T27"> </text:span><text:span text:style-name="T15">(memory</text:span><text:span text:style-name="T27"> </text:span><text:span text:style-name="T15">management).</text:span></text:p>
                </text:list-item>
                <text:list-item>
                  <text:p text:style-name="P41" loext:marker-style-name="T41"><text:span text:style-name="T15">Định</text:span><text:span text:style-name="T28"> </text:span><text:span text:style-name="T15">thời</text:span><text:span text:style-name="T27"> </text:span><text:span text:style-name="T15">CPU</text:span><text:span text:style-name="T28"> </text:span><text:span text:style-name="T15">(CPU</text:span><text:span text:style-name="T23"> </text:span><text:span text:style-name="T15">scheduling).</text:span></text:p>
                </text:list-item>
                <text:list-item>
                  <text:p text:style-name="P43" loext:marker-style-name="T41"><text:span text:style-name="T15">Cấp</text:span><text:span text:style-name="T19"> </text:span><text:span text:style-name="T15">phát</text:span><text:span text:style-name="T27"> </text:span><text:span text:style-name="T15">tài</text:span><text:span text:style-name="T21"> </text:span><text:span text:style-name="T15">nguyên</text:span><text:span text:style-name="T27"> </text:span><text:span text:style-name="T15">(đĩa,</text:span><text:span text:style-name="T28"> </text:span><text:span text:style-name="T15">máy</text:span><text:span text:style-name="T23"> </text:span><text:span text:style-name="T15">in,…).</text:span></text:p>
                </text:list-item>
                <text:list-item>
                  <text:p text:style-name="P43" loext:marker-style-name="T41"><text:span text:style-name="T15">Bảo</text:span><text:span text:style-name="T21"> </text:span><text:span text:style-name="T15">vệ.</text:span></text:p>
                </text:list-item>
              </text:list>
            </text:list-item>
          </text:list>
        </text:list-item>
      </text:list>
      <text:p text:style-name="P67" loext:marker-style-name="T41"><text:span text:style-name="T16">+ Hệ thống chia sẻ thời gian:</text:span><text:span text:style-name="T16"/></text:p>
      <text:list text:continue-numbering="true" text:style-name="WWNum34">
        <text:list-item>
          <text:list>
            <text:list-item>
              <text:p text:style-name="P31" loext:marker-style-name="T40"><text:span text:style-name="T15">Là</text:span><text:span text:style-name="T28"> </text:span><text:span text:style-name="T15">hệ</text:span><text:span text:style-name="T28"> </text:span><text:span text:style-name="T15">thống</text:span><text:span text:style-name="T27"> </text:span><text:span text:style-name="T15">đa</text:span><text:span text:style-name="T19"> </text:span><text:span text:style-name="T15">nhiệm,</text:span><text:span text:style-name="T21"> </text:span><text:span text:style-name="T15">lập</text:span><text:span text:style-name="T21"> </text:span><text:span text:style-name="T15">lịch</text:span><text:span text:style-name="T27"> </text:span><text:span text:style-name="T15">cho</text:span><text:span text:style-name="T27"> </text:span><text:span text:style-name="T15">các</text:span><text:span text:style-name="T28"> </text:span><text:span text:style-name="T15">tiến</text:span><text:span text:style-name="T19"> </text:span><text:span text:style-name="T15">trình</text:span><text:span text:style-name="T27"> </text:span><text:span text:style-name="T15">thực</text:span><text:span text:style-name="T28"> </text:span><text:span text:style-name="T15">thi</text:span><text:span text:style-name="T21"> </text:span><text:span text:style-name="T15">trên</text:span><text:span text:style-name="T27"> </text:span><text:span text:style-name="T15">CPU.</text:span></text:p>
            </text:list-item>
            <text:list-item>
              <text:p text:style-name="P29" loext:marker-style-name="T40"><text:span text:style-name="T15">Yêu</text:span><text:span text:style-name="T27"> </text:span><text:span text:style-name="T15">cầu:</text:span></text:p>
              <text:list>
                <text:list-item>
                  <text:p text:style-name="P44" loext:marker-style-name="T41"><text:span text:style-name="T15">Định</text:span><text:span text:style-name="T21"> </text:span><text:span text:style-name="T15">thời</text:span><text:span text:style-name="T28"> </text:span><text:span text:style-name="T15">công</text:span><text:span text:style-name="T27"> </text:span><text:span text:style-name="T15">việc</text:span><text:span text:style-name="T21"> </text:span><text:span text:style-name="T15">(job</text:span><text:span text:style-name="T28"> </text:span><text:span text:style-name="T15">scheduling).</text:span></text:p>
                </text:list-item>
                <text:list-item>
                  <text:p text:style-name="P41" loext:marker-style-name="T41"><text:span text:style-name="T15">Quản</text:span><text:span text:style-name="T23"> </text:span><text:span text:style-name="T15">lý</text:span><text:span text:style-name="T19"> </text:span><text:span text:style-name="T15">bộ</text:span><text:span text:style-name="T27"> </text:span><text:span text:style-name="T15">nhớ</text:span><text:span text:style-name="T27"> </text:span><text:span text:style-name="T15">(memory</text:span><text:span text:style-name="T27"> </text:span><text:span text:style-name="T15">management).</text:span></text:p>
                  <text:list>
                    <text:list-item>
                      <text:p text:style-name="P46" loext:marker-style-name="T41"><text:span text:style-name="T15">Virtual</text:span><text:span text:style-name="T23"> </text:span><text:span text:style-name="T15">memory</text:span></text:p>
                    </text:list-item>
                  </text:list>
                </text:list-item>
                <text:list-item>
                  <text:p text:style-name="P45" loext:marker-style-name="T41"><text:span text:style-name="T15">Quản</text:span><text:span text:style-name="T23"> </text:span><text:span text:style-name="T15">lý các</text:span><text:span text:style-name="T28"> </text:span><text:span text:style-name="T15">quá</text:span><text:span text:style-name="T23"> </text:span><text:span text:style-name="T15">trình</text:span><text:span text:style-name="T21"> </text:span><text:span text:style-name="T15">(process management)</text:span></text:p>
                  <text:list>
                    <text:list-item>
                      <text:p text:style-name="P46" loext:marker-style-name="T41"><text:span text:style-name="T15">Định</text:span><text:span text:style-name="T27"> </text:span><text:span text:style-name="T15">thời CPU</text:span></text:p>
                    </text:list-item>
                    <text:list-item>
                      <text:p text:style-name="P47" loext:marker-style-name="T41"><text:span text:style-name="T15">Đồng</text:span><text:span text:style-name="T28"> </text:span><text:span text:style-name="T15">bộ</text:span><text:span text:style-name="T28"> </text:span><text:span text:style-name="T15">các</text:span><text:span text:style-name="T18"> </text:span><text:span text:style-name="T15">quá</text:span><text:span text:style-name="T21"> </text:span><text:span text:style-name="T15">trình</text:span><text:span text:style-name="T28"> </text:span><text:span text:style-name="T15">(synchronization)</text:span></text:p>
                    </text:list-item>
                    <text:list-item>
                      <text:p text:style-name="P48" loext:marker-style-name="T41"><text:span text:style-name="T15">Giao</text:span><text:span text:style-name="T19"> </text:span><text:span text:style-name="T15">tiếp</text:span><text:span text:style-name="T19"> </text:span><text:span text:style-name="T15">giữa</text:span><text:span text:style-name="T21"> </text:span><text:span text:style-name="T15">các</text:span><text:span text:style-name="T21"> </text:span><text:span text:style-name="T15">quá</text:span><text:span text:style-name="T28"> </text:span><text:span text:style-name="T15">trình</text:span><text:span text:style-name="T28"> </text:span><text:span text:style-name="T15">(process</text:span><text:span text:style-name="T27"> </text:span><text:span text:style-name="T15">communication)</text:span></text:p>
                    </text:list-item>
                    <text:list-item>
                      <text:p text:style-name="P48" loext:marker-style-name="T41"><text:span text:style-name="T15">Tránh</text:span><text:span text:style-name="T18"> </text:span><text:span text:style-name="T15">deadlock</text:span></text:p>
                    </text:list-item>
                  </text:list>
                </text:list-item>
                <text:list-item>
                  <text:p text:style-name="P41" loext:marker-style-name="T41"><text:span text:style-name="T15">Quản</text:span><text:span text:style-name="T21"> </text:span><text:span text:style-name="T15">lý</text:span><text:span text:style-name="T23"> </text:span><text:span text:style-name="T15">hệ</text:span><text:span text:style-name="T27"> </text:span><text:span text:style-name="T15">thống</text:span><text:span text:style-name="T39"> </text:span><text:span text:style-name="T15">file,</text:span><text:span text:style-name="T23"> </text:span><text:span text:style-name="T15">hệ</text:span><text:span text:style-name="T27"> </text:span><text:span text:style-name="T15">thống lưu trữ.</text:span></text:p>
                </text:list-item>
                <text:list-item>
                  <text:p text:style-name="P45" loext:marker-style-name="T41"><text:span text:style-name="T15">Cấp</text:span><text:span text:style-name="T23"> </text:span><text:span text:style-name="T15">phát hợp</text:span><text:span text:style-name="T21"> </text:span><text:span text:style-name="T15">lý các</text:span><text:span text:style-name="T27"> </text:span><text:span text:style-name="T15">tài nguyên.</text:span></text:p>
                </text:list-item>
                <text:list-item>
                  <text:p text:style-name="P43" loext:marker-style-name="T41"><text:span text:style-name="T15">Bảo</text:span><text:span text:style-name="T19"> </text:span><text:span text:style-name="T15">vệ</text:span><text:span text:style-name="T27"> </text:span><text:span text:style-name="T15">(protection).</text:span></text:p>
                </text:list-item>
              </text:list>
            </text:list-item>
          </text:list>
        </text:list-item>
      </text:list>
      <text:p text:style-name="P68" loext:marker-style-name="T16"><text:span text:style-name="T16">+Hệ thống song song:</text:span><text:span text:style-name="T16"/></text:p>
      <text:list text:continue-numbering="true" text:style-name="WWNum34">
        <text:list-item>
          <text:list>
            <text:list-item>
              <text:p text:style-name="P28" loext:marker-style-name="T40"><text:span text:style-name="T15">Nhiều</text:span><text:span text:style-name="T28"> </text:span><text:span text:style-name="T15">CPU,</text:span><text:span text:style-name="T21"> </text:span><text:span text:style-name="T15">chia</text:span><text:span text:style-name="T28"> </text:span><text:span text:style-name="T15">sẻ</text:span><text:span text:style-name="T28"> </text:span><text:span text:style-name="T15">computer</text:span><text:span text:style-name="T18"> </text:span><text:span text:style-name="T15">bus,</text:span><text:span text:style-name="T21"> </text:span><text:span text:style-name="T15">clock</text:span></text:p>
            </text:list-item>
            <text:list-item>
              <text:p text:style-name="P29" loext:marker-style-name="T40"><text:span text:style-name="T15">Ưu</text:span><text:span text:style-name="T21"> </text:span><text:span text:style-name="T15">điểm:</text:span></text:p>
              <text:list>
                <text:list-item>
                  <text:p text:style-name="P44" loext:marker-style-name="T41"><text:span text:style-name="T15">Năng</text:span><text:span text:style-name="T19"> </text:span><text:span text:style-name="T15">suất:</text:span><text:span text:style-name="T27"> </text:span><text:span text:style-name="T15">càng</text:span><text:span text:style-name="T19"> </text:span><text:span text:style-name="T15">nhiều CPU</text:span><text:span text:style-name="T27"> </text:span><text:span text:style-name="T15">thì</text:span><text:span text:style-name="T27"> </text:span><text:span text:style-name="T15">càng</text:span><text:span text:style-name="T27"> </text:span><text:span text:style-name="T15">xử</text:span><text:span text:style-name="T28"> </text:span><text:span text:style-name="T15">lý</text:span><text:span text:style-name="T19"> </text:span><text:span text:style-name="T15">công</text:span><text:span text:style-name="T19"> </text:span><text:span text:style-name="T15">việc</text:span><text:span text:style-name="T27"> </text:span><text:span text:style-name="T15">nhanh.</text:span></text:p>
                </text:list-item>
                <text:list-item>
                  <text:p text:style-name="P17" loext:marker-style-name="T41"><text:span text:style-name="T15">Multiprocessor system ít tốn kém hơn multiple single-processor</text:span><text:span text:style-name="T22"> </text:span><text:span text:style-name="T15">system.</text:span></text:p>
                </text:list-item>
                <text:list-item>
                  <text:p text:style-name="P18" loext:marker-style-name="T41"><text:span text:style-name="T15">Độ</text:span><text:span text:style-name="T19"> </text:span><text:span text:style-name="T15">tin</text:span><text:span text:style-name="T27"> </text:span><text:span text:style-name="T15">cậy:</text:span><text:span text:style-name="T27"> </text:span><text:span text:style-name="T15">khi</text:span><text:span text:style-name="T27"> </text:span><text:span text:style-name="T15">một</text:span><text:span text:style-name="T27"> </text:span><text:span text:style-name="T15">processor</text:span><text:span text:style-name="T19"> </text:span><text:span text:style-name="T15">hỏng</text:span><text:span text:style-name="T27"> </text:span><text:span text:style-name="T15">thì</text:span><text:span text:style-name="T27"> </text:span><text:span text:style-name="T15">công</text:span><text:span text:style-name="T27"> </text:span><text:span text:style-name="T15">việc</text:span><text:span text:style-name="T28"> </text:span><text:span text:style-name="T15">của</text:span><text:span text:style-name="T19"> </text:span><text:span text:style-name="T15">nó</text:span><text:span text:style-name="T19"> </text:span><text:span text:style-name="T15">được</text:span><text:span text:style-name="T28"> </text:span><text:span text:style-name="T15">chia</text:span><text:span text:style-name="T28"> </text:span><text:span text:style-name="T15">sẻ</text:span><text:span text:style-name="T22"> </text:span><text:span text:style-name="T15">giữa</text:span><text:span text:style-name="T27"> </text:span><text:span text:style-name="T15">các processor còn</text:span><text:span text:style-name="T17"> </text:span><text:span text:style-name="T15">lại.</text:span></text:p>
                </text:list-item>
              </text:list>
            </text:list-item>
            <text:list-item>
              <text:p text:style-name="P32" loext:marker-style-name="T40"><text:span text:style-name="T15">Phân loại:</text:span><text:span text:style-name="T21"> </text:span><text:span text:style-name="T15">Đa</text:span><text:span text:style-name="T27"> </text:span><text:span text:style-name="T15">xử</text:span><text:span text:style-name="T19"> </text:span><text:span text:style-name="T15">lý</text:span><text:span text:style-name="T23"> </text:span><text:span text:style-name="T15">đối</text:span><text:span text:style-name="T28"> </text:span><text:span text:style-name="T15">xứng và</text:span><text:span text:style-name="T27"> </text:span><text:span text:style-name="T15">đa</text:span><text:span text:style-name="T23"> </text:span><text:span text:style-name="T15">xử</text:span><text:span text:style-name="T28"> </text:span><text:span text:style-name="T15">lý bất đối</text:span><text:span text:style-name="T17"> </text:span><text:span text:style-name="T15">xứng.</text:span></text:p>
            </text:list-item>
          </text:list>
        </text:list-item>
      </text:list>
      <text:p text:style-name="P69" loext:marker-style-name="T16"><text:span text:style-name="T16">+ Hệ thống phân tán:</text:span><text:span text:style-name="T16"/></text:p>
      <text:list text:continue-numbering="true" text:style-name="WWNum34">
        <text:list-item>
          <text:list>
            <text:list-item>
              <text:p text:style-name="P14" loext:marker-style-name="T40"><text:span text:style-name="T15">Mỗi processor có bộ nhớ riêng, giao tiếp với nhau qua các kênh nối như</text:span><text:span text:style-name="T17"> </text:span><text:span text:style-name="T15">mạng,</text:span><text:span text:style-name="T21"> </text:span><text:span text:style-name="T15">bus</text:span><text:span text:style-name="T19"> </text:span><text:span text:style-name="T15">tốc</text:span><text:span text:style-name="T28"> </text:span><text:span text:style-name="T15">độ</text:span><text:span text:style-name="T27"> </text:span><text:span text:style-name="T15">cao</text:span><text:span text:style-name="T19"> </text:span><text:span text:style-name="T15">nhưng</text:span><text:span text:style-name="T23"> </text:span><text:span text:style-name="T15">người</text:span><text:span text:style-name="T23"> </text:span><text:span text:style-name="T15">dùng</text:span><text:span text:style-name="T27"> </text:span><text:span text:style-name="T15">chỉ</text:span><text:span text:style-name="T27"> </text:span><text:span text:style-name="T15">thấy</text:span><text:span text:style-name="T27"> </text:span><text:span text:style-name="T15">một</text:span><text:span text:style-name="T27"> </text:span><text:span text:style-name="T15">hệ</text:span><text:span text:style-name="T27"> </text:span><text:span text:style-name="T15">thống</text:span><text:span text:style-name="T27"> </text:span><text:span text:style-name="T15">đơn</text:span><text:span text:style-name="T27"> </text:span><text:span text:style-name="T15">nhất.</text:span></text:p>
            </text:list-item>
            <text:list-item>
              <text:p text:style-name="P32" loext:marker-style-name="T40"><text:span text:style-name="T15">Ưu</text:span><text:span text:style-name="T21"> </text:span><text:span text:style-name="T15">điểm:</text:span></text:p>
              <text:list>
                <text:list-item>
                  <text:p text:style-name="P44" loext:marker-style-name="T41"><text:span text:style-name="T15">Chia</text:span><text:span text:style-name="T21"> </text:span><text:span text:style-name="T15">sẻ</text:span><text:span text:style-name="T19"> </text:span><text:span text:style-name="T15">tài</text:span><text:span text:style-name="T23"> </text:span><text:span text:style-name="T15">nguyên</text:span><text:span text:style-name="T27"> </text:span><text:span text:style-name="T15">(resource</text:span><text:span text:style-name="T28"> </text:span><text:span text:style-name="T15">sharing)</text:span></text:p>
                </text:list-item>
                <text:list-item>
                  <text:p text:style-name="P45" loext:marker-style-name="T41"><text:span text:style-name="T15">Chia</text:span><text:span text:style-name="T21"> </text:span><text:span text:style-name="T15">sẻ</text:span><text:span text:style-name="T18"> </text:span><text:span text:style-name="T15">sức</text:span><text:span text:style-name="T21"> </text:span><text:span text:style-name="T15">mạnh</text:span><text:span text:style-name="T18"> </text:span><text:span text:style-name="T15">tính</text:span><text:span text:style-name="T28"> </text:span><text:span text:style-name="T15">toán</text:span><text:span text:style-name="T28"> </text:span><text:span text:style-name="T15">(computational</text:span><text:span text:style-name="T28"> </text:span><text:span text:style-name="T15">sharing)</text:span></text:p>
                </text:list-item>
                <text:list-item>
                  <text:p text:style-name="P41" loext:marker-style-name="T41"><text:span text:style-name="T15">Độ</text:span><text:span text:style-name="T18"> </text:span><text:span text:style-name="T15">tin</text:span><text:span text:style-name="T27"> </text:span><text:span text:style-name="T15">cậy</text:span><text:span text:style-name="T27"> </text:span><text:span text:style-name="T15">cao</text:span><text:span text:style-name="T28"> </text:span><text:span text:style-name="T15">(high</text:span><text:span text:style-name="T27"> </text:span><text:span text:style-name="T15">reliability)</text:span></text:p>
                </text:list-item>
                <text:list-item>
                  <text:p text:style-name="P19" loext:marker-style-name="T41"><text:span text:style-name="T15">Độ sẵn sàng cao (high availability): các dịch vụ của hệ thống được</text:span><text:span text:style-name="T22"> </text:span><text:span text:style-name="T15">cung</text:span><text:span text:style-name="T27"> </text:span><text:span text:style-name="T15">cấp</text:span><text:span text:style-name="T23"> </text:span><text:span text:style-name="T15">liên tục</text:span><text:span text:style-name="T28"> </text:span><text:span text:style-name="T15">cho dù một</text:span><text:span text:style-name="T27"> </text:span><text:span text:style-name="T15">thành</text:span><text:span text:style-name="T23"> </text:span><text:span text:style-name="T15">phần</text:span><text:span text:style-name="T21"> </text:span><text:span text:style-name="T15">hardware</text:span><text:span text:style-name="T23"> </text:span><text:span text:style-name="T15">trở</text:span><text:span text:style-name="T28"> </text:span><text:span text:style-name="T15">nên</text:span><text:span text:style-name="T21"> </text:span><text:span text:style-name="T15">hỏng.</text:span></text:p>
                </text:list-item>
              </text:list>
            </text:list-item>
            <text:list-item>
              <text:p text:style-name="P33" loext:marker-style-name="T40"><text:span text:style-name="T15">Các</text:span><text:span text:style-name="T21"> </text:span><text:span text:style-name="T15">mô</text:span><text:span text:style-name="T23"> </text:span><text:span text:style-name="T15">hình</text:span><text:span text:style-name="T27"> </text:span><text:span text:style-name="T15">hệ</text:span><text:span text:style-name="T19"> </text:span><text:span text:style-name="T15">thống</text:span><text:span text:style-name="T27"> </text:span><text:span text:style-name="T15">song</text:span><text:span text:style-name="T27"> </text:span><text:span text:style-name="T15">song:</text:span><text:span text:style-name="T27"> </text:span><text:span text:style-name="T15">client-sever</text:span><text:span text:style-name="T19"> </text:span><text:span text:style-name="T15">và</text:span><text:span text:style-name="T28"> </text:span><text:span text:style-name="T15">peer-to-peer</text:span></text:p>
            </text:list-item>
          </text:list>
        </text:list-item>
      </text:list>
      <text:p text:style-name="P67" loext:marker-style-name="T16"><text:span text:style-name="T16">+Hệ thống xử lý thời gian thực:</text:span><text:span text:style-name="T16"/></text:p>
      <text:list xml:id="list185946273186217" text:continue-numbering="true" text:style-name="WWNum34">
        <text:list-item>
          <text:list>
            <text:list-item>
              <text:p text:style-name="P15" loext:marker-style-name="T40"><text:span text:style-name="T15">Sử dụng trong các thiết bị chuyên dụng như điều khiển các thử nghiệm khoa</text:span><text:span text:style-name="T22"> </text:span><text:span text:style-name="T15">học, điều khiển trong y khoa, dây chuyền công nghiệp, thiết bị gia dụng,</text:span><text:span text:style-name="T17"> </text:span><text:span text:style-name="T15">quân</text:span><text:span text:style-name="T21"> </text:span><text:span text:style-name="T15">sự.</text:span></text:p>
            </text:list-item>
            <text:list-item>
              <text:p text:style-name="P34" loext:marker-style-name="T40"><text:span text:style-name="T15">Ràng buộc</text:span><text:span text:style-name="T27"> </text:span><text:span text:style-name="T15">về</text:span><text:span text:style-name="T21"> </text:span><text:span text:style-name="T15">thời</text:span><text:span text:style-name="T28"> </text:span><text:span text:style-name="T15">gian:</text:span><text:span text:style-name="T21"> </text:span><text:span text:style-name="T15">hard</text:span><text:span text:style-name="T17"> </text:span><text:span text:style-name="T15">và</text:span><text:span text:style-name="T27"> </text:span><text:span text:style-name="T15">soft</text:span><text:span text:style-name="T17"> </text:span><text:span text:style-name="T15">real-time.</text:span></text:p>
              <text:list>
                <text:list-item>
                  <text:p text:style-name="P44" loext:marker-style-name="T41"><text:span text:style-name="T15">Hard</text:span><text:span text:style-name="T27"> </text:span><text:span text:style-name="T15">real-time.</text:span></text:p>
                  <text:list>
                    <text:list-item>
                      <text:p text:style-name="P11" loext:marker-style-name="T41"><text:span text:style-name="T15">Hạn chế</text:span><text:span text:style-name="T27"> </text:span><text:span text:style-name="T15">(hoặc</text:span><text:span text:style-name="T21"> </text:span><text:span text:style-name="T15">không</text:span><text:span text:style-name="T28"> </text:span><text:span text:style-name="T15">có) bộ</text:span><text:span text:style-name="T23"> </text:span><text:span text:style-name="T15">nhớ</text:span><text:span text:style-name="T21"> </text:span><text:span text:style-name="T15">phụ,</text:span><text:span text:style-name="T23"> </text:span><text:span text:style-name="T15">tất cả</text:span><text:span text:style-name="T27"> </text:span><text:span text:style-name="T15">dữ</text:span><text:span text:style-name="T27"> </text:span><text:span text:style-name="T15">liệu</text:span><text:span text:style-name="T21"> </text:span><text:span text:style-name="T15">nằm</text:span><text:span text:style-name="T21"> </text:span><text:span text:style-name="T15">trong</text:span><text:span text:style-name="T22"> </text:span><text:span text:style-name="T15">bộ</text:span><text:span text:style-name="T23"> </text:span><text:span text:style-name="T15">nhớ chính</text:span><text:span text:style-name="T17"> </text:span><text:span text:style-name="T15">(RAM hoặc</text:span><text:span text:style-name="T27"> </text:span><text:span text:style-name="T15">ROM).</text:span></text:p>
                    </text:list-item>
                    <text:list-item>
                      <text:p text:style-name="P12" loext:marker-style-name="T41"><text:span text:style-name="T15">Yêu</text:span><text:span text:style-name="T27"> </text:span><text:span text:style-name="T15">cầu về</text:span><text:span text:style-name="T23"> </text:span><text:span text:style-name="T15">thời</text:span><text:span text:style-name="T21"> </text:span><text:span text:style-name="T15">gian</text:span><text:span text:style-name="T19"> </text:span><text:span text:style-name="T15">đáp ứng/xử</text:span><text:span text:style-name="T21"> </text:span><text:span text:style-name="T15">lý rất</text:span><text:span text:style-name="T19"> </text:span><text:span text:style-name="T15">nghiêm</text:span><text:span text:style-name="T23"> </text:span><text:span text:style-name="T15">ngặt,</text:span><text:span text:style-name="T21"> </text:span><text:span text:style-name="T15">thường</text:span><text:span text:style-name="T23"> </text:span><text:span text:style-name="T15">sử</text:span><text:span text:style-name="T22"> </text:span><text:span text:style-name="T15">dụng trong</text:span><text:span text:style-name="T23"> </text:span><text:span text:style-name="T15">điều</text:span><text:span text:style-name="T21"> </text:span><text:span text:style-name="T15">khiển công nghiệp,</text:span><text:span text:style-name="T27"> </text:span><text:span text:style-name="T15">robotics,…</text:span></text:p>
                    </text:list-item>
                  </text:list>
                </text:list-item>
                <text:list-item>
                  <text:p text:style-name="P20" loext:marker-style-name="T41"><text:span text:style-name="T15">Soft</text:span><text:span text:style-name="T21"> </text:span><text:span text:style-name="T15">real-time:</text:span><text:span text:style-name="T28"> </text:span><text:span text:style-name="T15">Thường</text:span><text:span text:style-name="T28"> </text:span><text:span text:style-name="T15">được</text:span><text:span text:style-name="T18"> </text:span><text:span text:style-name="T15">dùng</text:span><text:span text:style-name="T28"> </text:span><text:span text:style-name="T15">trong</text:span><text:span text:style-name="T18"> </text:span><text:span text:style-name="T15">lĩnh</text:span><text:span text:style-name="T21"> </text:span><text:span text:style-name="T15">vực</text:span><text:span text:style-name="T23"> </text:span><text:span text:style-name="T15">multimedia,</text:span><text:span text:style-name="T23"> </text:span><text:span text:style-name="T15">virtual</text:span><text:span text:style-name="T22"> </text:span><text:span text:style-name="T15">reality với</text:span><text:span text:style-name="T21"> </text:span><text:span text:style-name="T15">yêu</text:span><text:span text:style-name="T17"> </text:span><text:span text:style-name="T15">cầu mềm dẻo hơn</text:span><text:span text:style-name="T28"> </text:span><text:span text:style-name="T15">về</text:span><text:span text:style-name="T27"> </text:span><text:span text:style-name="T15">thời</text:span><text:span text:style-name="T17"> </text:span><text:span text:style-name="T15">gian đáp ứng.</text:span></text:p>
                </text:list-item>
              </text:list>
            </text:list-item>
          </text:list>
        </text:list-item>
      </text:list>
      <text:p text:style-name="P2"/>
      <text:p text:style-name="P3"/>
      <text:list xml:id="list185945030223452" text:continue-list="list185946165231946" text:style-name="WWNum22">
        <text:list-item>
          <text:p text:style-name="P56" loext:marker-style-name="T7"><text:soft-page-break/><text:span text:style-name="T7">Dưới góc độ loại máy tính, hệ điều hành chia thành những loại nào?</text:span><text:span text:style-name="T7"/></text:p>
        </text:list-item>
      </text:list>
      <text:list xml:id="list185946113827508" text:continue-list="list185946273186217" text:style-name="WWNum34">
        <text:list-item>
          <text:p text:style-name="P25" loext:marker-style-name="T41"><text:span text:style-name="T15">Hệ</text:span><text:span text:style-name="T28"> </text:span><text:span text:style-name="T15">điều</text:span><text:span text:style-name="T27"> </text:span><text:span text:style-name="T15">hành dành</text:span><text:span text:style-name="T19"> </text:span><text:span text:style-name="T15">cho máy</text:span><text:span text:style-name="T23"> </text:span><text:span text:style-name="T15">MainFrame.</text:span></text:p>
        </text:list-item>
        <text:list-item>
          <text:p text:style-name="P26" loext:marker-style-name="T41"><text:span text:style-name="T15">Hệ</text:span><text:span text:style-name="T28"> </text:span><text:span text:style-name="T15">điều hành dành</text:span><text:span text:style-name="T23"> </text:span><text:span text:style-name="T15">cho máy</text:span><text:span text:style-name="T28"> </text:span><text:span text:style-name="T15">Server.</text:span></text:p>
        </text:list-item>
        <text:list-item>
          <text:p text:style-name="P26" loext:marker-style-name="T41"><text:span text:style-name="T15">Hệ</text:span><text:span text:style-name="T28"> </text:span><text:span text:style-name="T15">điều</text:span><text:span text:style-name="T27"> </text:span><text:span text:style-name="T15">hành dành</text:span><text:span text:style-name="T23"> </text:span><text:span text:style-name="T15">cho</text:span><text:span text:style-name="T27"> </text:span><text:span text:style-name="T15">máy</text:span><text:span text:style-name="T21"> </text:span><text:span text:style-name="T15">nhiều</text:span><text:span text:style-name="T27"> </text:span><text:span text:style-name="T15">CPU.</text:span></text:p>
        </text:list-item>
        <text:list-item>
          <text:p text:style-name="P27" loext:marker-style-name="T41"><text:span text:style-name="T15">Hệ</text:span><text:span text:style-name="T27"> </text:span><text:span text:style-name="T15">điều hành dành</text:span><text:span text:style-name="T23"> </text:span><text:span text:style-name="T15">cho máy</text:span><text:span text:style-name="T21"> </text:span><text:span text:style-name="T15">tính</text:span><text:span text:style-name="T17"> </text:span><text:span text:style-name="T15">cá</text:span><text:span text:style-name="T19"> </text:span><text:span text:style-name="T15">nhân</text:span><text:span text:style-name="T28"> </text:span><text:span text:style-name="T15">(PC).</text:span></text:p>
        </text:list-item>
        <text:list-item>
          <text:p text:style-name="P25" loext:marker-style-name="T41"><text:span text:style-name="T15">Hệ</text:span><text:span text:style-name="T28"> </text:span><text:span text:style-name="T15">điều</text:span><text:span text:style-name="T27"> </text:span><text:span text:style-name="T15">hành</text:span><text:span text:style-name="T27"> </text:span><text:span text:style-name="T15">dành</text:span><text:span text:style-name="T19"> </text:span><text:span text:style-name="T15">cho máy</text:span><text:span text:style-name="T28"> </text:span><text:span text:style-name="T15">PDA</text:span><text:span text:style-name="T27"> </text:span><text:span text:style-name="T15">(Embedded</text:span><text:span text:style-name="T23"> </text:span><text:span text:style-name="T15">OS</text:span><text:span text:style-name="T38"> </text:span><text:span text:style-name="T15">-</text:span><text:span text:style-name="T21"> </text:span><text:span text:style-name="T15">hệ</text:span><text:span text:style-name="T28"> </text:span><text:span text:style-name="T15">điều</text:span><text:span text:style-name="T27"> </text:span><text:span text:style-name="T15">hành</text:span><text:span text:style-name="T23"> </text:span><text:span text:style-name="T15">nhúng).</text:span></text:p>
        </text:list-item>
        <text:list-item>
          <text:p text:style-name="P26" loext:marker-style-name="T41"><text:span text:style-name="T15">Hệ</text:span><text:span text:style-name="T28"> </text:span><text:span text:style-name="T15">điều hành dành</text:span><text:span text:style-name="T23"> </text:span><text:span text:style-name="T15">cho máy</text:span><text:span text:style-name="T21"> </text:span><text:span text:style-name="T15">chuyên</text:span><text:span text:style-name="T21"> </text:span><text:span text:style-name="T15">biệt.</text:span></text:p>
        </text:list-item>
        <text:list-item>
          <text:p text:style-name="P26" loext:marker-style-name="T41"><text:span text:style-name="T15">Hệ</text:span><text:span text:style-name="T28"> </text:span><text:span text:style-name="T15">điều</text:span><text:span text:style-name="T27"> </text:span><text:span text:style-name="T15">hành</text:span><text:span text:style-name="T27"> </text:span><text:span text:style-name="T15">dành</text:span><text:span text:style-name="T23"> </text:span><text:span text:style-name="T15">cho</text:span><text:span text:style-name="T27"> </text:span><text:span text:style-name="T15">thẻ</text:span><text:span text:style-name="T27"> </text:span><text:span text:style-name="T15">chíp</text:span><text:span text:style-name="T27"> </text:span><text:span text:style-name="T15">(SmartCard).</text:span></text:p>
        </text:list-item>
      </text:list>
      <text:p text:style-name="P70" loext:marker-style-name="T42"/>
      <text:list xml:id="list185946439892433" text:continue-list="list185945030223452" text:style-name="WWNum22">
        <text:list-item>
          <text:p text:style-name="P56" loext:marker-style-name="T7"><text:span text:style-name="T7">Nêu lịch sử phát triển hệ điều hành?</text:span><text:span text:style-name="T7"/></text:p>
        </text:list-item>
      </text:list>
      <text:p text:style-name="P71" loext:marker-style-name="T16"><text:span text:style-name="T16">- Thế hệ 1 (1945 - 1955)</text:span><text:span text:style-name="T16"/></text:p>
      <text:list text:continue-list="list185946113827508" text:style-name="WWNum34">
        <text:list-item>
          <text:list>
            <text:list-item>
              <text:p text:style-name="P31" loext:marker-style-name="T40"><text:span text:style-name="T15">Thiết</text:span><text:span text:style-name="T27"> </text:span><text:span text:style-name="T15">kế,</text:span><text:span text:style-name="T23"> </text:span><text:span text:style-name="T15">xây dựng,</text:span><text:span text:style-name="T19"> </text:span><text:span text:style-name="T15">lập trình,</text:span><text:span text:style-name="T28"> </text:span><text:span text:style-name="T15">thao</text:span><text:span text:style-name="T27"> </text:span><text:span text:style-name="T15">tác:</text:span><text:span text:style-name="T21"> </text:span><text:span text:style-name="T15">do</text:span><text:span text:style-name="T23"> </text:span><text:span text:style-name="T15">1</text:span><text:span text:style-name="T28"> </text:span><text:span text:style-name="T15">nhóm</text:span><text:span text:style-name="T23"> </text:span><text:span text:style-name="T15">người.</text:span></text:p>
            </text:list-item>
            <text:list-item>
              <text:p text:style-name="P35" loext:marker-style-name="T40"><text:span text:style-name="T15">Lưu</text:span><text:span text:style-name="T19"> </text:span><text:span text:style-name="T15">trên</text:span><text:span text:style-name="T27"> </text:span><text:span text:style-name="T15">phiếu</text:span><text:span text:style-name="T21"> </text:span><text:span text:style-name="T15">đục</text:span><text:span text:style-name="T28"> </text:span><text:span text:style-name="T15">lỗ.</text:span></text:p>
            </text:list-item>
          </text:list>
        </text:list-item>
      </text:list>
      <text:p text:style-name="P67" loext:marker-style-name="T16"><text:span text:style-name="T16">- Thế hệ 2 (1955 - 1965)</text:span><text:span text:style-name="T16"/></text:p>
      <text:list text:continue-numbering="true" text:style-name="WWNum34">
        <text:list-item>
          <text:list>
            <text:list-item>
              <text:p text:style-name="P31" loext:marker-style-name="T40"><text:span text:style-name="T15">Xuất</text:span><text:span text:style-name="T21"> </text:span><text:span text:style-name="T15">hiện</text:span><text:span text:style-name="T23"> </text:span><text:span text:style-name="T15">sự</text:span><text:span text:style-name="T28"> </text:span><text:span text:style-name="T15">phân</text:span><text:span text:style-name="T27"> </text:span><text:span text:style-name="T15">công công</text:span><text:span text:style-name="T23"> </text:span><text:span text:style-name="T15">việc</text:span></text:p>
            </text:list-item>
            <text:list-item>
              <text:p text:style-name="P29" loext:marker-style-name="T40"><text:span text:style-name="T15">Hệ</text:span><text:span text:style-name="T27"> </text:span><text:span text:style-name="T15">thống sử</text:span><text:span text:style-name="T19"> </text:span><text:span text:style-name="T15">lý</text:span><text:span text:style-name="T23"> </text:span><text:span text:style-name="T15">theo</text:span><text:span text:style-name="T21"> </text:span><text:span text:style-name="T15">lô</text:span><text:span text:style-name="T17"> </text:span><text:span text:style-name="T15">ra</text:span><text:span text:style-name="T28"> </text:span><text:span text:style-name="T15">đời,</text:span><text:span text:style-name="T28"> </text:span><text:span text:style-name="T15">lưu trên</text:span><text:span text:style-name="T21"> </text:span><text:span text:style-name="T15">băng từ.</text:span></text:p>
            </text:list-item>
            <text:list-item>
              <text:p text:style-name="P36" loext:marker-style-name="T40"><text:span text:style-name="T15">Hoạt</text:span><text:span text:style-name="T21"> </text:span><text:span text:style-name="T15">động</text:span><text:span text:style-name="T27"> </text:span><text:span text:style-name="T15">dưới sự</text:span><text:span text:style-name="T19"> </text:span><text:span text:style-name="T15">điều khiển</text:span><text:span text:style-name="T21"> </text:span><text:span text:style-name="T15">đặc</text:span><text:span text:style-name="T23"> </text:span><text:span text:style-name="T15">biệt của</text:span><text:span text:style-name="T23"> </text:span><text:span text:style-name="T15">1 chương trình .</text:span></text:p>
            </text:list-item>
            <text:list-item>
              <text:p text:style-name="P29" loext:marker-style-name="T40"><text:span text:style-name="T15">Chưa</text:span><text:span text:style-name="T28"> </text:span><text:span text:style-name="T15">xuất</text:span><text:span text:style-name="T28"> </text:span><text:span text:style-name="T15">hiện</text:span><text:span text:style-name="T27"> </text:span><text:span text:style-name="T15">hệ</text:span><text:span text:style-name="T23"> </text:span><text:span text:style-name="T15">điều</text:span><text:span text:style-name="T27"> </text:span><text:span text:style-name="T15">hành.</text:span></text:p>
            </text:list-item>
          </text:list>
        </text:list-item>
      </text:list>
      <text:p text:style-name="P72" loext:marker-style-name="T41"><text:span text:style-name="T16">- Thế hệ 3 (1965 - 1980)</text:span><text:span text:style-name="T16"/></text:p>
      <text:list text:continue-numbering="true" text:style-name="WWNum34">
        <text:list-item>
          <text:list>
            <text:list-item>
              <text:p text:style-name="P37" loext:marker-style-name="T40"><text:span text:style-name="T15">Ra</text:span><text:span text:style-name="T27"> </text:span><text:span text:style-name="T15">đời hệ</text:span><text:span text:style-name="T23"> </text:span><text:span text:style-name="T15">điều</text:span><text:span text:style-name="T21"> </text:span><text:span text:style-name="T15">hành,</text:span><text:span text:style-name="T19"> </text:span><text:span text:style-name="T15">khái</text:span><text:span text:style-name="T28"> </text:span><text:span text:style-name="T15">niệm</text:span><text:span text:style-name="T27"> </text:span><text:span text:style-name="T15">đa</text:span><text:span text:style-name="T38"> </text:span><text:span text:style-name="T15">chương.</text:span></text:p>
            </text:list-item>
            <text:list-item>
              <text:p text:style-name="P36" loext:marker-style-name="T40"><text:span text:style-name="T15">HĐH</text:span><text:span text:style-name="T27"> </text:span><text:span text:style-name="T15">chia</text:span><text:span text:style-name="T27"> </text:span><text:span text:style-name="T15">sẻ</text:span><text:span text:style-name="T23"> </text:span><text:span text:style-name="T15">thời</text:span><text:span text:style-name="T21"> </text:span><text:span text:style-name="T15">gian như</text:span><text:span text:style-name="T28"> </text:span><text:span text:style-name="T15">CTSS</text:span><text:span text:style-name="T28"> </text:span><text:span text:style-name="T15">của</text:span><text:span text:style-name="T21"> </text:span><text:span text:style-name="T15">MIT.</text:span></text:p>
            </text:list-item>
            <text:list-item>
              <text:p text:style-name="P29" loext:marker-style-name="T40"><text:span text:style-name="T15">MULTICS,</text:span><text:span text:style-name="T23"> </text:span><text:span text:style-name="T15">UNIX.</text:span></text:p>
            </text:list-item>
          </text:list>
        </text:list-item>
      </text:list>
      <text:p text:style-name="P69" loext:marker-style-name="T16"><text:span text:style-name="T16">- Thế hệ 4 (1980)</text:span><text:span text:style-name="T16"/></text:p>
      <text:list xml:id="list185946805790032" text:continue-numbering="true" text:style-name="WWNum34">
        <text:list-item>
          <text:list>
            <text:list-item>
              <text:p text:style-name="P31" loext:marker-style-name="T40"><text:span text:style-name="T15">Ra</text:span><text:span text:style-name="T27"> </text:span><text:span text:style-name="T15">đời máy tính cá</text:span><text:span text:style-name="T23"> </text:span><text:span text:style-name="T15">nhân,</text:span><text:span text:style-name="T28"> </text:span><text:span text:style-name="T15">IBM</text:span><text:span text:style-name="T27"> </text:span><text:span text:style-name="T15">PC.</text:span></text:p>
            </text:list-item>
            <text:list-item>
              <text:p text:style-name="P36" loext:marker-style-name="T40"><text:span text:style-name="T15">HĐH</text:span><text:span text:style-name="T21"> </text:span><text:span text:style-name="T15">MS-DOS,</text:span><text:span text:style-name="T19"> </text:span><text:span text:style-name="T15">MacOS</text:span><text:span text:style-name="T21"> </text:span><text:span text:style-name="T15">(Apple</text:span><text:span text:style-name="T23"> </text:span><text:span text:style-name="T15">Macintosh),</text:span><text:span text:style-name="T23"> </text:span><text:span text:style-name="T15">HĐH</text:span><text:span text:style-name="T28"> </text:span><text:span text:style-name="T15">mạng,…</text:span></text:p>
            </text:list-item>
          </text:list>
        </text:list-item>
      </text:list>
      <text:p text:style-name="P70" loext:marker-style-name="T42"/>
      <text:list xml:id="list185945547265174" text:continue-list="list185946439892433" text:style-name="WWNum22">
        <text:list-item>
          <text:p text:style-name="P56" loext:marker-style-name="T7"><text:span text:style-name="T7">Những yêu cầu của hệ thống chia sẻ thời gian?</text:span><text:span text:style-name="T7"/></text:p>
        </text:list-item>
      </text:list>
      <text:p text:style-name="P61" loext:marker-style-name="T6"><text:span text:style-name="T6">Yêu</text:span><text:span text:style-name="T9"> </text:span><text:span text:style-name="T6">cầu</text:span><text:span text:style-name="T9"> </text:span><text:span text:style-name="T6">đối</text:span><text:span text:style-name="T10"> </text:span><text:span text:style-name="T6">với</text:span><text:span text:style-name="T9"> </text:span><text:span text:style-name="T6">OS</text:span><text:span text:style-name="T11"> </text:span><text:span text:style-name="T6">trong</text:span><text:span text:style-name="T9"> </text:span><text:span text:style-name="T6">hệ</text:span><text:span text:style-name="T11"> </text:span><text:span text:style-name="T6">thống</text:span><text:span text:style-name="T9"> </text:span><text:span text:style-name="T6">time-sharing</text:span></text:p>
      <text:list text:continue-list="list185946805790032" text:style-name="WWNum34">
        <text:list-item>
          <text:list>
            <text:list-item>
              <text:p text:style-name="P51" loext:marker-style-name="T44"><text:span text:style-name="T6">Định</text:span><text:span text:style-name="T12"> </text:span><text:span text:style-name="T6">thời công</text:span><text:span text:style-name="T9"> </text:span><text:span text:style-name="T6">việc</text:span><text:span text:style-name="T9"> </text:span><text:span text:style-name="T6">(job</text:span><text:span text:style-name="T9"> </text:span><text:span text:style-name="T6">scheduling)</text:span></text:p>
            </text:list-item>
            <text:list-item>
              <text:p text:style-name="P22" loext:marker-style-name="T44"><text:span text:style-name="T6">Quản</text:span><text:span text:style-name="T12"> </text:span><text:span text:style-name="T6">lý</text:span><text:span text:style-name="T9"> </text:span><text:span text:style-name="T6">bộ</text:span><text:span text:style-name="T10"> </text:span><text:span text:style-name="T6">nhớ</text:span><text:span text:style-name="T11"> </text:span><text:span text:style-name="T6">(memory</text:span><text:span text:style-name="T9"> </text:span><text:span text:style-name="T6">management)</text:span></text:p>
            </text:list-item>
          </text:list>
        </text:list-item>
      </text:list>
      <text:p text:style-name="P62" loext:marker-style-name="T6"><text:span text:style-name="T6">Virtual</text:span><text:span text:style-name="T12"> </text:span><text:span text:style-name="T6">memory</text:span></text:p>
      <text:list text:continue-numbering="true" text:style-name="WWNum34">
        <text:list-item>
          <text:list>
            <text:list-item>
              <text:p text:style-name="P39" loext:marker-style-name="T44"><text:span text:style-name="T6">Quản</text:span><text:span text:style-name="T13"> </text:span><text:span text:style-name="T6">lý</text:span><text:span text:style-name="T13"> </text:span><text:span text:style-name="T6">các quá</text:span><text:span text:style-name="T13"> </text:span><text:span text:style-name="T6">trình</text:span><text:span text:style-name="T12"> </text:span><text:span text:style-name="T6">(process</text:span><text:span text:style-name="T13"> </text:span><text:span text:style-name="T6">management)</text:span><text:span text:style-name="T14"> </text:span><text:span text:style-name="T6">Định</text:span><text:span text:style-name="T9"> </text:span><text:span text:style-name="T6">thời</text:span><text:span text:style-name="T10"> </text:span><text:span text:style-name="T6">CPU</text:span></text:p>
            </text:list-item>
          </text:list>
        </text:list-item>
      </text:list>
      <text:p text:style-name="P63" loext:marker-style-name="T6"><text:span text:style-name="T6">Đồng</text:span><text:span text:style-name="T9"> </text:span><text:span text:style-name="T6">bộ</text:span><text:span text:style-name="T9"> </text:span><text:span text:style-name="T6">các</text:span><text:span text:style-name="T9"> </text:span><text:span text:style-name="T6">quá</text:span><text:span text:style-name="T9"> </text:span><text:span text:style-name="T6">trình (synchronization)</text:span></text:p>
      <text:p text:style-name="P64" loext:marker-style-name="T6"><text:span text:style-name="T6">Giao</text:span><text:span text:style-name="T12"> </text:span><text:span text:style-name="T6">tiếp</text:span><text:span text:style-name="T9"> </text:span><text:span text:style-name="T6">giữa</text:span><text:span text:style-name="T9"> </text:span><text:span text:style-name="T6">các</text:span><text:span text:style-name="T11"> </text:span><text:span text:style-name="T6">quá trình</text:span><text:span text:style-name="T9"> </text:span><text:span text:style-name="T6">(process</text:span><text:span text:style-name="T11"> </text:span><text:span text:style-name="T6">communication)</text:span><text:span text:style-name="T14"> </text:span><text:span text:style-name="T6">Tránh</text:span><text:span text:style-name="T9"> </text:span><text:span text:style-name="T6">deadlock</text:span></text:p>
      <text:list text:continue-numbering="true" text:style-name="WWNum34">
        <text:list-item>
          <text:list>
            <text:list-item>
              <text:p text:style-name="P38" loext:marker-style-name="T44"><text:span text:style-name="T6">Quản</text:span><text:span text:style-name="T12"> </text:span><text:span text:style-name="T6">lý</text:span><text:span text:style-name="T9"> </text:span><text:span text:style-name="T6">hệ</text:span><text:span text:style-name="T10"> </text:span><text:span text:style-name="T6">thống</text:span><text:span text:style-name="T9"> </text:span><text:span text:style-name="T6">file, hệ</text:span><text:span text:style-name="T9"> </text:span><text:span text:style-name="T6">thống</text:span><text:span text:style-name="T12"> </text:span><text:span text:style-name="T6">lưu</text:span><text:span text:style-name="T9"> </text:span><text:span text:style-name="T6">trữ</text:span></text:p>
            </text:list-item>
            <text:list-item>
              <text:p text:style-name="P52" loext:marker-style-name="T44"><text:span text:style-name="T6">Cấp</text:span><text:span text:style-name="T9"> </text:span><text:span text:style-name="T6">phát</text:span><text:span text:style-name="T9"> </text:span><text:span text:style-name="T6">hợp</text:span><text:span text:style-name="T9"> </text:span><text:span text:style-name="T6">lý</text:span><text:span text:style-name="T9"> </text:span><text:span text:style-name="T6">các</text:span><text:span text:style-name="T9"> </text:span><text:span text:style-name="T6">tài</text:span><text:span text:style-name="T10"> </text:span><text:span text:style-name="T6">nguyên</text:span></text:p>
            </text:list-item>
            <text:list-item>
              <text:p text:style-name="P51" loext:marker-style-name="T44"><text:span text:style-name="T6">Bảo</text:span><text:span text:style-name="T12"> </text:span><text:span text:style-name="T6">vệ</text:span><text:span text:style-name="T9"> </text:span><text:span text:style-name="T6">(protection)</text:span></text:p>
            </text:list-item>
          </text:list>
        </text:list-item>
      </text:list>
      <text:p text:style-name="P70" loext:marker-style-name="T42"/>
      <text:list text:continue-list="list185945547265174" text:style-name="WWNum22">
        <text:list-item>
          <text:p text:style-name="P56" loext:marker-style-name="T7"><text:span text:style-name="T7">Đặ</text:span><text:span text:style-name="T3">c</text:span><text:span text:style-name="T7"> điểm của hệ thống đa chương?</text:span></text:p>
        </text:list-item>
      </text:list>
      <text:p text:style-name="P73" loext:marker-style-name="T8"><text:span text:style-name="T8">Đặc điểm của hệ thống đa chương là:</text:span><text:span text:style-name="T8"/></text:p>
      <text:list text:style-name="WWNum36">
        <text:list-item>
          <text:p text:style-name="P53" loext:marker-style-name="T6"><text:span text:style-name="T6">Nhiều</text:span><text:span text:style-name="T12"> </text:span><text:span text:style-name="T6">công</text:span><text:span text:style-name="T10"> </text:span><text:span text:style-name="T6">việc</text:span><text:span text:style-name="T11"> </text:span><text:span text:style-name="T6">được</text:span><text:span text:style-name="T10"> </text:span><text:span text:style-name="T6">nạp</text:span><text:span text:style-name="T9"> </text:span><text:span text:style-name="T6">đồng</text:span><text:span text:style-name="T12"> </text:span><text:span text:style-name="T6">thời</text:span><text:span text:style-name="T9"> </text:span><text:span text:style-name="T6">vào bộ</text:span><text:span text:style-name="T9"> </text:span><text:span text:style-name="T6">nhớ</text:span><text:span text:style-name="T9"> </text:span><text:span text:style-name="T6">chính</text:span></text:p>
        </text:list-item>
        <text:list-item>
          <text:p text:style-name="P54" loext:marker-style-name="T6"><text:span text:style-name="T6">Khi</text:span><text:span text:style-name="T9"> </text:span><text:span text:style-name="T6">một</text:span><text:span text:style-name="T9"> </text:span><text:span text:style-name="T6">tiến</text:span><text:span text:style-name="T9"> </text:span><text:span text:style-name="T6">trình thực</text:span><text:span text:style-name="T10"> </text:span><text:span text:style-name="T6">hiện</text:span><text:span text:style-name="T9"> </text:span><text:span text:style-name="T6">I/O,</text:span><text:span text:style-name="T10"> </text:span><text:span text:style-name="T6">một</text:span><text:span text:style-name="T9"> </text:span><text:span text:style-name="T6">tiến</text:span><text:span text:style-name="T10"> </text:span><text:span text:style-name="T6">trình</text:span><text:span text:style-name="T9"> </text:span><text:span text:style-name="T6">khác</text:span><text:span text:style-name="T9"> </text:span><text:span text:style-name="T6">được</text:span><text:span text:style-name="T11"> </text:span><text:span text:style-name="T6">thực</text:span><text:span text:style-name="T9"> </text:span><text:span text:style-name="T6">thi</text:span></text:p>
        </text:list-item>
        <text:list-item>
          <text:p text:style-name="P55" loext:marker-style-name="T6"><text:span text:style-name="T6">Tận</text:span><text:span text:style-name="T9"> </text:span><text:span text:style-name="T6">dụng</text:span><text:span text:style-name="T9"> </text:span><text:span text:style-name="T6">được</text:span><text:span text:style-name="T11"> </text:span><text:span text:style-name="T6">thời gian</text:span><text:span text:style-name="T11"> </text:span><text:span text:style-name="T6">rảnh,</text:span><text:span text:style-name="T9"> </text:span><text:span text:style-name="T6">tăng hiệu</text:span><text:span text:style-name="T9"> </text:span><text:span text:style-name="T6">suất</text:span><text:span text:style-name="T9"> </text:span><text:span text:style-name="T6">sử dụng</text:span><text:span text:style-name="T9"> </text:span><text:span text:style-name="T6">CPU</text:span><text:span text:style-name="T9"> </text:span><text:span text:style-name="T6">(CPU utilization)</text:span></text:p>
        </text:list-item>
      </text:list>
      <text:p text:style-name="P70" loext:marker-style-name="T4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Batang" svg:font-family="Batang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Elephant" svg:font-family="Elephant"/>
    <style:font-face style:name="F" svg:font-family="" style:font-family-generic="system" style:font-pitch="variable"/>
    <style:font-face style:name="Garamond" svg:font-family="Garamond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Segoe UI" svg:font-family="'Segoe UI'"/>
    <style:font-face style:name="SimSun" svg:font-family="SimSun" style:font-family-generic="system" style:font-pitch="variable"/>
    <style:font-face style:name="Symbol" svg:font-family="Symbol" style:font-charset="x-symbol"/>
    <style:font-face style:name="Symbol1" svg:font-family="Symbol" style:font-family-generic="roman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" svg:font-family="Times" style:font-family-generic="roman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NewRoman" svg:font-family="TimesNewRoman" style:font-family-generic="roman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1" fo:font-size="10pt" fo:language="en" fo:country="US" style:letter-kerning="false" style:font-name-asian="Calibri1" style:font-size-asian="10pt" style:language-asian="en" style:country-asian="US" style:font-name-complex="Times New Roman2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Times New Roman1" fo:font-size="10pt" fo:language="en" fo:country="US" style:letter-kerning="false" style:font-name-asian="Calibri1" style:font-size-asian="10pt" style:language-asian="en" style:country-asian="US" style:font-name-complex="Times New Roman2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Text_20_body" style:class="text">
      <style:paragraph-properties fo:margin-top="0in" fo:margin-bottom="0in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Body_20_Text_20_Indent" loext:linked-style-name="Body_20_Text_20_Char" style:class="text"/>
    <style:style style:name="List" style:family="paragraph" style:parent-style-name="Standard" style:auto-update="true" style:list-style-name="WWNum3" style:class="list">
      <style:paragraph-properties fo:margin-top="0in" fo:margin-bottom="0.1665in" style:contextual-spacing="fals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next-style-name="Text_20_body" loext:linked-style-name="Heading_20_1_20_Char" style:default-outline-level="1" style:class="text">
      <style:paragraph-properties fo:margin-top="0in" fo:margin-bottom="0.1665in" style:contextual-spacing="false" fo:line-height="200%" fo:text-align="center" style:justify-single-word="false" fo:keep-together="always" fo:orphans="2" fo:widows="2" fo:hyphenation-ladder-count="no-limit" fo:break-before="page" fo:keep-with-next="always" style:writing-mode="lr-tb"/>
      <style:text-properties fo:font-size="16pt" fo:font-weight="bold" style:letter-kerning="true" style:font-name-asian="F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2" style:display-name="Heading 2" style:family="paragraph" style:parent-style-name="Heading_20_1" style:next-style-name="Text_20_body" loext:linked-style-name="Heading_20_2_20_Char" style:default-outline-level="2" style:class="text">
      <style:paragraph-properties fo:margin-top="0in" fo:margin-bottom="0in" style:contextual-spacing="false" fo:text-align="start" style:justify-single-word="false" fo:break-before="auto" fo:break-after="auto"/>
      <style:text-properties fo:font-size="13pt" style:font-name-asian="Times New Roman2" style:font-family-asian="'Times New Roman'" style:font-family-generic-asian="system" style:font-pitch-asian="variable" style:font-size-asian="13pt" style:font-size-complex="14pt" style:font-style-complex="italic" style:font-weight-complex="normal"/>
    </style:style>
    <style:style style:name="Heading_20_3" style:display-name="Heading 3" style:family="paragraph" style:parent-style-name="Heading_20_2" style:next-style-name="Text_20_body" loext:linked-style-name="Heading_20_3_20_Char" style:default-outline-level="3" style:class="text">
      <style:paragraph-properties fo:margin-top="0in" fo:margin-bottom="0.0835in" style:contextual-spacing="false"/>
      <style:text-properties style:font-size-complex="13pt" style:font-weight-complex="bold"/>
    </style:style>
    <style:style style:name="Heading_20_4" style:display-name="Heading 4" style:family="paragraph" style:parent-style-name="Heading_20_3" style:next-style-name="Text_20_body" loext:linked-style-name="Heading_20_4_20_Char" style:default-outline-level="4" style:class="text">
      <style:text-properties style:font-size-complex="14pt" style:font-weight-complex="normal"/>
    </style:style>
    <style:style style:name="Heading_20_5" style:display-name="Heading 5" style:family="paragraph" style:parent-style-name="Heading_20_4" style:next-style-name="Text_20_body" loext:linked-style-name="Heading_20_5_20_Char" style:default-outline-level="5" style:class="text">
      <style:text-properties style:font-size-complex="13pt" style:font-style-complex="normal" style:font-weight-complex="bold"/>
    </style:style>
    <style:style style:name="Heading_20_6" style:display-name="Heading 6" style:family="paragraph" style:parent-style-name="Heading_20_5" style:next-style-name="Text_20_body" loext:linked-style-name="Heading_20_6_20_Char" style:default-outline-level="6" style:class="text">
      <style:text-properties style:font-size-complex="11pt" style:font-weight-complex="normal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WWNum2" style:list-level="7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style:font-name-asian="Times New Roman2" style:font-family-asian="'Times New Roman'" style:font-family-generic-asian="system" style:font-pitch-asian="variable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WWNum2" style:list-level="8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tyle="italic" style:font-name-asian="Times New Roman2" style:font-family-asian="'Times New Roman'" style:font-family-generic-asian="system" style:font-pitch-asian="variable" style:font-style-asian="italic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WWNum2" style:list-level="9" style:class="text">
      <style:paragraph-properties fo:margin-top="0.1665in" fo:margin-bottom="0.0417in" style:contextual-spacing="false"/>
      <style:text-properties style:font-name="Arial" fo:font-family="Arial" style:font-family-generic="roman" style:font-pitch="variable" fo:font-size="9pt" fo:font-style="italic" fo:font-weight="bold" style:font-name-asian="Times New Roman2" style:font-family-asian="'Times New Roman'" style:font-family-generic-asian="system" style:font-pitch-asian="variable" style:font-size-asian="9pt" style:font-style-asian="italic" style:font-weight-asian="bold"/>
    </style:style>
    <style:style style:name="Bullet_20_2" style:display-name="Bullet 2" style:family="paragraph" style:parent-style-name="Standard" style:next-style-name="Text_20_body" style:auto-update="true" style:list-style-name="WWNum15">
      <style:text-properties fo:font-size="13pt" style:font-name-asian="Times New Roman2" style:font-family-asian="'Times New Roman'" style:font-family-generic-asian="system" style:font-pitch-asian="variable" style:font-size-asian="13pt"/>
    </style:style>
    <style:style style:name="Bullet_20_1" style:display-name="Bullet 1" style:family="paragraph" style:parent-style-name="Standard" style:next-style-name="Text_20_body" style:auto-update="true" style:list-style-name="WWNum14">
      <style:text-properties fo:font-size="13pt" style:font-name-asian="Times New Roman2" style:font-family-asian="'Times New Roman'" style:font-family-generic-asian="system" style:font-pitch-asian="variable" style:font-size-asian="13pt"/>
    </style:style>
    <style:style style:name="Body_20_Text_20_Indent" style:display-name="Body Text Indent" style:family="paragraph" style:parent-style-name="Text_20_body" loext:linked-style-name="Body_20_Text_20_First_20_Indent_20_Char" style:auto-update="true">
      <style:paragraph-properties fo:margin-left="0in" fo:margin-right="0in" fo:text-indent="0.3in" style:auto-text-indent="false"/>
      <style:text-properties fo:font-size="13pt" style:font-size-asian="13pt"/>
    </style:style>
    <style:style style:name="List2" style:family="paragraph" style:parent-style-name="List" style:auto-update="true" style:list-style-name="WWNum13">
      <style:text-properties style:font-name-asian="Times New Roman2" style:font-family-asian="'Times New Roman'" style:font-family-generic-asian="system" style:font-pitch-asian="variable"/>
    </style:style>
    <style:style style:name="Body_20_Text_20_Keep" style:display-name="Body Text Keep" style:family="paragraph" style:parent-style-name="Text_20_body">
      <style:paragraph-properties fo:margin-top="0in" fo:margin-bottom="0.1945in" style:contextual-spacing="false" fo:keep-with-next="always">
        <style:tab-stops>
          <style:tab-stop style:position="6in" style:type="right"/>
        </style:tab-stops>
      </style:paragraph-properties>
      <style:text-properties style:font-name="Garamond" fo:font-family="Garamond" style:font-family-generic="roman" style:font-pitch="variable" fo:letter-spacing="-0.0016in" style:font-name-asian="Times New Roman2" style:font-family-asian="'Times New Roman'" style:font-family-generic-asian="system" style:font-pitch-asian="variable"/>
    </style:style>
    <style:style style:name="Style_20_Body_20_Text_20__2b__20_First_20_line_3a__20__20_0.5_22_" style:display-name="Style Body Text + First line:  0.5&quot;" style:family="paragraph" style:parent-style-name="Text_20_body">
      <style:paragraph-properties fo:margin-left="0in" fo:margin-right="0in" fo:text-indent="0.5in" style:auto-text-indent="false"/>
      <style:text-properties style:font-name-asian="Times New Roman2" style:font-family-asian="'Times New Roman'" style:font-family-generic-asian="system" style:font-pitch-asian="variable"/>
    </style:style>
    <style:style style:name="Frontmatter" style:family="paragraph" style:parent-style-name="Heading_20_1" style:next-style-name="Text_20_body" style:default-outline-level="1" style:list-style-name="">
      <style:text-properties style:font-name-asian="Times New Roman2" style:font-family-asian="'Times New Roman'" style:font-family-generic-asian="system" style:font-pitch-asian="variable"/>
    </style:style>
    <style:style style:name="Caption_3a__20_Figure" style:display-name="Caption: Figure" style:family="paragraph" style:parent-style-name="caption" style:next-style-name="Text_20_body">
      <style:paragraph-properties fo:text-align="center" style:justify-single-word="false"/>
      <style:text-properties fo:font-size="13pt" fo:font-style="italic" style:font-name-asian="Times New Roman2" style:font-family-asian="'Times New Roman'" style:font-family-generic-asian="system" style:font-pitch-asian="variable" style:font-size-asian="13pt" style:font-style-asian="italic"/>
    </style:style>
    <style:style style:name="caption" style:family="paragraph" style:parent-style-name="Standard" style:next-style-name="Standard">
      <style:paragraph-properties fo:margin-top="0.0835in" fo:margin-bottom="0.0835in" style:contextual-spacing="false"/>
      <style:text-properties fo:font-weight="bold" style:font-weight-asian="bold" style:font-weight-complex="bold"/>
    </style:style>
    <style:style style:name="Caption_3a__20_Table" style:display-name="Caption: Table" style:family="paragraph" style:parent-style-name="caption" style:next-style-name="Text_20_body">
      <style:text-properties fo:font-size="13pt" fo:font-style="italic" style:font-name-asian="Times New Roman2" style:font-family-asian="'Times New Roman'" style:font-family-generic-asian="system" style:font-pitch-asian="variable" style:font-size-asian="13pt" style:font-style-asian="italic"/>
    </style:style>
    <style:style style:name="Bullet_20_3" style:display-name="Bullet 3" style:family="paragraph" style:parent-style-name="Standard" style:next-style-name="Text_20_body" style:list-style-name="WWNum16">
      <style:text-properties style:font-name-asian="Times New Roman2" style:font-family-asian="'Times New Roman'" style:font-family-generic-asian="system" style:font-pitch-asian="variable"/>
    </style:style>
    <style:style style:name="Number_20_1" style:display-name="Number 1" style:family="paragraph" style:parent-style-name="Standard" style:next-style-name="Text_20_body">
      <style:text-properties style:font-name-asian="Times New Roman2" style:font-family-asian="'Times New Roman'" style:font-family-generic-asian="system" style:font-pitch-asian="variable"/>
    </style:style>
    <style:style style:name="Number_20_2" style:display-name="Number 2" style:family="paragraph" style:parent-style-name="Standard" style:next-style-name="Text_20_body" style:list-style-name="WWNum18">
      <style:text-properties style:font-name-asian="Times New Roman2" style:font-family-asian="'Times New Roman'" style:font-family-generic-asian="system" style:font-pitch-asian="variable"/>
    </style:style>
    <style:style style:name="Number_20_3" style:display-name="Number 3" style:family="paragraph" style:parent-style-name="Standard" style:next-style-name="Text_20_body" style:list-style-name="WWNum19">
      <style:text-properties style:font-name-asian="Times New Roman2" style:font-family-asian="'Times New Roman'" style:font-family-generic-asian="system" style:font-pitch-asian="variable"/>
    </style:style>
    <style:style style:name="Bullet_20_4" style:display-name="Bullet 4" style:family="paragraph" style:parent-style-name="Standard" style:next-style-name="Text_20_body" style:list-style-name="WWNum20">
      <style:text-properties style:font-name-asian="Times New Roman2" style:font-family-asian="'Times New Roman'" style:font-family-generic-asian="system" style:font-pitch-asian="variable"/>
    </style:style>
    <style:style style:name="Ví_20_dụ" style:display-name="Ví dụ" style:family="paragraph" style:parent-style-name="Standard" style:next-style-name="Text_20_body">
      <style:text-properties fo:language="en" fo:country="AU" fo:font-style="italic" style:font-name-asian="Times New Roman2" style:font-family-asian="'Times New Roman'" style:font-family-generic-asian="system" style:font-pitch-asian="variable" style:font-style-asian="italic"/>
    </style:style>
    <style:style style:name="Bibentry" style:family="paragraph" style:parent-style-name="Standard">
      <style:paragraph-properties fo:margin-left="0.5in" fo:margin-right="0in" fo:margin-top="0in" fo:margin-bottom="0.1665in" style:contextual-spacing="false" fo:keep-together="always" fo:hyphenation-ladder-count="no-limit" fo:text-indent="-0.5in" style:auto-text-indent="false"/>
      <style:text-properties style:font-name-asian="Times New Roman2" style:font-family-asian="'Times New Roman'" style:font-family-generic-asian="system" style:font-pitch-asian="variable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Body_20_Center" style:display-name="Body Center" style:family="paragraph" style:parent-style-name="Standard" style:next-style-name="Text_20_body">
      <style:paragraph-properties fo:text-align="center" style:justify-single-word="false"/>
      <style:text-properties style:font-name-asian="Times New Roman2" style:font-family-asian="'Times New Roman'" style:font-family-generic-asian="system" style:font-pitch-asian="variable"/>
    </style:style>
    <style:style style:name="Preformatted" style:family="paragraph" style:parent-style-name="Standard">
      <style:paragraph-properties>
        <style:tab-stops>
          <style:tab-stop style:position="0in"/>
          <style:tab-stop style:position="0.6661in"/>
          <style:tab-stop style:position="1.3319in"/>
          <style:tab-stop style:position="1.998in"/>
          <style:tab-stop style:position="2.6638in"/>
          <style:tab-stop style:position="3.3299in"/>
          <style:tab-stop style:position="3.9957in"/>
          <style:tab-stop style:position="4.6618in"/>
          <style:tab-stop style:position="5.328in"/>
          <style:tab-stop style:position="5.9937in"/>
          <style:tab-stop style:position="6.6598in"/>
        </style:tab-stops>
      </style:paragraph-properties>
      <style:text-properties style:font-name="Courier New1" fo:font-family="'Courier New'" style:font-family-generic="roman" style:font-pitch="variable" style:font-name-asian="Times New Roman2" style:font-family-asian="'Times New Roman'" style:font-family-generic-asian="system" style:font-pitch-asian="variable"/>
    </style:style>
    <style:style style:name="Front_5f_Head" style:display-name="Front_Head" style:family="paragraph" style:parent-style-name="Standard" style:next-style-name="Text_20_body">
      <style:paragraph-properties fo:margin-top="0in" fo:margin-bottom="0.2917in" style:contextual-spacing="false" fo:text-align="center" style:justify-single-word="false" fo:break-before="page"/>
      <style:text-properties fo:text-transform="uppercase" fo:font-size="16pt" fo:font-weight="bold" style:font-name-asian="Times New Roman2" style:font-family-asian="'Times New Roman'" style:font-family-generic-asian="system" style:font-pitch-asian="variable" style:font-size-asian="16pt" style:font-weight-asian="bold"/>
    </style:style>
    <style:style style:name="Appendix" style:family="paragraph" style:parent-style-name="Standard" style:next-style-name="Text_20_body" style:class="chapter">
      <style:paragraph-properties fo:margin-top="0in" fo:margin-bottom="0.1665in" style:contextual-spacing="false" fo:text-align="center" style:justify-single-word="false" fo:break-before="page" fo:keep-with-next="always"/>
      <style:text-properties fo:font-size="24pt" fo:font-weight="bold" style:font-name-asian="Times New Roman2" style:font-family-asian="'Times New Roman'" style:font-family-generic-asian="system" style:font-pitch-asian="variable" style:font-size-asian="24pt" style:font-weight-asian="bold"/>
    </style:style>
    <style:style style:name="Equation" style:family="paragraph" style:parent-style-name="Body_20_Text_20_Indent" style:next-style-name="Body_20_Text_20_Indent">
      <style:paragraph-properties fo:margin-left="0in" fo:margin-right="0in" fo:text-indent="0in" style:auto-text-indent="false">
        <style:tab-stops>
          <style:tab-stop style:position="2.9535in" style:type="center"/>
          <style:tab-stop style:position="5.9063in" style:type="right"/>
        </style:tab-stops>
      </style:paragraph-properties>
      <style:text-properties style:font-name-asian="Times New Roman2" style:font-family-asian="'Times New Roman'" style:font-family-generic-asian="system" style:font-pitch-asian="variable"/>
    </style:style>
    <style:style style:name="Back_5f_Head" style:display-name="Back_Head" style:family="paragraph" style:parent-style-name="Front_5f_Head" style:next-style-name="Text_20_body">
      <style:text-properties fo:font-variant="normal" fo:text-transform="none"/>
    </style:style>
    <style:style style:name="PicAlign" style:family="paragraph" style:parent-style-name="Standard">
      <style:paragraph-properties fo:text-align="center" style:justify-single-word="false"/>
      <style:text-properties style:font-name-asian="Times New Roman2" style:font-family-asian="'Times New Roman'" style:font-family-generic-asian="system" style:font-pitch-asian="variable"/>
    </style:style>
    <style:style style:name="StyleAddTextNoBoader" style:family="paragraph" style:parent-style-name="Standard" style:auto-update="true">
      <style:text-properties style:font-name-asian="Times New Roman2" style:font-family-asian="'Times New Roman'" style:font-family-generic-asian="system" style:font-pitch-asian="variable"/>
    </style:style>
    <style:style style:name="Style_20_Body_20_Text_20__2b__20_TimesNewRoman_20_9.5_20_pt_20_First_20_line_3a__20__20_0.5_22_" style:display-name="Style Body Text + TimesNewRoman 9.5 pt First line:  0.5&quot;" style:family="paragraph" style:parent-style-name="Text_20_body">
      <style:paragraph-properties fo:margin-left="0in" fo:margin-right="0in" fo:text-indent="0.5in" style:auto-text-indent="false"/>
      <style:text-properties style:font-name="TimesNewRoman" fo:font-family="TimesNewRoman" style:font-family-generic="roman" style:font-pitch="variable" style:font-name-asian="Times New Roman2" style:font-family-asian="'Times New Roman'" style:font-family-generic-asian="system" style:font-pitch-asian="variable"/>
    </style:style>
    <style:style style:name="Figure" style:family="paragraph" style:parent-style-name="Style_20_Body_20_Text_20__2b__20_TimesNewRoman_20_9.5_20_pt_20_First_20_line_3a__20__20_0.5_22_" style:class="extra">
      <style:paragraph-properties fo:margin-left="0.5in" fo:margin-right="0in" fo:text-align="center" style:justify-single-word="false" fo:text-indent="-0.25in" style:auto-text-indent="false"/>
      <style:text-properties fo:font-style="italic" style:font-name-asian="Batang" style:font-family-asian="Batang" style:font-family-generic-asian="system" style:font-pitch-asian="variable" style:language-asian="ko" style:country-asian="KR" style:font-style-asian="italic"/>
    </style:style>
    <style:style style:name="Body_20_text_20_ví_20_dụ" style:display-name="Body text ví dụ" style:family="paragraph" style:parent-style-name="Style_20_Body_20_Text_20__2b__20_First_20_line_3a__20__20_0.5_22_" style:auto-update="true">
      <style:text-properties fo:language="en" fo:country="AU" fo:font-style="italic" style:font-style-asian="italic"/>
    </style:style>
    <style:style style:name="Text_20_Picture" style:display-name="Text Picture" style:family="paragraph" style:parent-style-name="Standard" style:next-style-name="Text_20_body">
      <style:paragraph-properties style:line-height-at-least="0.139in"/>
      <style:text-properties fo:font-size="11pt" style:font-name-asian="Times New Roman2" style:font-family-asian="'Times New Roman'" style:font-family-generic-asian="system" style:font-pitch-asian="variable" style:font-size-asian="11pt" style:font-size-complex="11pt"/>
    </style:style>
    <style:style style:name="Default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fo:color="#000000" loext:opacity="100%" fo:font-size="12pt" style:font-name-asian="Calibri1" style:font-family-asian="Calibri" style:font-family-generic-asian="system" style:font-pitch-asian="variable" style:font-size-asian="12pt" style:font-size-complex="12pt"/>
    </style:style>
    <style:style style:name="Heading4" style:family="paragraph" style:parent-style-name="Standard" loext:linked-style-name="Heading4_20_Char_20_Char" style:auto-update="true" style:list-style-name="WWNum21">
      <style:text-properties fo:color="#333333" loext:opacity="100%" fo:font-size="12pt" fo:background-color="#fafafa" style:font-name-asian="Times New Roman2" style:font-family-asian="'Times New Roman'" style:font-family-generic-asian="system" style:font-pitch-asian="variable" style:font-size-asian="12pt"/>
    </style:style>
    <style:style style:name="Doan" style:family="paragraph" style:parent-style-name="Standard" loext:linked-style-name="doan_20_Char" style:auto-update="true">
      <style:paragraph-properties fo:margin-left="0in" fo:margin-right="0in" fo:margin-top="0in" fo:margin-bottom="0in" style:contextual-spacing="true" fo:text-indent="0.3028in" style:auto-text-indent="false"/>
      <style:text-properties style:font-name-asian="Calibri1" style:font-family-asian="Calibri" style:font-family-generic-asian="system" style:font-pitch-asian="variable" style:font-size-complex="14pt"/>
    </style:style>
    <style:style style:name="H0" style:family="paragraph" style:parent-style-name="Heading_20_1" style:next-style-name="Heading_20_1" style:default-outline-level="1" style:list-style-name="">
      <style:paragraph-properties fo:margin-left="0in" fo:margin-right="0in" fo:margin-top="0.1665in" fo:margin-bottom="0.0417in" style:contextual-spacing="false" fo:line-height="150%" fo:keep-together="auto" fo:hyphenation-ladder-count="no-limit" fo:text-indent="0.3in" style:auto-text-indent="false" fo:break-before="auto" fo:break-after="auto"/>
      <style:text-properties style:font-name-asian="Calibri1" style:font-family-asian="Calibri" style:font-family-generic-asian="system" style:font-pitch-asian="variable" style:font-size-complex="14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reference" style:family="paragraph" style:parent-style-name="Standard">
      <style:paragraph-properties fo:margin-left="0.1575in" fo:margin-right="0in" fo:text-indent="-0.1575in" style:auto-text-indent="false"/>
      <style:text-properties style:font-name="Times" fo:font-family="Times" style:font-family-generic="roman" style:font-pitch="variable" fo:font-size="9pt" style:font-name-asian="Times New Roman2" style:font-family-asian="'Times New Roman'" style:font-family-generic-asian="system" style:font-pitch-asian="variable" style:font-size-asian="9pt" style:language-asian="de" style:country-asian="DE"/>
    </style:style>
    <style:style style:name="abstract" style:family="paragraph" style:parent-style-name="Body_20_Text_20_Indent_20_2">
      <style:paragraph-properties fo:margin-left="0in" fo:margin-right="0in" fo:line-height="0.139in" fo:text-align="justify" style:justify-single-word="false" fo:text-indent="0.2in" style:auto-text-indent="false"/>
      <style:text-properties style:font-name="Times New Roman1" fo:font-family="'Times New Roman'" style:font-family-generic="roman" style:font-pitch="variable" fo:font-size="9pt" fo:font-weight="bold" style:font-name-asian="SimSun" style:font-family-asian="SimSun" style:font-family-generic-asian="system" style:font-pitch-asian="variable" style:font-size-asian="9pt" style:language-asian="zh" style:country-asian="CN" style:font-weight-asian="bold" style:font-size-complex="10pt"/>
    </style:style>
    <style:style style:name="Body_20_Text_20_Indent_20_2" style:display-name="Body Text Indent 2" style:family="paragraph" style:parent-style-name="Standard" loext:linked-style-name="Body_20_Text_20_Indent_20_2_20_Char">
      <style:paragraph-properties fo:margin-left="0.1965in" fo:margin-right="0in" fo:margin-top="0in" fo:margin-bottom="0.0835in" style:contextual-spacing="false" fo:line-height="200%" fo:text-indent="0in" style:auto-text-indent="false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font-size-complex="11pt"/>
    </style:style>
    <style:style style:name="Bullet1" style:family="paragraph" style:parent-style-name="Standard">
      <style:paragraph-properties fo:margin-left="0.2992in" fo:margin-right="0in" fo:margin-top="0in" fo:margin-bottom="0.139in" style:contextual-spacing="false" fo:text-indent="0in" style:auto-text-indent="false"/>
      <style:text-properties fo:font-size="13pt" style:font-name-asian="Times New Roman2" style:font-family-asian="'Times New Roman'" style:font-family-generic-asian="system" style:font-pitch-asian="variable" style:font-size-asian="13pt" style:font-size-complex="14pt"/>
    </style:style>
    <style:style style:name="Code" style:family="paragraph" style:parent-style-name="Standard" loext:linked-style-name="Code_20_Char">
      <style:text-properties style:font-name="Courier New1" fo:font-family="'Courier New'" style:font-family-generic="roman" style:font-pitch="variable" fo:font-size="11pt" style:font-name-asian="Times New Roman2" style:font-family-asian="'Times New Roman'" style:font-family-generic-asian="system" style:font-pitch-asian="variable" style:font-size-asian="11pt" style:font-name-complex="Courier New2" style:font-family-complex="'Courier New'" style:font-family-generic-complex="system" style:font-pitch-complex="variable" style:font-size-complex="11pt"/>
    </style:style>
    <style:style style:name="Caption_3a__20_Công_20_thức" style:display-name="Caption: Công thức" style:family="paragraph" style:parent-style-name="caption">
      <style:paragraph-properties fo:text-align="center" style:justify-single-word="false"/>
      <style:text-properties fo:font-size="13pt" fo:font-weight="normal" style:font-name-asian="Times New Roman2" style:font-family-asian="'Times New Roman'" style:font-family-generic-asian="system" style:font-pitch-asian="variable" style:font-size-asian="13pt" style:font-weight-asian="normal"/>
    </style:style>
    <style:style style:name="index_20_1" style:display-name="index 1" style:family="paragraph" style:parent-style-name="Standard" style:next-style-name="Standard" style:auto-update="true">
      <style:paragraph-properties fo:margin-left="0.1665in" fo:margin-right="0in" fo:text-indent="-0.1665in" style:auto-text-indent="false"/>
      <style:text-properties style:font-name-asian="Times New Roman2" style:font-family-asian="'Times New Roman'" style:font-family-generic-asian="system" style:font-pitch-asian="variable"/>
    </style:style>
    <style:style style:name="index_20_2" style:display-name="index 2" style:family="paragraph" style:parent-style-name="Standard" style:next-style-name="Standard" style:auto-update="true">
      <style:paragraph-properties fo:margin-left="0.3335in" fo:margin-right="0in" fo:text-indent="-0.1665in" style:auto-text-indent="false"/>
      <style:text-properties style:font-name-asian="Times New Roman2" style:font-family-asian="'Times New Roman'" style:font-family-generic-asian="system" style:font-pitch-asian="variable"/>
    </style:style>
    <style:style style:name="index_20_3" style:display-name="index 3" style:family="paragraph" style:parent-style-name="Standard" style:next-style-name="Standard" style:auto-update="true">
      <style:paragraph-properties fo:margin-left="0.5in" fo:margin-right="0in" fo:text-indent="-0.1665in" style:auto-text-indent="false"/>
      <style:text-properties style:font-name-asian="Times New Roman2" style:font-family-asian="'Times New Roman'" style:font-family-generic-asian="system" style:font-pitch-asian="variable"/>
    </style:style>
    <style:style style:name="index_20_4" style:display-name="index 4" style:family="paragraph" style:parent-style-name="Standard" style:next-style-name="Standard" style:auto-update="true">
      <style:paragraph-properties fo:margin-left="0.6665in" fo:margin-right="0in" fo:text-indent="-0.1665in" style:auto-text-indent="false"/>
      <style:text-properties style:font-name-asian="Times New Roman2" style:font-family-asian="'Times New Roman'" style:font-family-generic-asian="system" style:font-pitch-asian="variable"/>
    </style:style>
    <style:style style:name="index_20_5" style:display-name="index 5" style:family="paragraph" style:parent-style-name="Standard" style:next-style-name="Standard" style:auto-update="true">
      <style:paragraph-properties fo:margin-left="0.8335in" fo:margin-right="0in" fo:text-indent="-0.1665in" style:auto-text-indent="false"/>
      <style:text-properties style:font-name-asian="Times New Roman2" style:font-family-asian="'Times New Roman'" style:font-family-generic-asian="system" style:font-pitch-asian="variable"/>
    </style:style>
    <style:style style:name="index_20_6" style:display-name="index 6" style:family="paragraph" style:parent-style-name="Standard" style:next-style-name="Standard" style:auto-update="true">
      <style:paragraph-properties fo:margin-left="1in" fo:margin-right="0in" fo:text-indent="-0.1665in" style:auto-text-indent="false"/>
      <style:text-properties style:font-name-asian="Times New Roman2" style:font-family-asian="'Times New Roman'" style:font-family-generic-asian="system" style:font-pitch-asian="variable"/>
    </style:style>
    <style:style style:name="index_20_7" style:display-name="index 7" style:family="paragraph" style:parent-style-name="Standard" style:next-style-name="Standard" style:auto-update="true">
      <style:paragraph-properties fo:margin-left="1.1665in" fo:margin-right="0in" fo:text-indent="-0.1665in" style:auto-text-indent="false"/>
      <style:text-properties style:font-name-asian="Times New Roman2" style:font-family-asian="'Times New Roman'" style:font-family-generic-asian="system" style:font-pitch-asian="variable"/>
    </style:style>
    <style:style style:name="index_20_8" style:display-name="index 8" style:family="paragraph" style:parent-style-name="Standard" style:next-style-name="Standard" style:auto-update="true">
      <style:paragraph-properties fo:margin-left="1.3335in" fo:margin-right="0in" fo:text-indent="-0.1665in" style:auto-text-indent="false"/>
      <style:text-properties style:font-name-asian="Times New Roman2" style:font-family-asian="'Times New Roman'" style:font-family-generic-asian="system" style:font-pitch-asian="variable"/>
    </style:style>
    <style:style style:name="index_20_9" style:display-name="index 9" style:family="paragraph" style:parent-style-name="Standard" style:next-style-name="Standard" style:auto-update="true">
      <style:paragraph-properties fo:margin-left="1.5in" fo:margin-right="0in" fo:text-indent="-0.1665in" style:auto-text-indent="false"/>
      <style:text-properties style:font-name-asian="Times New Roman2" style:font-family-asian="'Times New Roman'" style:font-family-generic-asian="system" style:font-pitch-asian="variable"/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left="0.25in" fo:margin-right="0in" fo:margin-top="0in" fo:margin-bottom="0.139in" style:contextual-spacing="false" fo:text-align="center" style:justify-single-word="false" fo:text-indent="-0.25in" style:auto-text-indent="false">
        <style:tab-stops>
          <style:tab-stop style:position="1.1811in"/>
          <style:tab-stop style:position="5.9429in" style:type="right" style:leader-style="dotted" style:leader-text="."/>
        </style:tab-stops>
      </style:paragraph-properties>
      <style:text-properties fo:font-size="16pt" style:font-name-asian="Times New Roman2" style:font-family-asian="'Times New Roman'" style:font-family-generic-asian="system" style:font-pitch-asian="variable" style:font-size-asian="16pt" style:font-size-complex="16pt"/>
    </style:style>
    <style:style style:name="Contents_20_2" style:display-name="Contents 2" style:family="paragraph" style:parent-style-name="Contents_20_1" style:next-style-name="Standard" style:auto-update="true" style:class="index">
      <style:paragraph-properties fo:margin-left="0.65in" fo:margin-right="0in" fo:text-indent="-0.4in" style:auto-text-indent="false">
        <style:tab-stops>
          <style:tab-stop style:position="0.7874in"/>
          <style:tab-stop style:position="5.942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Contents_20_2" style:next-style-name="Standard" style:auto-update="true" style:class="index">
      <style:paragraph-properties fo:margin-left="1.1811in" fo:margin-right="0in" fo:text-align="justify" style:justify-single-word="false" fo:text-indent="-0.5311in" style:auto-text-indent="false">
        <style:tab-stops>
          <style:tab-stop style:position="0.7874in"/>
          <style:tab-stop style:position="1.2799in"/>
          <style:tab-stop style:position="5.942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Contents_20_3" style:next-style-name="Standard" style:auto-update="true" style:class="index">
      <style:paragraph-properties fo:margin-left="1.7402in" fo:margin-right="0in" fo:text-indent="-0.6in" style:auto-text-indent="false"/>
    </style:style>
    <style:style style:name="Contents_20_5" style:display-name="Contents 5" style:family="paragraph" style:parent-style-name="Standard" style:next-style-name="Standard" style:auto-update="true" style:class="index">
      <style:paragraph-properties fo:margin-left="0.611in" fo:margin-right="0in" fo:text-indent="0in" style:auto-text-indent="false"/>
      <style:text-properties style:font-name-asian="Times New Roman2" style:font-family-asian="'Times New Roman'" style:font-family-generic-asian="system" style:font-pitch-asian="variable"/>
    </style:style>
    <style:style style:name="Contents_20_6" style:display-name="Contents 6" style:family="paragraph" style:parent-style-name="Standard" style:next-style-name="Standard" style:auto-update="true" style:class="index">
      <style:paragraph-properties fo:margin-left="0.7638in" fo:margin-right="0in" fo:text-indent="0in" style:auto-text-indent="false"/>
      <style:text-properties style:font-name-asian="Times New Roman2" style:font-family-asian="'Times New Roman'" style:font-family-generic-asian="system" style:font-pitch-asian="variable"/>
    </style:style>
    <style:style style:name="Contents_20_7" style:display-name="Contents 7" style:family="paragraph" style:parent-style-name="Standard" style:next-style-name="Standard" style:auto-update="true" style:class="index">
      <style:paragraph-properties fo:margin-left="0.9165in" fo:margin-right="0in" fo:text-indent="0in" style:auto-text-indent="false"/>
      <style:text-properties style:font-name-asian="Times New Roman2" style:font-family-asian="'Times New Roman'" style:font-family-generic-asian="system" style:font-pitch-asian="variable"/>
    </style:style>
    <style:style style:name="Contents_20_8" style:display-name="Contents 8" style:family="paragraph" style:parent-style-name="Standard" style:next-style-name="Standard" style:auto-update="true" style:class="index">
      <style:paragraph-properties fo:margin-left="1.0693in" fo:margin-right="0in" fo:text-indent="0in" style:auto-text-indent="false"/>
      <style:text-properties style:font-name-asian="Times New Roman2" style:font-family-asian="'Times New Roman'" style:font-family-generic-asian="system" style:font-pitch-asian="variable"/>
    </style:style>
    <style:style style:name="Contents_20_9" style:display-name="Contents 9" style:family="paragraph" style:parent-style-name="Standard" style:next-style-name="Standard" style:auto-update="true" style:class="index">
      <style:paragraph-properties fo:margin-left="1.222in" fo:margin-right="0in" fo:text-indent="0in" style:auto-text-indent="false"/>
      <style:text-properties style:font-name-asian="Times New Roman2" style:font-family-asian="'Times New Roman'" style:font-family-generic-asian="system" style:font-pitch-asian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name-asian="Times New Roman2" style:font-family-asian="'Times New Roman'" style:font-family-generic-asian="system" style:font-pitch-asian="variable" style:font-size-asian="12pt"/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2pt" style:font-name-asian="Times New Roman2" style:font-family-asian="'Times New Roman'" style:font-family-generic-asian="system" style:font-pitch-asian="variable" style:font-size-asian="12pt"/>
    </style:style>
    <style:style style:name="index_20_heading" style:display-name="index heading" style:family="paragraph" style:parent-style-name="Standard" style:next-style-name="index_20_1">
      <style:text-properties style:font-name-asian="Times New Roman2" style:font-family-asian="'Times New Roman'" style:font-family-generic-asian="system" style:font-pitch-asian="variable"/>
    </style:style>
    <style:style style:name="table_20_of_20_figures" style:display-name="table of figures" style:family="paragraph" style:parent-style-name="Standard" style:next-style-name="Standard">
      <style:text-properties style:font-name-asian="Times New Roman2" style:font-family-asian="'Times New Roman'" style:font-family-generic-asian="system" style:font-pitch-asian="variable"/>
    </style:style>
    <style:style style:name="List_20_Bullet" style:display-name="List Bullet" style:family="paragraph" style:parent-style-name="Standard" style:auto-update="true" style:list-style-name="WWNum4">
      <style:text-properties style:text-underline-style="solid" style:text-underline-width="auto" style:text-underline-color="font-color" style:font-name-asian="Times New Roman2" style:font-family-asian="'Times New Roman'" style:font-family-generic-asian="system" style:font-pitch-asian="variable"/>
    </style:style>
    <style:style style:name="List_20_Number" style:display-name="List Number" style:family="paragraph" style:parent-style-name="Standard" style:list-style-name="WWNum5">
      <style:paragraph-properties fo:margin-top="0in" fo:margin-bottom="0.1665in" style:contextual-spacing="false"/>
      <style:text-properties style:font-name-asian="Times New Roman2" style:font-family-asian="'Times New Roman'" style:font-family-generic-asian="system" style:font-pitch-asian="variable"/>
    </style:style>
    <style:style style:name="List_20_Bullet_20_2" style:display-name="List Bullet 2" style:family="paragraph" style:parent-style-name="Standard" style:auto-update="true">
      <style:paragraph-properties fo:text-align="center" style:justify-single-word="false"/>
      <style:text-properties fo:language="en" fo:country="AU" style:font-name-asian="Times New Roman2" style:font-family-asian="'Times New Roman'" style:font-family-generic-asian="system" style:font-pitch-asian="variable"/>
    </style:style>
    <style:style style:name="List_20_Bullet_20_3" style:display-name="List Bullet 3" style:family="paragraph" style:parent-style-name="Standard" style:auto-update="true" style:list-style-name="WWNum6">
      <style:text-properties style:font-name-asian="Times New Roman2" style:font-family-asian="'Times New Roman'" style:font-family-generic-asian="system" style:font-pitch-asian="variable"/>
    </style:style>
    <style:style style:name="List_20_Bullet_20_4" style:display-name="List Bullet 4" style:family="paragraph" style:parent-style-name="Standard" style:auto-update="true" style:list-style-name="WWNum7">
      <style:text-properties style:font-name-asian="Times New Roman2" style:font-family-asian="'Times New Roman'" style:font-family-generic-asian="system" style:font-pitch-asian="variable"/>
    </style:style>
    <style:style style:name="List_20_Bullet_20_5" style:display-name="List Bullet 5" style:family="paragraph" style:parent-style-name="Standard" style:auto-update="true" style:list-style-name="WWNum8">
      <style:paragraph-properties>
        <style:tab-stops>
          <style:tab-stop style:position="0.5in"/>
        </style:tab-stops>
      </style:paragraph-properties>
      <style:text-properties style:font-name-asian="Times New Roman2" style:font-family-asian="'Times New Roman'" style:font-family-generic-asian="system" style:font-pitch-asian="variable"/>
    </style:style>
    <style:style style:name="List_20_Number_20_2" style:display-name="List Number 2" style:family="paragraph" style:parent-style-name="Standard" style:list-style-name="WWNum9">
      <style:text-properties style:font-name-asian="Times New Roman2" style:font-family-asian="'Times New Roman'" style:font-family-generic-asian="system" style:font-pitch-asian="variable"/>
    </style:style>
    <style:style style:name="List_20_Number_20_3" style:display-name="List Number 3" style:family="paragraph" style:parent-style-name="Standard" style:list-style-name="WWNum10">
      <style:text-properties style:font-name-asian="Times New Roman2" style:font-family-asian="'Times New Roman'" style:font-family-generic-asian="system" style:font-pitch-asian="variable"/>
    </style:style>
    <style:style style:name="List_20_Number_20_4" style:display-name="List Number 4" style:family="paragraph" style:parent-style-name="Standard" style:list-style-name="WWNum11">
      <style:text-properties style:font-name-asian="Times New Roman2" style:font-family-asian="'Times New Roman'" style:font-family-generic-asian="system" style:font-pitch-asian="variable"/>
    </style:style>
    <style:style style:name="List_20_Number_20_5" style:display-name="List Number 5" style:family="paragraph" style:parent-style-name="Standard" style:list-style-name="WWNum12">
      <style:text-properties style:font-name-asian="Times New Roman2" style:font-family-asian="'Times New Roman'" style:font-family-generic-asian="system" style:font-pitch-asian="variable"/>
    </style:style>
    <style:style style:name="Title" style:family="paragraph" style:parent-style-name="Standard" style:next-style-name="Text_20_body" loext:linked-style-name="Title_20_Char" style:default-outline-level="1" style:list-style-name="" style:class="chapter">
      <style:paragraph-properties fo:margin-top="0in" fo:margin-bottom="0.0417in" style:contextual-spacing="false" fo:text-align="center" style:justify-single-word="false"/>
      <style:text-properties fo:font-weight="bold" style:letter-kerning="true" style:font-name-asian="Times New Roman2" style:font-family-asian="'Times New Roman'" style:font-family-generic-asian="system" style:font-pitch-asian="variable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Text_20_body_20_indent" style:display-name="Text body indent" style:family="paragraph" style:parent-style-name="Standard" loext:linked-style-name="Body_20_Text_20_Indent_20_Char" style:class="text">
      <style:paragraph-properties fo:margin-left="0.25in" fo:margin-right="0in" fo:margin-top="0in" fo:margin-bottom="0.0835in" style:contextual-spacing="false" fo:text-indent="0in" style:auto-text-indent="false"/>
      <style:text-properties style:font-name-asian="Times New Roman2" style:font-family-asian="'Times New Roman'" style:font-family-generic-asian="system" style:font-pitch-asian="variable"/>
    </style:style>
    <style:style style:name="Salutation" style:family="paragraph" style:parent-style-name="Standard" style:next-style-name="Standard" loext:linked-style-name="Salutation_20_Char" style:class="text">
      <style:text-properties style:font-name-asian="Times New Roman2" style:font-family-asian="'Times New Roman'" style:font-family-generic-asian="system" style:font-pitch-asian="variable"/>
    </style:style>
    <style:style style:name="Document_20_Map" style:display-name="Document Map" style:family="paragraph" style:parent-style-name="Standard" loext:linked-style-name="Document_20_Map_20_Char">
      <loext:graphic-properties draw:fill="solid" draw:fill-color="#000080"/>
      <style:paragraph-properties fo:background-color="#000080"/>
      <style:text-properties style:font-name="Tahoma" fo:font-family="Tahoma" style:font-family-generic="roman" style:font-pitch="variable" style:font-name-asian="Times New Roman2" style:font-family-asian="'Times New Roman'" style:font-family-generic-asian="system" style:font-pitch-asian="variable" style:font-name-complex="Tahoma1" style:font-family-complex="Tahoma" style:font-family-generic-complex="system" style:font-pitch-complex="variable"/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/>
      <style:text-properties style:font-name-asian="Times New Roman2" style:font-family-asian="'Times New Roman'" style:font-family-generic-asian="system" style:font-pitch-asian="variable"/>
    </style:style>
    <style:style style:name="HTML_20_Preformatted" style:display-name="HTML Preformatted" style:family="paragraph" style:parent-style-name="Standard" loext:linked-style-name="HTML_20_Preformatted_20_Char">
      <style:paragraph-properties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1" fo:font-family="'Courier New'" style:font-family-generic="roman" style:font-pitch="variable" style:font-name-asian="Times New Roman2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Balloon_20_Text" style:display-name="Balloon Text" style:family="paragraph" style:parent-style-name="Standard" loext:linked-style-name="Balloon_20_Text_20_Char">
      <style:text-properties style:font-name="Tahoma" fo:font-family="Tahoma" style:font-family-generic="roman" style:font-pitch="variable" fo:font-size="8pt" style:font-name-asian="Times New Roman2" style:font-family-asian="'Times New Roman'" style:font-family-generic-asian="system" style:font-pitch-asian="variable" style:font-size-asian="8pt" style:font-size-complex="8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2" fo:widows="2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  <style:text-properties style:font-name-asian="Times New Roman2" style:font-family-asian="'Times New Roman'" style:font-family-generic-asian="system" style:font-pitch-asian="variable"/>
    </style:style>
    <style:style style:name="Quote" style:family="paragraph" style:parent-style-name="Standard" style:next-style-name="Standard" loext:linked-style-name="Quote_20_Char">
      <style:paragraph-properties fo:margin-left="0.6in" fo:margin-right="0.6in" fo:margin-top="0.139in" fo:margin-bottom="0.111in" style:contextual-spacing="false" fo:line-height="115%" fo:text-align="center" style:justify-single-word="false" fo:text-indent="0in" style:auto-text-indent="false"/>
      <style:text-properties fo:color="#404040" loext:opacity="100%" style:font-name="Calibri" fo:font-family="Calibri" style:font-family-generic="roman" style:font-pitch="variable" fo:font-size="11pt" fo:font-style="italic" style:font-name-asian="Calibri1" style:font-family-asian="Calibri" style:font-family-generic-asian="system" style:font-pitch-asian="variable" style:font-size-asian="11pt" style:font-style-asian="italic" style:font-size-complex="11pt" style:font-style-complex="italic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next-style-name="Standard" style:default-outline-level="" style:list-style-name="" style:class="index">
      <style:paragraph-properties fo:margin-top="0.3335in" fo:margin-bottom="0in" style:contextual-spacing="false" fo:line-height="115%"/>
      <style:text-properties fo:color="#365f91" loext:opacity="100%" style:font-name="Cambria" fo:font-family="Cambria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 style:font-weight-complex="normal"/>
    </style:style>
    <style:style style:name="Default_20_Paragraph_20_Font" style:display-name="Default Paragraph Font" style:family="text"/>
    <style:style style:name="Body_20_Text_20_Char" style:display-name="Body Text Char" style:family="text">
      <style:text-properties style:font-name="Times New Roman1" fo:font-family="'Times New Roman'" style:font-family-generic="roman" style:font-pitch="variable" fo:font-size="14pt" fo:language="vi" fo:country="VN" style:font-size-asian="14pt" style:font-size-complex="12pt"/>
    </style:style>
    <style:style style:name="Body_20_Text_20_First_20_Indent_20_Char" style:display-name="Body Text First Indent Char" style:family="text" style:parent-style-name="Body_20_Text_20_Char" loext:linked-style-name="Body_20_Text_20_Indent">
      <style:text-properties style:font-name="Times New Roman1" fo:font-family="'Times New Roman'" style:font-family-generic="roman" style:font-pitch="variable" fo:font-size="13pt" fo:language="vi" fo:country="VN" style:font-size-asian="13pt" style:font-size-complex="12pt"/>
    </style:style>
    <style:style style:name="Heading_20_1_20_Char" style:display-name="Heading 1 Char" style:family="text" style:parent-style-name="Default_20_Paragraph_20_Font" loext:linked-style-name="Heading_20_1">
      <style:text-properties fo:font-size="16pt" fo:font-weight="bold" style:letter-kerning="true" style:font-name-asian="F" style:font-family-generic-asian="system" style:font-pitch-asian="variable" style:font-size-asian="16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MTEquationSection" style:family="text">
      <style:text-properties fo:color="#ff0000" loext:opacity="100%" text:display="none"/>
    </style:style>
    <style:style style:name="Heading4_20_Char_20_Char" style:display-name="Heading4 Char Char" style:family="text" style:parent-style-name="Default_20_Paragraph_20_Font" loext:linked-style-name="Heading4">
      <style:text-properties fo:color="#333333" loext:opacity="100%" fo:font-size="12pt" style:font-name-asian="Times New Roman2" style:font-family-asian="'Times New Roman'" style:font-family-generic-asian="system" style:font-pitch-asian="variable" style:font-size-asian="12pt"/>
    </style:style>
    <style:style style:name="doan_20_Char" style:display-name="doan Char" style:family="text" loext:linked-style-name="Doan">
      <style:text-properties style:font-name="Times New Roman1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Body_20_Text_20_Indent_20_2_20_Char" style:display-name="Body Text Indent 2 Char" style:family="text" style:parent-style-name="Default_20_Paragraph_20_Font" loext:linked-style-name="Body_20_Text_20_Indent_20_2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/>
    </style:style>
    <style:style style:name="articletitle" style:family="text"/>
    <style:style style:name="Code_20_Char" style:display-name="Code Char" style:family="text" loext:linked-style-name="Code">
      <style:text-properties style:font-name="Courier New1" fo:font-family="'Courier New'" style:font-family-generic="roman" style:font-pitch="variable" style:font-name-asian="Times New Roman2" style:font-family-asian="'Times New Roman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Heading_20_2_20_Char" style:display-name="Heading 2 Char" style:family="text" style:parent-style-name="Default_20_Paragraph_20_Font" loext:linked-style-name="Heading_20_2">
      <style:text-properties fo:font-size="13pt" fo:font-weight="bold" style:letter-kerning="true" style:font-name-asian="Times New Roman2" style:font-family-asian="'Times New Roman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4pt" style:font-style-complex="italic"/>
    </style:style>
    <style:style style:name="Heading_20_3_20_Char" style:display-name="Heading 3 Char" style:family="text" style:parent-style-name="Default_20_Paragraph_20_Font" loext:linked-style-name="Heading_20_3">
      <style:text-properties fo:font-size="13pt" fo:font-weight="bold" style:letter-kerning="true" style:font-name-asian="Times New Roman2" style:font-family-asian="'Times New Roman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style-complex="italic" style:font-weight-complex="bold"/>
    </style:style>
    <style:style style:name="Heading_20_4_20_Char" style:display-name="Heading 4 Char" style:family="text" style:parent-style-name="Default_20_Paragraph_20_Font" loext:linked-style-name="Heading_20_4">
      <style:text-properties fo:font-size="13pt" fo:font-weight="bold" style:letter-kerning="true" style:font-name-asian="Times New Roman2" style:font-family-asian="'Times New Roman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4pt" style:font-style-complex="italic"/>
    </style:style>
    <style:style style:name="Heading_20_5_20_Char" style:display-name="Heading 5 Char" style:family="text" style:parent-style-name="Default_20_Paragraph_20_Font" loext:linked-style-name="Heading_20_5">
      <style:text-properties fo:font-size="13pt" fo:font-weight="bold" style:letter-kerning="true" style:font-name-asian="Times New Roman2" style:font-family-asian="'Times New Roman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3pt" style:font-weight-complex="bold"/>
    </style:style>
    <style:style style:name="Heading_20_6_20_Char" style:display-name="Heading 6 Char" style:family="text" style:parent-style-name="Default_20_Paragraph_20_Font" loext:linked-style-name="Heading_20_6">
      <style:text-properties fo:font-size="13pt" fo:font-weight="bold" style:letter-kerning="true" style:font-name-asian="Times New Roman2" style:font-family-asian="'Times New Roman'" style:font-family-generic-asian="system" style:font-pitch-asian="variable" style:font-size-asian="13pt" style:font-weight-asian="bold" style:font-name-complex="Arial1" style:font-family-complex="Arial" style:font-family-generic-complex="system" style:font-pitch-complex="variable" style:font-size-complex="11pt"/>
    </style:style>
    <style:style style:name="Heading_20_7_20_Char" style:display-name="Heading 7 Char" style:family="text" style:parent-style-name="Default_20_Paragraph_20_Font" loext:linked-style-name="Heading_20_7">
      <style:text-properties style:font-name="Arial" fo:font-family="Arial" style:font-family-generic="roman" style:font-pitch="variable" style:font-name-asian="Times New Roman2" style:font-family-asian="'Times New Roman'" style:font-family-generic-asian="system" style:font-pitch-asian="variable"/>
    </style:style>
    <style:style style:name="Heading_20_8_20_Char" style:display-name="Heading 8 Char" style:family="text" style:parent-style-name="Default_20_Paragraph_20_Font" loext:linked-style-name="Heading_20_8">
      <style:text-properties style:font-name="Arial" fo:font-family="Arial" style:font-family-generic="roman" style:font-pitch="variable" fo:font-style="italic" style:font-name-asian="Times New Roman2" style:font-family-asian="'Times New Roman'" style:font-family-generic-asian="system" style:font-pitch-asian="variable" style:font-style-asian="italic"/>
    </style:style>
    <style:style style:name="Heading_20_9_20_Char" style:display-name="Heading 9 Char" style:family="text" style:parent-style-name="Default_20_Paragraph_20_Font" loext:linked-style-name="Heading_20_9">
      <style:text-properties style:font-name="Arial" fo:font-family="Arial" style:font-family-generic="roman" style:font-pitch="variable" fo:font-size="9pt" fo:font-style="italic" fo:font-weight="bold" style:font-name-asian="Times New Roman2" style:font-family-asian="'Times New Roman'" style:font-family-generic-asian="system" style:font-pitch-asian="variable" style:font-size-asian="9pt" style:font-style-asian="italic" style:font-weight-asian="bold"/>
    </style:style>
    <style:style style:name="Header_20_Char" style:display-name="Header Char" style:family="text" style:parent-style-name="Default_20_Paragraph_20_Font" loext:linked-style-name="Header">
      <style:text-properties style:font-name="Times New Roman1" fo:font-family="'Times New Roman'" style:font-family-generic="roman" style:font-pitch="variable" fo:font-size="12pt" fo:language="vi" fo:country="VN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Footer_20_Char" style:display-name="Footer Char" style:family="text" style:parent-style-name="Default_20_Paragraph_20_Font" loext:linked-style-name="Footer">
      <style:text-properties style:font-name="Times New Roman1" fo:font-family="'Times New Roman'" style:font-family-generic="roman" style:font-pitch="variable" fo:font-size="12pt" fo:language="vi" fo:country="VN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line_20_number" style:display-name="line number" style:family="text" style:parent-style-name="Default_20_Paragraph_20_Font"/>
    <style:style style:name="page_20_number" style:display-name="page number" style:family="text" style:parent-style-name="Default_20_Paragraph_20_Font"/>
    <style:style style:name="Endnote_20_Symbol" style:display-name="Endnote Symbol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Title_20_Char" style:display-name="Title Char" style:family="text" style:parent-style-name="Default_20_Paragraph_20_Font" loext:linked-style-name="Title">
      <style:text-properties style:font-name="Times New Roman1" fo:font-family="'Times New Roman'" style:font-family-generic="roman" style:font-pitch="variable" fo:font-size="14pt" fo:language="vi" fo:country="VN" fo:font-weight="bold" style:letter-kerning="true" style:font-name-asian="Times New Roman2" style:font-family-asian="'Times New Roman'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6pt" style:font-weight-complex="bold"/>
    </style:style>
    <style:style style:name="Body_20_Text_20_Indent_20_Char" style:display-name="Body Text Indent Char" style:family="text" style:parent-style-name="Default_20_Paragraph_20_Font">
      <style:text-properties style:font-name="Times New Roman1" fo:font-family="'Times New Roman'" style:font-family-generic="roman" style:font-pitch="variable" fo:font-size="14pt" fo:language="vi" fo:country="VN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Salutation_20_Char" style:display-name="Salutation Char" style:family="text" style:parent-style-name="Default_20_Paragraph_20_Font">
      <style:text-properties style:font-name="Times New Roman1" fo:font-family="'Times New Roman'" style:font-family-generic="roman" style:font-pitch="variable" fo:font-size="14pt" fo:language="vi" fo:country="VN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fo:font-size="14pt" style:text-underline-style="solid" style:text-underline-width="auto" style:text-underline-color="font-color" style:font-size-asian="14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Strong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Document_20_Map_20_Char" style:display-name="Document Map Char" style:family="text" style:parent-style-name="Default_20_Paragraph_20_Font" loext:linked-style-name="Document_20_Map">
      <style:text-properties style:font-name="Tahoma" fo:font-family="Tahoma" style:font-family-generic="roman" style:font-pitch="variable" fo:font-size="14pt" fo:language="vi" fo:country="VN" fo:background-color="#000080" style:font-name-asian="Times New Roman2" style:font-family-asian="'Times New Roman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2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fo:language="vi" fo:country="VN" style:font-name-asian="Times New Roman2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Balloon_20_Text_20_Char" style:display-name="Balloon Text Char" style:family="text" style:parent-style-name="Default_20_Paragraph_20_Font" loext:linked-style-name="Balloon_20_Text">
      <style:text-properties style:font-name="Tahoma" fo:font-family="Tahoma" style:font-family-generic="roman" style:font-pitch="variable" fo:font-size="8pt" fo:language="vi" fo:country="VN" style:font-name-asian="Times New Roman2" style:font-family-asian="'Times New Roman'" style:font-family-generic-asian="system" style:font-pitch-asian="variable" style:font-size-asian="8pt" style:font-name-complex="Times New Roman2" style:font-family-complex="'Times New Roman'" style:font-family-generic-complex="system" style:font-pitch-complex="variable" style:font-size-complex="8pt"/>
    </style:style>
    <style:style style:name="Quote_20_Char" style:display-name="Quote Char" style:family="text" style:parent-style-name="Default_20_Paragraph_20_Font" loext:linked-style-name="Quote">
      <style:text-properties fo:color="#404040" loext:opacity="100%" style:font-name="Calibri" fo:font-family="Calibri" style:font-family-generic="roman" style:font-pitch="variable" fo:font-style="italic" style:font-name-asian="Calibri1" style:font-family-asian="Calibri" style:font-family-generic-asian="system" style:font-pitch-asian="variable" style:font-style-asian="italic" style:font-name-complex="Times New Roman2" style:font-family-complex="'Times New Roman'" style:font-family-generic-complex="system" style:font-pitch-complex="variable" style:font-style-complex="italic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fo:font-variant="normal" fo:text-transform="none" fo:color="#000000" loext:opacity="100%" style:text-line-through-style="none" style:text-line-through-type="none" style:text-position="0% 100%" fo:letter-spacing="normal" fo:font-style="normal" style:text-underline-style="none" fo:font-weight="normal" style:letter-kerning="false" style:font-style-asian="normal" style:font-weight-asian="normal" style:font-style-complex="normal" style:font-weight-complex="normal" style:text-emphasize="none" text:display="true"/>
    </style:style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39" style:display-name="ListLabel 39" style:family="text">
      <style:text-properties style:font-name-complex="Courier New2" style:font-family-complex="'Courier New'" style:font-family-generic-complex="system" style:font-pitch-complex="variable"/>
    </style:style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/>
    <style:style style:name="ListLabel_20_47" style:display-name="ListLabel 47" style:family="text">
      <style:text-properties fo:color="#000000" loext:opacity="100%" fo:font-size="10pt" style:font-name-asian="Calibri1" style:font-family-asian="Calibri" style:font-family-generic-asian="system" style:font-pitch-asian="variable" style:font-size-asian="10pt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>
      <style:text-properties style:font-name-complex="Courier New2" style:font-family-complex="'Courier New'" style:font-family-generic-complex="system" style:font-pitch-complex="variable"/>
    </style:style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>
      <style:text-properties style:font-name-complex="Courier New2" style:font-family-complex="'Courier New'" style:font-family-generic-complex="system" style:font-pitch-complex="variable"/>
    </style:style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>
      <style:text-properties style:font-name-complex="Courier New2" style:font-family-complex="'Courier New'" style:font-family-generic-complex="system" style:font-pitch-complex="variable"/>
    </style:style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>
      <style:text-properties style:font-name-complex="Courier New2" style:font-family-complex="'Courier New'" style:font-family-generic-complex="system" style:font-pitch-complex="variable"/>
    </style:style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>
      <style:text-properties style:font-name-complex="Courier New2" style:font-family-complex="'Courier New'" style:font-family-generic-complex="system" style:font-pitch-complex="variable"/>
    </style:style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>
      <style:text-properties style:font-name-complex="Courier New2" style:font-family-complex="'Courier New'" style:font-family-generic-complex="system" style:font-pitch-complex="variable"/>
    </style:style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>
      <style:text-properties style:font-name-complex="Courier New2" style:font-family-complex="'Courier New'" style:font-family-generic-complex="system" style:font-pitch-complex="variable"/>
    </style:style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>
      <style:text-properties style:font-name-complex="Courier New2" style:font-family-complex="'Courier New'" style:font-family-generic-complex="system" style:font-pitch-complex="variable"/>
    </style:style>
    <style:style style:name="ListLabel_20_91" style:display-name="ListLabel 91" style:family="text"/>
    <style:style style:name="ListLabel_20_92" style:display-name="ListLabel 9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3" style:display-name="ListLabel 93" style:family="text">
      <style:text-properties style:font-name-complex="Courier New2" style:font-family-complex="'Courier New'" style:font-family-generic-complex="system" style:font-pitch-complex="variable"/>
    </style:style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>
      <style:text-properties style:font-name-complex="Courier New2" style:font-family-complex="'Courier New'" style:font-family-generic-complex="system" style:font-pitch-complex="variable"/>
    </style:style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>
      <style:text-properties style:font-name-complex="Courier New2" style:font-family-complex="'Courier New'" style:font-family-generic-complex="system" style:font-pitch-complex="variable"/>
    </style:style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/>
    <style:style style:name="ListLabel_20_147" style:display-name="ListLabel 147" style:family="text"/>
    <style:style style:name="ListLabel_20_148" style:display-name="ListLabel 148" style:family="text"/>
    <style:style style:name="ListLabel_20_149" style:display-name="ListLabel 149" style:family="text"/>
    <style:style style:name="ListLabel_20_150" style:display-name="ListLabel 150" style:family="text"/>
    <style:style style:name="ListLabel_20_151" style:display-name="ListLabel 151" style:family="text"/>
    <style:style style:name="ListLabel_20_152" style:display-name="ListLabel 152" style:family="text"/>
    <style:style style:name="ListLabel_20_153" style:display-name="ListLabel 153" style:family="text"/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65" style:display-name="ListLabel 165" style:family="text">
      <style:text-properties style:font-name-complex="Courier New2" style:font-family-complex="'Courier New'" style:font-family-generic-complex="system" style:font-pitch-complex="variable"/>
    </style:style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>
      <style:text-properties style:font-name-complex="Courier New2" style:font-family-complex="'Courier New'" style:font-family-generic-complex="system" style:font-pitch-complex="variable"/>
    </style:style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>
      <style:text-properties style:font-name-complex="Courier New2" style:font-family-complex="'Courier New'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74" style:display-name="ListLabel 174" style:family="text">
      <style:text-properties style:font-name-complex="Courier New2" style:font-family-complex="'Courier New'" style:font-family-generic-complex="system" style:font-pitch-complex="variable"/>
    </style:style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>
      <style:text-properties style:font-name-complex="Courier New2" style:font-family-complex="'Courier New'" style:font-family-generic-complex="system" style:font-pitch-complex="variable"/>
    </style:style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>
      <style:text-properties style:font-name-complex="Courier New2" style:font-family-complex="'Courier New'" style:font-family-generic-complex="system" style:font-pitch-complex="variable"/>
    </style:style>
    <style:style style:name="ListLabel_20_181" style:display-name="ListLabel 181" style:family="text"/>
    <style:style style:name="ListLabel_20_182" style:display-name="ListLabel 182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83" style:display-name="ListLabel 183" style:family="text">
      <style:text-properties style:font-name-complex="Courier New2" style:font-family-complex="'Courier New'" style:font-family-generic-complex="system" style:font-pitch-complex="variable"/>
    </style:style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>
      <style:text-properties style:font-name-complex="Courier New2" style:font-family-complex="'Courier New'" style:font-family-generic-complex="system" style:font-pitch-complex="variable"/>
    </style:style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>
      <style:text-properties style:font-name-complex="Courier New2" style:font-family-complex="'Courier New'" style:font-family-generic-complex="system" style:font-pitch-complex="variable"/>
    </style:style>
    <style:style style:name="ListLabel_20_190" style:display-name="ListLabel 190" style:family="text"/>
    <style:style style:name="ListLabel_20_191" style:display-name="ListLabel 191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192" style:display-name="ListLabel 192" style:family="text">
      <style:text-properties style:font-name-complex="Courier New2" style:font-family-complex="'Courier New'" style:font-family-generic-complex="system" style:font-pitch-complex="variable"/>
    </style:style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>
      <style:text-properties style:font-name-complex="Courier New2" style:font-family-complex="'Courier New'" style:font-family-generic-complex="system" style:font-pitch-complex="variable"/>
    </style:style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>
      <style:text-properties style:font-name-complex="Courier New2" style:font-family-complex="'Courier New'" style:font-family-generic-complex="system" style:font-pitch-complex="variable"/>
    </style:style>
    <style:style style:name="ListLabel_20_199" style:display-name="ListLabel 199" style:family="text"/>
    <style:style style:name="ListLabel_20_200" style:display-name="ListLabel 200" style:family="text">
      <style:text-properties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01" style:display-name="ListLabel 201" style:family="text">
      <style:text-properties style:font-name-complex="Courier New2" style:font-family-complex="'Courier New'" style:font-family-generic-complex="system" style:font-pitch-complex="variable"/>
    </style:style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>
      <style:text-properties style:font-name-complex="Courier New2" style:font-family-complex="'Courier New'" style:font-family-generic-complex="system" style:font-pitch-complex="variable"/>
    </style:style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>
      <style:text-properties style:font-name-complex="Courier New2" style:font-family-complex="'Courier New'" style:font-family-generic-complex="system" style:font-pitch-complex="variable"/>
    </style:style>
    <style:style style:name="ListLabel_20_208" style:display-name="ListLabel 208" style:family="text"/>
    <style:style style:name="ListLabel_20_209" style:display-name="ListLabel 209" style:family="text">
      <style:text-properties style:font-name-asian="Calibri1" style:font-family-asian="Calibri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10" style:display-name="ListLabel 210" style:family="text">
      <style:text-properties style:font-name-complex="Courier New2" style:font-family-complex="'Courier New'" style:font-family-generic-complex="system" style:font-pitch-complex="variable"/>
    </style:style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>
      <style:text-properties style:font-name-complex="Courier New2" style:font-family-complex="'Courier New'" style:font-family-generic-complex="system" style:font-pitch-complex="variable"/>
    </style:style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>
      <style:text-properties style:font-name-complex="Courier New2" style:font-family-complex="'Courier New'" style:font-family-generic-complex="system" style:font-pitch-complex="variable"/>
    </style:style>
    <style:style style:name="ListLabel_20_217" style:display-name="ListLabel 217" style:family="text"/>
    <style:style style:name="ListLabel_20_218" style:display-name="ListLabel 218" style:family="text">
      <style:text-properties fo:color="#1c1e20" loext:opacity="100%" fo:font-size="14pt" style:font-name-asian="Times New Roman2" style:font-family-asian="'Times New Roman'" style:font-family-generic-asian="system" style:font-pitch-asian="variable" style:font-size-asian="14pt" style:language-asian="en" style:country-asian="US" style:font-name-complex="Times New Roman2" style:font-family-complex="'Times New Roman'" style:font-family-generic-complex="system" style:font-pitch-complex="variable" style:font-size-complex="14pt" style:language-complex="ar" style:country-complex="SA" style:text-scale="100%"/>
    </style:style>
    <style:style style:name="ListLabel_20_219" style:display-name="ListLabel 219" style:family="text">
      <style:text-properties style:language-asian="en" style:country-asian="US" style:language-complex="ar" style:country-complex="SA" style:text-scale="99%"/>
    </style:style>
    <style:style style:name="ListLabel_20_220" style:display-name="ListLabel 220" style:family="text">
      <style:text-properties fo:color="#1c1e20" loext:opacity="100%" fo:font-size="10pt" style:font-name-asian="Courier New2" style:font-family-asian="'Courier New'" style:font-family-generic-asian="system" style:font-pitch-asian="variable" style:font-size-asian="10pt" style:language-asian="en" style:country-asian="US" style:font-name-complex="Courier New2" style:font-family-complex="'Courier New'" style:font-family-generic-complex="system" style:font-pitch-complex="variable" style:font-size-complex="10pt" style:language-complex="ar" style:country-complex="SA" style:text-scale="99%"/>
    </style:style>
    <style:style style:name="ListLabel_20_221" style:display-name="ListLabel 221" style:family="text">
      <style:text-properties fo:color="#1c1e20" loext:opacity="100%" fo:font-size="10pt" style:font-name-asian="Wingdings1" style:font-family-asian="Wingdings" style:font-family-generic-asian="system" style:font-pitch-asian="variable" style:font-size-asian="10pt" style:language-asian="en" style:country-asian="US" style:font-name-complex="Wingdings1" style:font-family-complex="Wingdings" style:font-family-generic-complex="system" style:font-pitch-complex="variable" style:font-size-complex="10pt" style:language-complex="ar" style:country-complex="SA" style:text-scale="99%"/>
    </style:style>
    <style:style style:name="ListLabel_20_222" style:display-name="ListLabel 222" style:family="text">
      <style:text-properties style:language-asian="en" style:country-asian="US" style:language-complex="ar" style:country-complex="SA"/>
    </style:style>
    <style:style style:name="ListLabel_20_223" style:display-name="ListLabel 223" style:family="text">
      <style:text-properties style:language-asian="en" style:country-asian="US" style:language-complex="ar" style:country-complex="SA"/>
    </style:style>
    <style:style style:name="ListLabel_20_224" style:display-name="ListLabel 224" style:family="text">
      <style:text-properties style:language-asian="en" style:country-asian="US" style:language-complex="ar" style:country-complex="SA"/>
    </style:style>
    <style:style style:name="ListLabel_20_225" style:display-name="ListLabel 225" style:family="text">
      <style:text-properties style:language-asian="en" style:country-asian="US" style:language-complex="ar" style:country-complex="SA"/>
    </style:style>
    <style:style style:name="ListLabel_20_226" style:display-name="ListLabel 226" style:family="text">
      <style:text-properties style:language-asian="en" style:country-asian="US" style:language-complex="ar" style:country-complex="SA"/>
    </style:style>
    <style:style style:name="ListLabel_20_227" style:display-name="ListLabel 227" style:family="text">
      <style:text-properties fo:color="#1c1e20" loext:opacity="100%" style:font-name-asian="Times New Roman2" style:font-family-asian="'Times New Roman'" style:font-family-generic-asian="system" style:font-pitch-asian="variable" style:font-name-complex="Times New Roman2" style:font-family-complex="'Times New Roman'" style:font-family-generic-complex="system" style:font-pitch-complex="variable"/>
    </style:style>
    <style:style style:name="ListLabel_20_228" style:display-name="ListLabel 228" style:family="text">
      <style:text-properties style:font-name-complex="Courier New2" style:font-family-complex="'Courier New'" style:font-family-generic-complex="system" style:font-pitch-complex="variable"/>
    </style:style>
    <style:style style:name="ListLabel_20_229" style:display-name="ListLabel 229" style:family="text"/>
    <style:style style:name="ListLabel_20_230" style:display-name="ListLabel 230" style:family="text"/>
    <style:style style:name="ListLabel_20_231" style:display-name="ListLabel 231" style:family="text">
      <style:text-properties style:font-name-complex="Courier New2" style:font-family-complex="'Courier New'" style:font-family-generic-complex="system" style:font-pitch-complex="variable"/>
    </style:style>
    <style:style style:name="ListLabel_20_232" style:display-name="ListLabel 232" style:family="text"/>
    <style:style style:name="ListLabel_20_233" style:display-name="ListLabel 233" style:family="text"/>
    <style:style style:name="ListLabel_20_234" style:display-name="ListLabel 234" style:family="text">
      <style:text-properties style:font-name-complex="Courier New2" style:font-family-complex="'Courier New'" style:font-family-generic-complex="system" style:font-pitch-complex="variable"/>
    </style:style>
    <style:style style:name="ListLabel_20_235" style:display-name="ListLabel 235" style:family="text"/>
    <style:style style:name="ListLabel_20_236" style:display-name="ListLabel 236" style:family="text">
      <style:text-properties fo:font-size="13pt" style:font-name-asian="Times New Roman2" style:font-family-asian="'Times New Roman'" style:font-family-generic-asian="system" style:font-pitch-asian="variable" style:font-size-asian="13pt" style:language-asian="en" style:country-asian="US" style:font-name-complex="Times New Roman2" style:font-family-complex="'Times New Roman'" style:font-family-generic-complex="system" style:font-pitch-complex="variable" style:font-size-complex="13pt" style:language-complex="ar" style:country-complex="SA" style:text-scale="99%"/>
    </style:style>
    <style:style style:name="ListLabel_20_237" style:display-name="ListLabel 237" style:family="text">
      <style:text-properties style:language-asian="en" style:country-asian="US" style:language-complex="ar" style:country-complex="SA"/>
    </style:style>
    <style:style style:name="ListLabel_20_238" style:display-name="ListLabel 238" style:family="text">
      <style:text-properties style:language-asian="en" style:country-asian="US" style:language-complex="ar" style:country-complex="SA"/>
    </style:style>
    <style:style style:name="ListLabel_20_239" style:display-name="ListLabel 239" style:family="text">
      <style:text-properties style:language-asian="en" style:country-asian="US" style:language-complex="ar" style:country-complex="SA"/>
    </style:style>
    <style:style style:name="ListLabel_20_240" style:display-name="ListLabel 240" style:family="text">
      <style:text-properties style:language-asian="en" style:country-asian="US" style:language-complex="ar" style:country-complex="SA"/>
    </style:style>
    <style:style style:name="ListLabel_20_241" style:display-name="ListLabel 241" style:family="text">
      <style:text-properties style:language-asian="en" style:country-asian="US" style:language-complex="ar" style:country-complex="SA"/>
    </style:style>
    <style:style style:name="ListLabel_20_242" style:display-name="ListLabel 242" style:family="text">
      <style:text-properties style:language-asian="en" style:country-asian="US" style:language-complex="ar" style:country-complex="SA"/>
    </style:style>
    <style:style style:name="ListLabel_20_243" style:display-name="ListLabel 243" style:family="text">
      <style:text-properties style:language-asian="en" style:country-asian="US" style:language-complex="ar" style:country-complex="SA"/>
    </style:style>
    <style:style style:name="ListLabel_20_244" style:display-name="ListLabel 244" style:family="text">
      <style:text-properties style:language-asian="en" style:country-asian="US" style:language-complex="ar" style:country-complex="SA"/>
    </style:style>
    <text:outline-style style:name="Outline">
      <text:outline-level-style text:level="1" text:style-name="ListLabel_20_1" loext:num-list-format="Chương %1%. " style:num-prefix="Chương " style:num-suffix=". 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text:style-name="ListLabel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6957in" fo:text-indent="-0.4in" fo:margin-left="0.6957in"/>
        </style:list-level-properties>
      </text:outline-level-style>
      <text:outline-level-style text:level="3" text:style-name="ListLabel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ListLabel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ListLabel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ListLabel_20_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ListLabel_20_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ListLabel_20_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ListLabel_20_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Chương%1%." style:num-prefix="Chương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11" loext:num-list-format="%1%.%2%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ListLabel_20_12" loext:num-list-format="%1%.%2%.%3%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ListLabel_20_13" loext:num-list-format="%1%.%2%.%3%.%4%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ListLabel_20_14" loext:num-list-format="%1%.%2%.%3%.%4%.%5%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ListLabel_20_15" loext:num-list-format="%1%.%2%.%3%.%4%.%5%.%6%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ListLabel_20_16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7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8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3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3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34" loext:num-list-format="%1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35" loext:num-list-format="%1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8945in" fo:text-indent="-0.25in" fo:margin-left="0.894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37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38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6437in"/>
        </style:list-level-properties>
        <style:text-properties style:font-name="Elephant"/>
      </text:list-level-style-bullet>
      <text:list-level-style-bullet text:level="2" text:style-name="ListLabel_20_3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Courier New'"/>
      </text:list-level-style-bullet>
      <text:list-level-style-bullet text:level="3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text:style-name="ListLabel_20_41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4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Courier New'"/>
      </text:list-level-style-bullet>
      <text:list-level-style-bullet text:level="6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text:style-name="ListLabel_20_4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4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Courier New'"/>
      </text:list-level-style-bullet>
      <text:list-level-style-bullet text:level="9" text:style-name="ListLabel_20_4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47" loext:num-list-format="+" style:num-suffix="+" text:bullet-char="+">
        <style:list-level-properties text:list-level-position-and-space-mode="label-alignment">
          <style:list-level-label-alignment text:label-followed-by="listtab" fo:text-indent="-0.25in" fo:margin-left="1.2in"/>
        </style:list-level-properties>
        <style:text-properties style:font-name="Segoe UI"/>
      </text:list-level-style-bullet>
      <text:list-level-style-bullet text:level="2" text:style-name="ListLabel_20_4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7in"/>
        </style:list-level-properties>
        <style:text-properties fo:font-family="'Courier New'"/>
      </text:list-level-style-bullet>
      <text:list-level-style-bullet text:level="3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2in"/>
        </style:list-level-properties>
        <style:text-properties style:font-name="Wingdings"/>
      </text:list-level-style-bullet>
      <text:list-level-style-bullet text:level="4" text:style-name="ListLabel_20_5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7in"/>
        </style:list-level-properties>
        <style:text-properties style:font-name="Symbol"/>
      </text:list-level-style-bullet>
      <text:list-level-style-bullet text:level="5" text:style-name="ListLabel_20_5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2in"/>
        </style:list-level-properties>
        <style:text-properties fo:font-family="'Courier New'"/>
      </text:list-level-style-bullet>
      <text:list-level-style-bullet text:level="6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7in"/>
        </style:list-level-properties>
        <style:text-properties style:font-name="Wingdings"/>
      </text:list-level-style-bullet>
      <text:list-level-style-bullet text:level="7" text:style-name="ListLabel_20_5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2in"/>
        </style:list-level-properties>
        <style:text-properties style:font-name="Symbol"/>
      </text:list-level-style-bullet>
      <text:list-level-style-bullet text:level="8" text:style-name="ListLabel_20_5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7in"/>
        </style:list-level-properties>
        <style:text-properties fo:font-family="'Courier New'"/>
      </text:list-level-style-bullet>
      <text:list-level-style-bullet text:level="9" text:style-name="ListLabel_20_5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2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56" loext:num-list-format="" style:num-suffix="" text:bullet-char="">
        <style:list-level-properties text:list-level-position-and-space-mode="label-alignment">
          <style:list-level-label-alignment text:label-followed-by="listtab" fo:text-indent="-0.25in" fo:margin-left="1.4in"/>
        </style:list-level-properties>
        <style:text-properties style:font-name="Wingdings"/>
      </text:list-level-style-bullet>
      <text:list-level-style-bullet text:level="2" text:style-name="ListLabel_20_5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in"/>
        </style:list-level-properties>
        <style:text-properties fo:font-family="'Courier New'"/>
      </text:list-level-style-bullet>
      <text:list-level-style-bullet text:level="3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in"/>
        </style:list-level-properties>
        <style:text-properties style:font-name="Wingdings"/>
      </text:list-level-style-bullet>
      <text:list-level-style-bullet text:level="4" text:style-name="ListLabel_20_5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in"/>
        </style:list-level-properties>
        <style:text-properties style:font-name="Symbol"/>
      </text:list-level-style-bullet>
      <text:list-level-style-bullet text:level="5" text:style-name="ListLabel_20_6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in"/>
        </style:list-level-properties>
        <style:text-properties fo:font-family="'Courier New'"/>
      </text:list-level-style-bullet>
      <text:list-level-style-bullet text:level="6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in"/>
        </style:list-level-properties>
        <style:text-properties style:font-name="Wingdings"/>
      </text:list-level-style-bullet>
      <text:list-level-style-bullet text:level="7" text:style-name="ListLabel_20_6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in"/>
        </style:list-level-properties>
        <style:text-properties style:font-name="Symbol"/>
      </text:list-level-style-bullet>
      <text:list-level-style-bullet text:level="8" text:style-name="ListLabel_20_6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in"/>
        </style:list-level-properties>
        <style:text-properties fo:font-family="'Courier New'"/>
      </text:list-level-style-bullet>
      <text:list-level-style-bullet text:level="9" text:style-name="ListLabel_20_6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6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6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in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6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7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5in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7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7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number text:level="1" text:style-name="ListLabel_20_74" loext:num-list-format="%1%.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2in"/>
        </style:list-level-properties>
      </text:list-level-style-number>
      <text:list-level-style-number text:level="2" text:style-name="ListLabel_20_7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7in"/>
        </style:list-level-properties>
      </text:list-level-style-number>
      <text:list-level-style-number text:level="3" text:style-name="ListLabel_20_7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2in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7in"/>
        </style:list-level-properties>
      </text:list-level-style-number>
      <text:list-level-style-number text:level="5" text:style-name="ListLabel_20_7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2in"/>
        </style:list-level-properties>
      </text:list-level-style-number>
      <text:list-level-style-number text:level="6" text:style-name="ListLabel_20_7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7in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4.2in"/>
        </style:list-level-properties>
      </text:list-level-style-number>
      <text:list-level-style-number text:level="8" text:style-name="ListLabel_20_8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7in"/>
        </style:list-level-properties>
      </text:list-level-style-number>
      <text:list-level-style-number text:level="9" text:style-name="ListLabel_20_8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83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4in"/>
        </style:list-level-properties>
      </text:list-level-style-number>
      <text:list-level-style-bullet text:level="2" text:style-name="ListLabel_20_8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9in"/>
        </style:list-level-properties>
        <style:text-properties fo:font-family="'Courier New'"/>
      </text:list-level-style-bullet>
      <text:list-level-style-bullet text:level="3" text:style-name="ListLabel_20_8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2.4in"/>
        </style:list-level-properties>
        <style:text-properties style:font-name="Wingdings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9in"/>
        </style:list-level-properties>
        <style:text-properties style:font-name="Symbol"/>
      </text:list-level-style-bullet>
      <text:list-level-style-bullet text:level="5" text:style-name="ListLabel_20_8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3.4in"/>
        </style:list-level-properties>
        <style:text-properties fo:font-family="'Courier New'"/>
      </text:list-level-style-bullet>
      <text:list-level-style-bullet text:level="6" text:style-name="ListLabel_20_8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9in"/>
        </style:list-level-properties>
        <style:text-properties style:font-name="Wingdings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4.4in"/>
        </style:list-level-properties>
        <style:text-properties style:font-name="Symbol"/>
      </text:list-level-style-bullet>
      <text:list-level-style-bullet text:level="8" text:style-name="ListLabel_20_9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9in"/>
        </style:list-level-properties>
        <style:text-properties fo:font-family="'Courier New'"/>
      </text:list-level-style-bullet>
      <text:list-level-style-bullet text:level="9" text:style-name="ListLabel_20_9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5.4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9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9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9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9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9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0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01" loext:num-list-format="%1%.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ListLabel_20_10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ListLabel_20_10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ListLabel_20_10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ListLabel_20_10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ListLabel_20_106" loext:num-list-format="%1%.%2%.%3%.%4%.%5%.%6%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ListLabel_20_107" loext:num-list-format="%1%.%2%.%3%.%4%.%5%.%6%.%7%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ListLabel_20_108" loext:num-list-format="%1%.%2%.%3%.%4%.%5%.%6%.%7%.%8%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ListLabel_20_10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19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22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25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number text:level="1" text:style-name="ListLabel_20_146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Label_20_149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Label_20_152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155" loext:num-list-format="%1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164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6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6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6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6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7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7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173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7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7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7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8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182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8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8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8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8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89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0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1">
      <text:list-level-style-bullet text:level="1" text:style-name="ListLabel_20_191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192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193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95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196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9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19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2">
      <text:list-level-style-bullet text:level="1" text:style-name="ListLabel_20_200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0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0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0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0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07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08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3">
      <text:list-level-style-bullet text:level="1" text:style-name="ListLabel_20_209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/>
      </text:list-level-style-bullet>
      <text:list-level-style-bullet text:level="2" text:style-name="ListLabel_20_21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212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13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215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16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217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4">
      <text:list-level-style-bullet text:level="1" text:style-name="ListLabel_20_218" loext:num-list-format="-" style:num-suffix="-" text:bullet-char="-">
        <style:list-level-properties text:list-level-position-and-space-mode="label-alignment">
          <style:list-level-label-alignment text:label-followed-by="listtab" fo:text-indent="-0.1335in" fo:margin-left="0.0693in"/>
        </style:list-level-properties>
        <style:text-properties fo:font-family="'Times New Roman'"/>
      </text:list-level-style-bullet>
      <text:list-level-style-bullet text:level="2" text:style-name="ListLabel_20_219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0.5693in"/>
        </style:list-level-properties>
      </text:list-level-style-bullet>
      <text:list-level-style-bullet text:level="3" text:style-name="ListLabel_20_220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0693in"/>
        </style:list-level-properties>
        <style:text-properties fo:font-family="'Courier New'"/>
      </text:list-level-style-bullet>
      <text:list-level-style-bullet text:level="4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5693in"/>
        </style:list-level-properties>
        <style:text-properties style:font-name="Wingdings"/>
      </text:list-level-style-bullet>
      <text:list-level-style-bullet text:level="5" text:style-name="ListLabel_20_22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bullet>
      <text:list-level-style-bullet text:level="6" text:style-name="ListLabel_20_22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217in"/>
        </style:list-level-properties>
      </text:list-level-style-bullet>
      <text:list-level-style-bullet text:level="7" text:style-name="ListLabel_20_22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748in"/>
        </style:list-level-properties>
      </text:list-level-style-bullet>
      <text:list-level-style-bullet text:level="8" text:style-name="ListLabel_20_22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4736in"/>
        </style:list-level-properties>
      </text:list-level-style-bullet>
      <text:list-level-style-bullet text:level="9" text:style-name="ListLabel_20_22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5">
      <text:list-level-style-bullet text:level="1" text:style-name="ListLabel_20_227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Times New Roman'"/>
      </text:list-level-style-bullet>
      <text:list-level-style-bullet text:level="2" text:style-name="ListLabel_20_228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'Courier New'"/>
      </text:list-level-style-bullet>
      <text:list-level-style-bullet text:level="3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Wingdings"/>
      </text:list-level-style-bullet>
      <text:list-level-style-bullet text:level="4" text:style-name="ListLabel_20_230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Symbol"/>
      </text:list-level-style-bullet>
      <text:list-level-style-bullet text:level="5" text:style-name="ListLabel_20_231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fo:font-family="'Courier New'"/>
      </text:list-level-style-bullet>
      <text:list-level-style-bullet text:level="6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Wingdings"/>
      </text:list-level-style-bullet>
      <text:list-level-style-bullet text:level="7" text:style-name="ListLabel_20_233" loext:num-list-format="" style:num-suffix="" text:bullet-char="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Symbol"/>
      </text:list-level-style-bullet>
      <text:list-level-style-bullet text:level="8" text:style-name="ListLabel_20_234" loext:num-list-format="o" style:num-suffix="o" text:bullet-char="o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fo:font-family="'Courier New'"/>
      </text:list-level-style-bullet>
      <text:list-level-style-bullet text:level="9" text:style-name="ListLabel_20_235" loext:num-list-format="" style:num-suffix="" text:bullet-char="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6">
      <text:list-level-style-bullet text:level="1" text:style-name="ListLabel_20_236" loext:num-list-format="-" style:num-suffix="-" text:bullet-char="-">
        <style:list-level-properties text:list-level-position-and-space-mode="label-alignment">
          <style:list-level-label-alignment text:label-followed-by="listtab" fo:text-indent="-0.25in" fo:margin-left="0.5693in"/>
        </style:list-level-properties>
        <style:text-properties fo:font-family="'Times New Roman'"/>
      </text:list-level-style-bullet>
      <text:list-level-style-bullet text:level="2" text:style-name="ListLabel_20_23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178in"/>
        </style:list-level-properties>
      </text:list-level-style-bullet>
      <text:list-level-style-bullet text:level="3" text:style-name="ListLabel_20_23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862in"/>
        </style:list-level-properties>
      </text:list-level-style-bullet>
      <text:list-level-style-bullet text:level="4" text:style-name="ListLabel_20_23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3945in"/>
        </style:list-level-properties>
      </text:list-level-style-bullet>
      <text:list-level-style-bullet text:level="5" text:style-name="ListLabel_20_2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028in"/>
        </style:list-level-properties>
      </text:list-level-style-bullet>
      <text:list-level-style-bullet text:level="6" text:style-name="ListLabel_20_24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11in"/>
        </style:list-level-properties>
      </text:list-level-style-bullet>
      <text:list-level-style-bullet text:level="7" text:style-name="ListLabel_20_24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193in"/>
        </style:list-level-properties>
      </text:list-level-style-bullet>
      <text:list-level-style-bullet text:level="8" text:style-name="ListLabel_20_2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28in"/>
        </style:list-level-properties>
      </text:list-level-style-bullet>
      <text:list-level-style-bullet text:level="9" text:style-name="ListLabel_20_24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362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1528in" fo:margin-bottom="0.1945in" fo:margin-left="0.9307in" fo:margin-right="0.9165in" style:writing-mode="lr-tb" style:layout-grid-color="#c0c0c0" style:layout-grid-lines="2705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ed1" style:page-layout-name="Mpm1" draw:style-name="Mdp1"/>
    <style:master-page style:name="Converted2" style:page-layout-name="Mpm1" draw:style-name="Mdp1"/>
    <style:master-page style:name="Converted3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uy phan</meta:initial-creator>
    <meta:editing-cycles>8</meta:editing-cycles>
    <meta:creation-date>2016-06-15T00:47:00</meta:creation-date>
    <dc:date>2023-10-02T18:59:44.686792165</dc:date>
    <meta:editing-duration>PT1H54M49S</meta:editing-duration>
    <meta:generator>LibreOffice/7.5.6.2$Linux_X86_64 LibreOffice_project/50$Build-2</meta:generator>
    <meta:document-statistic meta:table-count="0" meta:image-count="0" meta:object-count="0" meta:page-count="5" meta:paragraph-count="110" meta:word-count="1191" meta:character-count="5553" meta:non-whitespace-character-count="4561"/>
    <meta:user-defined meta:name="AppVersion">16.0000</meta:user-defined>
    <meta:template xlink:type="simple" xlink:actuate="onRequest" xlink:title="Normal.dotm" xlink:href=""/>
  </office:meta>
</office:document-meta>
</file>